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Cyr" svg:font-family="'Arial Cyr'" style:font-family-generic="swiss"/>
    <style:font-face style:name="Arial Cyr1" svg:font-family="'Arial Cyr'" style:font-adornments="Обычный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Caption">
      <style:paragraph-properties fo:text-align="center" style:justify-single-word="false"/>
      <style:text-properties fo:font-style="normal" officeooo:paragraph-rsid="00546bba" style:font-style-asian="normal" style:font-style-complex="normal"/>
    </style:style>
    <style:style style:name="P4" style:family="paragraph" style:parent-style-name="титульный_20_лист">
      <style:text-properties officeooo:rsid="0017db81" officeooo:paragraph-rsid="0017db81"/>
    </style:style>
    <style:style style:name="P5" style:family="paragraph" style:parent-style-name="титульный_20_лист">
      <style:paragraph-properties fo:text-align="center" style:justify-single-word="false"/>
      <style:text-properties officeooo:rsid="0017db81" officeooo:paragraph-rsid="0017db81"/>
    </style:style>
    <style:style style:name="P6" style:family="paragraph" style:parent-style-name="титульный_20_лист">
      <style:text-properties fo:font-size="24pt" officeooo:rsid="0017db81" officeooo:paragraph-rsid="0017db81" style:font-size-asian="24pt" style:font-size-complex="24pt"/>
    </style:style>
    <style:style style:name="P7" style:family="paragraph" style:parent-style-name="титульный_20_лист">
      <style:text-properties fo:font-size="18pt" officeooo:rsid="0017db81" officeooo:paragraph-rsid="0017db81" style:font-size-asian="13.5pt" style:font-size-complex="15.3999996185303pt"/>
    </style:style>
    <style:style style:name="P8" style:family="paragraph" style:parent-style-name="титульный_20_лист">
      <style:paragraph-properties fo:text-align="start" style:justify-single-word="false"/>
      <style:text-properties fo:font-size="14pt" officeooo:rsid="0017db81" officeooo:paragraph-rsid="0017db81" style:font-size-asian="10.5pt" style:font-size-complex="12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1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margin-left="0cm" fo:margin-right="0cm" style:line-height-at-least="0.503cm" fo:text-align="start" style:justify-single-word="false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style:line-height-at-least="0.503cm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3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style:line-height-at-least="0.503cm"/>
      <style:text-properties style:use-window-font-color="true" loext:opacity="0%" fo:language="zxx" fo:country="none" fo:font-style="normal" style:text-underline-style="none" fo:font-weight="normal" officeooo:paragraph-rsid="004fcd8c" fo:background-color="transparent"/>
    </style:style>
    <style:style style:name="P14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officeooo:paragraph-rsid="004fcd8c" fo:background-color="transparent"/>
    </style:style>
    <style:style style:name="P15" style:family="paragraph" style:parent-style-name="Caption">
      <style:paragraph-properties fo:text-align="center" style:justify-single-word="false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16" style:family="paragraph" style:parent-style-name="Caption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8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9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0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officeooo:paragraph-rsid="004fcd8c" fo:background-color="transparent"/>
    </style:style>
    <style:style style:name="P21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officeooo:paragraph-rsid="00491c98" fo:background-color="transparent"/>
    </style:style>
    <style:style style:name="P22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officeooo:paragraph-rsid="002dd889" fo:background-color="transparent"/>
    </style:style>
    <style:style style:name="P23" style:family="paragraph" style:parent-style-name="текст_20_для_20_заданий">
      <style:paragraph-properties ch2_options="{'Style': 'vs', 'Language': 'Python', 'UseCharStyles': 1, 'LineNumberRatio': 100, 'LineNumberStart': 1, 'MasterCharStyle': '', 'ShowLineNumbers': 1, 'ColourizeBackground': 0, 'LineNumberSeparator': '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fo:font-weight="normal" fo:background-color="transparent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4fcd8c" fo:background-color="transparent" style:font-size-asian="10.5pt" style:font-size-complex="10.5pt"/>
    </style:style>
    <style:style style:name="P26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font-size="10.5pt" fo:language="zxx" fo:country="none" fo:font-style="normal" style:text-underline-style="none" fo:font-weight="normal" officeooo:paragraph-rsid="004fcd8c" fo:background-color="transparent" style:font-size-asian="10.5pt" style:font-size-complex="10.5pt"/>
    </style:style>
    <style:style style:name="P28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fo:font-size="10.5pt" fo:language="zxx" fo:country="none" fo:font-style="normal" style:text-underline-style="none" fo:font-weight="normal" officeooo:paragraph-rsid="004fcd8c" fo:background-color="transparent" style:font-size-asian="10.5pt" style:font-size-complex="10.5pt"/>
    </style:style>
    <style:style style:name="P29" style:family="paragraph" style:parent-style-name="Standard">
      <style:paragraph-properties style:line-height-at-least="0.503cm"/>
      <style:text-properties style:use-window-font-color="true" loext:opacity="0%" fo:font-size="10.5pt" fo:language="zxx" fo:country="none" fo:font-style="normal" style:text-underline-style="none" fo:font-weight="normal" officeooo:paragraph-rsid="004fcd8c" fo:background-color="transparent" style:font-size-asian="10.5pt" style:font-size-complex="10.5pt"/>
    </style:style>
    <style:style style:name="P30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 style:line-height-at-least="0.503cm"/>
      <style:text-properties style:use-window-font-color="true" loext:opacity="0%" fo:font-size="10.5pt" fo:language="zxx" fo:country="none" fo:font-style="normal" style:text-underline-style="none" fo:font-weight="normal" officeooo:paragraph-rsid="004fcd8c" fo:background-color="transparent" style:font-size-asian="10.5pt" style:font-size-complex="10.5pt"/>
    </style:style>
    <style:style style:name="P31" style:family="paragraph" style:parent-style-name="основной_20_текст">
      <style:text-properties officeooo:rsid="001cc735" officeooo:paragraph-rsid="001cc735"/>
    </style:style>
    <style:style style:name="P32" style:family="paragraph" style:parent-style-name="основной_20_текст">
      <style:text-properties officeooo:rsid="002a0df7" officeooo:paragraph-rsid="002a0df7"/>
    </style:style>
    <style:style style:name="P33" style:family="paragraph" style:parent-style-name="основной_20_текст">
      <style:text-properties officeooo:rsid="003000ad" officeooo:paragraph-rsid="003000ad"/>
    </style:style>
    <style:style style:name="P34" style:family="paragraph" style:parent-style-name="основной_20_текст">
      <style:text-properties officeooo:rsid="003099a8" officeooo:paragraph-rsid="003099a8"/>
    </style:style>
    <style:style style:name="P35" style:family="paragraph" style:parent-style-name="основной_20_текст">
      <style:text-properties officeooo:rsid="00319f40" officeooo:paragraph-rsid="00319f40"/>
    </style:style>
    <style:style style:name="P36" style:family="paragraph" style:parent-style-name="основной_20_текст">
      <style:text-properties officeooo:rsid="00319f40" officeooo:paragraph-rsid="0037277c"/>
    </style:style>
    <style:style style:name="P37" style:family="paragraph" style:parent-style-name="основной_20_текст">
      <style:paragraph-properties fo:text-indent="0cm" style:auto-text-indent="false"/>
      <style:text-properties officeooo:rsid="00319f40" officeooo:paragraph-rsid="00356cd9"/>
    </style:style>
    <style:style style:name="P38" style:family="paragraph" style:parent-style-name="основной_20_текст">
      <style:text-properties officeooo:rsid="00319f40" officeooo:paragraph-rsid="00397c9d"/>
    </style:style>
    <style:style style:name="P39" style:family="paragraph" style:parent-style-name="основной_20_текст">
      <style:text-properties officeooo:rsid="00319f40" officeooo:paragraph-rsid="005448fb"/>
    </style:style>
    <style:style style:name="P40" style:family="paragraph" style:parent-style-name="основной_20_текст">
      <style:text-properties officeooo:paragraph-rsid="0039ff03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language="en" fo:country="US"/>
    </style:style>
    <style:style style:name="P42" style:family="paragraph" style:parent-style-name="Для_20_рисунков">
      <style:text-properties officeooo:paragraph-rsid="0046ba8d"/>
    </style:style>
    <style:style style:name="P43" style:family="paragraph" style:parent-style-name="Для_20_рисунков">
      <style:text-properties officeooo:paragraph-rsid="004bf5c5"/>
    </style:style>
    <style:style style:name="P44" style:family="paragraph" style:parent-style-name="основной_20_текст">
      <style:text-properties officeooo:rsid="00266ace" officeooo:paragraph-rsid="00266ace"/>
    </style:style>
    <style:style style:name="P45" style:family="paragraph" style:parent-style-name="основной_20_текст">
      <style:text-properties fo:language="ru" fo:country="RU" officeooo:rsid="003b23f3" officeooo:paragraph-rsid="003b23f3"/>
    </style:style>
    <style:style style:name="P46" style:family="paragraph" style:parent-style-name="основной_20_текст">
      <style:text-properties fo:language="ru" fo:country="RU" officeooo:rsid="003000ad" officeooo:paragraph-rsid="002dd889"/>
    </style:style>
    <style:style style:name="P47" style:family="paragraph" style:parent-style-name="основной_20_текст">
      <style:text-properties fo:language="ru" fo:country="RU" officeooo:rsid="00319f40" officeooo:paragraph-rsid="0037277c"/>
    </style:style>
    <style:style style:name="P48" style:family="paragraph" style:parent-style-name="текст_20_для_20_заданий">
      <style:paragraph-properties ch2_options="{'Style': 'vs', 'Language': 'Python', 'UseCharStyles': 1, 'LineNumberRatio': 100, 'LineNumberStart': 1, 'MasterCharStyle': '', 'ShowLineNumbers': 1, 'ColourizeBackground': 0, 'LineNumberSeparator': ' ', 'LineNumberPaddingSymbol': '', 'StoreOptionsWithSnippet': 1}"/>
      <style:text-properties officeooo:paragraph-rsid="004572d8"/>
    </style:style>
    <style:style style:name="P49" style:family="paragraph" style:parent-style-name="текст_20_для_20_заданий">
      <style:paragraph-properties fo:text-align="center" style:justify-single-word="false"/>
    </style:style>
    <style:style style:name="P50" style:family="paragraph" style:parent-style-name="Frame_20_contents">
      <style:paragraph-properties fo:text-align="justify" style:justify-single-word="false"/>
    </style:style>
    <style:style style:name="P51" style:family="paragraph" style:parent-style-name="Standard">
      <style:paragraph-properties ch2_options="{'Style': 'vs', 'Language': 'C++', 'UseCharStyles': 1, 'LineNumberRatio': 100, 'LineNumberStart': 1, 'MasterCharStyle': '', 'ShowLineNumbers': 0, 'ColourizeBackground': 0, 'LineNumberSeparator': ' ', 'LineNumberPaddingSymbol': '', 'StoreOptionsWithSnippet': 1}"/>
    </style:style>
    <style:style style:name="P52" style:family="paragraph" style:parent-style-name="заглавие" style:master-page-name="с_20_номером">
      <style:paragraph-properties style:page-number="2"/>
      <style:text-properties officeooo:rsid="001adec8" officeooo:paragraph-rsid="001adec8"/>
    </style:style>
    <style:style style:name="P53" style:family="paragraph" style:parent-style-name="титульный_20_лист" style:master-page-name="без_20_номера">
      <style:paragraph-properties style:page-number="auto"/>
      <style:text-properties officeooo:rsid="00164c35" officeooo:paragraph-rsid="00164c35"/>
    </style:style>
    <style:style style:name="P54" style:family="paragraph" style:parent-style-name="заголовок" style:list-style-name="Основная_20_часть">
      <style:paragraph-properties fo:break-before="page"/>
    </style:style>
    <style:style style:name="P55" style:family="paragraph" style:parent-style-name="подзаголовок" style:list-style-name="Основная_20_часть"/>
    <style:style style:name="P56" style:family="paragraph" style:parent-style-name="подзаголовок" style:list-style-name="Основная_20_часть" style:master-page-name="">
      <style:paragraph-properties style:page-number="auto" fo:break-before="auto" fo:break-after="auto"/>
    </style:style>
    <style:style style:name="P57" style:family="paragraph" style:parent-style-name="подзаголовок" style:list-style-name="Основная_20_часть" style:master-page-name="">
      <style:paragraph-properties style:page-number="auto" fo:break-before="auto" fo:break-after="auto"/>
      <style:text-properties officeooo:paragraph-rsid="0039ff03"/>
    </style:style>
    <style:style style:name="P58" style:family="paragraph" style:parent-style-name="подзаголовок" style:list-style-name="Основная_20_часть" style:master-page-name="">
      <style:paragraph-properties style:page-number="auto" fo:break-before="auto" fo:break-after="auto"/>
      <style:text-properties officeooo:rsid="002a0df7" officeooo:paragraph-rsid="002a0df7"/>
    </style:style>
    <style:style style:name="P59" style:family="paragraph" style:parent-style-name="подзаголовок" style:list-style-name="Основная_20_часть" style:master-page-name="">
      <style:paragraph-properties style:page-number="auto" fo:break-before="auto" fo:break-after="auto"/>
      <style:text-properties officeooo:rsid="003000ad" officeooo:paragraph-rsid="003000ad"/>
    </style:style>
    <style:style style:name="P60" style:family="paragraph" style:parent-style-name="подзаголовок" style:list-style-name="Основная_20_часть" style:master-page-name="">
      <style:paragraph-properties style:page-number="auto" fo:break-before="auto" fo:break-after="auto"/>
      <style:text-properties officeooo:rsid="003099a8" officeooo:paragraph-rsid="003099a8"/>
    </style:style>
    <style:style style:name="P61" style:family="paragraph" style:parent-style-name="подзаголовок" style:list-style-name="Основная_20_часть">
      <style:text-properties officeooo:rsid="0037277c" officeooo:paragraph-rsid="0037277c"/>
    </style:style>
    <style:style style:name="P62" style:family="paragraph" style:parent-style-name="подзаголовок" style:list-style-name="Основная_20_часть" style:master-page-name="">
      <style:paragraph-properties style:page-number="auto" fo:break-before="auto" fo:break-after="auto"/>
      <style:text-properties officeooo:rsid="00397c9d" officeooo:paragraph-rsid="00397c9d"/>
    </style:style>
    <style:style style:name="P63" style:family="paragraph" style:parent-style-name="подзаголовок" style:list-style-name="Основная_20_часть" style:master-page-name="">
      <style:paragraph-properties style:page-number="auto" fo:break-before="auto" fo:break-after="auto"/>
      <style:text-properties fo:language="ru" fo:country="RU" officeooo:rsid="0039ff03" officeooo:paragraph-rsid="0039ff03"/>
    </style:style>
    <style:style style:name="P64" style:family="paragraph" style:parent-style-name="содержание" style:list-style-name="Содержание"/>
    <style:style style:name="P65" style:family="paragraph" style:parent-style-name="текст_20_для_20_заданий" style:list-style-name="L1"/>
    <style:style style:name="P66" style:family="paragraph" style:parent-style-name="текст_20_для_20_заданий" style:list-style-name="L2"/>
    <style:style style:name="T1" style:family="text">
      <style:text-properties fo:language="en" fo:country="US" officeooo:rsid="0039ff03"/>
    </style:style>
    <style:style style:name="T2" style:family="text">
      <style:text-properties fo:language="en" fo:country="US" officeooo:rsid="00338c81"/>
    </style:style>
    <style:style style:name="T3" style:family="text">
      <style:text-properties fo:language="en" fo:country="US" officeooo:rsid="004bf5c5"/>
    </style:style>
    <style:style style:name="T4" style:family="text">
      <style:text-properties fo:language="en" fo:country="US" officeooo:rsid="004ce3ee"/>
    </style:style>
    <style:style style:name="T5" style:family="text">
      <style:text-properties fo:language="en" fo:country="US" officeooo:rsid="00534680"/>
    </style:style>
    <style:style style:name="T6" style:family="text">
      <style:text-properties fo:color="#008000" loext:opacity="100%" fo:font-size="14pt"/>
    </style:style>
    <style:style style:name="T7" style:family="text">
      <style:text-properties fo:color="#008000" loext:opacity="100%" fo:font-size="14pt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loext:char-shading-value="0"/>
    </style:style>
    <style:style style:name="T10" style:family="text">
      <style:text-properties style:use-window-font-color="true" loext:opacity="0%" style:font-name="Times New Roman1" fo:font-size="10.5pt" fo:language="zxx" fo:country="none" fo:font-style="normal" style:text-underline-style="none" fo:font-weight="normal" fo:background-color="transparent" loext:char-shading-value="0"/>
    </style:style>
    <style:style style:name="T11" style:family="text">
      <style:text-properties style:use-window-font-color="true" loext:opacity="0%" style:font-name="Times New Roman1" fo:font-size="11pt" fo:language="zxx" fo:country="none" fo:font-style="normal" style:text-underline-style="none" fo:font-weight="normal" fo:background-color="transparent" loext:char-shading-value="0" style:font-size-asian="11pt" style:font-size-complex="11pt"/>
    </style:style>
    <style:style style:name="T12" style:family="text">
      <style:text-properties fo:language="ru" fo:country="RU" officeooo:rsid="00319f40"/>
    </style:style>
    <style:style style:name="T13" style:family="text">
      <style:text-properties fo:language="ru" fo:country="RU" officeooo:rsid="0039ff03"/>
    </style:style>
    <style:style style:name="T14" style:family="text">
      <style:text-properties fo:language="ru" fo:country="RU" officeooo:rsid="00491c98"/>
    </style:style>
    <style:style style:name="T15" style:family="text">
      <style:text-properties officeooo:rsid="002dd889"/>
    </style:style>
    <style:style style:name="T16" style:family="text">
      <style:text-properties style:font-name="Consolas" fo:font-size="10.5pt"/>
    </style:style>
    <style:style style:name="T17" style:family="text">
      <style:text-properties style:font-name="Consolas" fo:font-size="10.5pt" style:font-size-asian="10.5pt" style:font-size-complex="10.5pt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fo:font-size="11pt" style:font-size-asian="11pt" style:font-size-complex="11pt"/>
    </style:style>
    <style:style style:name="T20" style:family="text">
      <style:text-properties style:font-name="Times New Roman1" fo:font-size="11pt" officeooo:rsid="002dd889" style:font-size-asian="11pt" style:font-size-complex="11pt"/>
    </style:style>
    <style:style style:name="T21" style:family="text">
      <style:text-properties style:font-name="Times New Roman1" fo:font-size="11pt" fo:language="zxx" fo:country="none" fo:font-style="normal" style:text-underline-style="none" style:font-size-asian="11pt" style:font-size-complex="11pt"/>
    </style:style>
    <style:style style:name="T22" style:family="text">
      <style:text-properties style:font-name="Times New Roman1" fo:font-size="10.5pt"/>
    </style:style>
    <style:style style:name="T23" style:family="text">
      <style:text-properties style:font-name="Times New Roman1" fo:font-size="10.5pt" style:font-size-asian="10.5pt" style:font-size-complex="10.5pt"/>
    </style:style>
    <style:style style:name="T24" style:family="text">
      <style:text-properties style:font-name="Times New Roman1" fo:font-size="15pt" style:font-size-asian="15pt" style:font-size-complex="15pt"/>
    </style:style>
    <style:style style:name="T25" style:family="text">
      <style:text-properties officeooo:rsid="00338c81"/>
    </style:style>
    <style:style style:name="T26" style:family="text">
      <style:text-properties officeooo:rsid="0037277c"/>
    </style:style>
    <style:style style:name="T27" style:family="text">
      <style:text-properties officeooo:rsid="00397c9d"/>
    </style:style>
    <style:style style:name="T28" style:family="text">
      <style:text-properties officeooo:rsid="0039ff03"/>
    </style:style>
    <style:style style:name="T29" style:family="text">
      <style:text-properties officeooo:rsid="004086c3"/>
    </style:style>
    <style:style style:name="T30" style:family="text">
      <style:text-properties officeooo:rsid="0044e61f"/>
    </style:style>
    <style:style style:name="T31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32" style:family="text">
      <style:text-properties officeooo:rsid="00489b05"/>
    </style:style>
    <style:style style:name="T33" style:family="text">
      <style:text-properties officeooo:rsid="00491c98"/>
    </style:style>
    <style:style style:name="T34" style:family="text">
      <style:text-properties fo:font-size="10.5pt" style:font-size-asian="10.5pt" style:font-size-complex="10.5pt"/>
    </style:style>
    <style:style style:name="T35" style:family="text">
      <style:text-properties officeooo:rsid="004fcd8c"/>
    </style:style>
    <style:style style:name="T36" style:family="text">
      <style:text-properties officeooo:rsid="00518729"/>
    </style:style>
    <style:style style:name="fr1" style:family="graphic" style:parent-style-name="для_20_картинок">
      <style:graphic-properties style:vertical-pos="bottom" style:vertical-rel="baseline" loext:rel-width-rel="paragraph" loext:rel-height-rel="paragraph"/>
    </style:style>
    <style:style style:name="fr2" style:family="graphic" style:parent-style-name="Контур">
      <style:graphic-properties style:vertical-pos="from-top" style:vertical-rel="paragraph" style:horizontal-pos="from-left" style:horizontal-rel="paragraph" loext:rel-width-rel="paragraph" loext:rel-height-rel="paragraph"/>
    </style:style>
    <style:style style:name="fr3" style:family="graphic" style:parent-style-name="для_20_картинок">
      <style:graphic-properties style:vertical-pos="bottom" style:vertical-rel="baseline" style:horizontal-pos="center" style:horizontal-rel="paragraph" loext:rel-width-rel="paragraph" loext:rel-height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4">Федеральное государственное бюджетное образовательное учреждение<text:line-break/>высшего образования<text:line-break/>«ВЛАДИВОСТОКСКИЙ ГОСУДАРСТВЕННЫЙ УНИВЕРСИТЕТ»<text:line-break/>(ФГБОУ ВО «ВВГУ»)</text:p>
      <text:p text:style-name="P4">ИНСТИТУТ ИНФОРМАЦИОННЫХ ТЕХНОЛОГИЙ И АНАЛИЗА ДАННЫХ<text:line-break/>КАФЕДРА ИНОРМАЦИОННЫХ ТЕХНОЛОГИЙ И СИСТЕМ</text:p>
      <text:p text:style-name="P4"/>
      <text:p text:style-name="P4"/>
      <text:p text:style-name="P4"/>
      <text:p text:style-name="P6">ОТЧЕТ<text:line-break/>ПО ЛАБОРАТОРНОЙ РАБОТЕ №<text:span text:style-name="T30">5</text:span></text:p>
      <text:p text:style-name="P7">по дисциплине<text:line-break/>«Информатика и программирование»</text:p>
      <text:p text:style-name="P7"/>
      <text:p text:style-name="P8">Студент<text:line-break/>гр. БИН-25-2 <text:tab/> Шумейко И.А</text:p>
      <text:p text:style-name="P8">Ассистент<text:line-break/>Преподавателя <text:tab/> Водяницкий М.В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ладивосток 2025</text:p>
      <text:p text:style-name="заглавие"><text:soft-page-break/>Задание</text:p>
      <text:p text:style-name="текст_20_для_20_заданий">Задание 1</text:p>
      <text:p text:style-name="текст_20_для_20_заданий">Дан список из 10 различных целых чисел. Необходимо найти в нем число 3 и заменить на 30.</text:p>
      <text:p text:style-name="текст_20_для_20_заданий">Задание 2</text:p>
      <text:p text:style-name="текст_20_для_20_заданий">Дан список из 5 целых чисел. Необходимо превратить его в список квадратов этих чисел.</text:p>
      <text:p text:style-name="текст_20_для_20_заданий">Задание 3</text:p>
      <text:p text:style-name="текст_20_для_20_заданий">Имеется список различных целых чисел. Программа должна найти наибольшее из чисел списка и разделить его на длину списка.</text:p>
      <text:p text:style-name="текст_20_для_20_заданий">Задание 4</text:p>
      <text:p text:style-name="текст_20_для_20_заданий">Имеется кортеж из нескольких произвольных элементов. Необходимо этот кортеж отсортировать. Если хотя бы один элемент не является числом, то кортеж остается неизменным.</text:p>
      <text:p text:style-name="текст_20_для_20_заданий">Задание 5</text:p>
      <text:p text:style-name="текст_20_для_20_заданий">Имеется словарь товаров в магазине. Необходимо найти товар с минимальной и максимальной ценой.</text:p>
      <text:p text:style-name="текст_20_для_20_заданий">Задание 6</text:p>
      <text:p text:style-name="текст_20_для_20_заданий">Имеется список произвольных элементов. Необходимо на основе этого списка создать словарь, где каждый элемент списка будет и ключом, и значением.</text:p>
      <text:p text:style-name="текст_20_для_20_заданий">Задание 7</text:p>
      <text:p text:style-name="текст_20_для_20_заданий">Имеется словарь перевода английских слов на русский, где ключ английского слово, значение - русского. Необходимо реализовать программу которая получает на ввод русское слово и результатом выдает перевод на английский.</text:p>
      <text:p text:style-name="текст_20_для_20_заданий">Задание 8</text:p>
      <text:p text:style-name="текст_20_для_20_заданий">Реализовать игру Камень-Ножницы-Бумага-Ящерица-Спок. Программа должна запрашивать у пользователя ввод одного из вариантов. Второй вариант случайно генерирует сама программа и возвращает победителя.</text:p>
      <text:p text:style-name="текст_20_для_20_заданий">Правила игры следующие:</text:p>
      <text:list text:style-name="L1">
        <text:list-item>
          <text:p text:style-name="P65">Ножницы режут бумагу</text:p>
        </text:list-item>
        <text:list-item>
          <text:p text:style-name="P65">Бумага покрывает камень</text:p>
        </text:list-item>
        <text:list-item>
          <text:p text:style-name="P65">Камень давит ящерицу</text:p>
        </text:list-item>
        <text:list-item>
          <text:p text:style-name="P65">Ящерица отравляет Спока</text:p>
        </text:list-item>
        <text:list-item>
          <text:p text:style-name="P65">Спок ломает ножницы</text:p>
        </text:list-item>
        <text:list-item>
          <text:p text:style-name="P65">Ножницы обезглавливают ящерицу</text:p>
        </text:list-item>
        <text:list-item>
          <text:p text:style-name="P65"><text:soft-page-break/>Ящерица съедает бумагу</text:p>
        </text:list-item>
        <text:list-item>
          <text:p text:style-name="P65">Бумага подставляет Спока</text:p>
        </text:list-item>
        <text:list-item>
          <text:p text:style-name="P65">Спок испаряет камень</text:p>
        </text:list-item>
        <text:list-item>
          <text:p text:style-name="P65"><text:s/>Камень разбивает ножницы</text:p>
        </text:list-item>
      </text:list>
      <text:p text:style-name="текст_20_для_20_заданий">Задание 9</text:p>
      <text:p text:style-name="текст_20_для_20_заданий">Дан список слов — например:</text:p>
      <text:p text:style-name="P49"><draw:frame draw:style-name="fr1" draw:name="Врезка13" text:anchor-type="as-char" style:rel-width="74%" svg:height="0.771cm" draw:z-index="21"><draw:text-box fo:min-height="3%" fo:min-width="12.508cm"><text:p text:style-name="P23"><text:span text:style-name="ch2_5f_visualstudio.Punctuation"><text:span text:style-name="T6">1 </text:span></text:span><text:span text:style-name="ch2_5f_visualstudio.Punctuation">[</text:span><text:span text:style-name="ch2_5f_visualstudio.Literal.String.Double">"яблоко"</text:span><text:span text:style-name="ch2_5f_visualstudio.Punctuation">,</text:span><text:span text:style-name="ch2_5f_visualstudio.Text"> </text:span><text:span text:style-name="ch2_5f_visualstudio.Literal.String.Double">"груша"</text:span><text:span text:style-name="ch2_5f_visualstudio.Punctuation">,</text:span><text:span text:style-name="ch2_5f_visualstudio.Text"> </text:span><text:span text:style-name="ch2_5f_visualstudio.Literal.String.Double">"банан"</text:span><text:span text:style-name="ch2_5f_visualstudio.Punctuation">,</text:span><text:span text:style-name="ch2_5f_visualstudio.Text"> </text:span><text:span text:style-name="ch2_5f_visualstudio.Literal.String.Double">"киви"</text:span><text:span text:style-name="ch2_5f_visualstudio.Punctuation">,</text:span><text:span text:style-name="ch2_5f_visualstudio.Text"> </text:span><text:span text:style-name="ch2_5f_visualstudio.Literal.String.Double">"апельсин"</text:span><text:span text:style-name="ch2_5f_visualstudio.Punctuation">,</text:span><text:span text:style-name="ch2_5f_visualstudio.Text"> </text:span><text:span text:style-name="ch2_5f_visualstudio.Literal.String.Double">"ананас"</text:span><text:span text:style-name="ch2_5f_visualstudio.Punctuation">]</text:span></text:p></draw:text-box></draw:frame></text:p>
      <text:p text:style-name="текст_20_для_20_заданий">Необходимо создать новый словарь, где:</text:p>
      <text:p text:style-name="текст_20_для_20_заданий">- Ключом будет первая буква слова</text:p>
      <text:p text:style-name="текст_20_для_20_заданий">- Значением - список всех слов, начинающихся с этой буквы</text:p>
      <text:p text:style-name="текст_20_для_20_заданий">Задание 10</text:p>
      <text:p text:style-name="текст_20_для_20_заданий">Дан список кортежей, где каждый кортеж содержит имя студента и его оценки, например:</text:p>
      <text:p text:style-name="P49"><draw:frame draw:style-name="fr1" draw:name="Врезка14" text:anchor-type="as-char" style:rel-width="74%" svg:height="0.771cm" draw:z-index="22"><draw:text-box fo:min-height="3%" fo:min-width="12.508cm"><text:p text:style-name="P48"><text:span text:style-name="ch2_5f_visualstudio.Punctuation"><text:span text:style-name="T7">1 </text:span></text:span><text:span text:style-name="ch2_5f_visualstudio.Punctuation"><text:span text:style-name="T8">[(</text:span></text:span><text:span text:style-name="ch2_5f_visualstudio.Literal.String.Double"><text:span text:style-name="T31">"Анна"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Punctuation"><text:span text:style-name="T8">[</text:span></text:span><text:span text:style-name="ch2_5f_visualstudio.Literal.Number.Integer"><text:span text:style-name="T8">5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Literal.Number.Integer"><text:span text:style-name="T8">4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Literal.Number.Integer"><text:span text:style-name="T8">5</text:span></text:span><text:span text:style-name="ch2_5f_visualstudio.Punctuation"><text:span text:style-name="T8">]),</text:span></text:span><text:span text:style-name="ch2_5f_visualstudio.Text"><text:span text:style-name="T8"> </text:span></text:span><text:span text:style-name="ch2_5f_visualstudio.Punctuation"><text:span text:style-name="T8">(</text:span></text:span><text:span text:style-name="ch2_5f_visualstudio.Literal.String.Double"><text:span text:style-name="T31">"Иван"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Punctuation"><text:span text:style-name="T8">[</text:span></text:span><text:span text:style-name="ch2_5f_visualstudio.Literal.Number.Integer"><text:span text:style-name="T8">3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Literal.Number.Integer"><text:span text:style-name="T8">4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Literal.Number.Integer"><text:span text:style-name="T8">4</text:span></text:span><text:span text:style-name="ch2_5f_visualstudio.Punctuation"><text:span text:style-name="T8">]),</text:span></text:span><text:span text:style-name="ch2_5f_visualstudio.Text"><text:span text:style-name="T8"> </text:span></text:span><text:span text:style-name="ch2_5f_visualstudio.Punctuation"><text:span text:style-name="T8">(</text:span></text:span><text:span text:style-name="ch2_5f_visualstudio.Literal.String.Double"><text:span text:style-name="T31">"Мария"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Punctuation"><text:span text:style-name="T8">[</text:span></text:span><text:span text:style-name="ch2_5f_visualstudio.Literal.Number.Integer"><text:span text:style-name="T8">5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Literal.Number.Integer"><text:span text:style-name="T8">5</text:span></text:span><text:span text:style-name="ch2_5f_visualstudio.Punctuation"><text:span text:style-name="T8">,</text:span></text:span><text:span text:style-name="ch2_5f_visualstudio.Text"><text:span text:style-name="T8"> </text:span></text:span><text:span text:style-name="ch2_5f_visualstudio.Literal.Number.Integer"><text:span text:style-name="T8">5</text:span></text:span><text:span text:style-name="ch2_5f_visualstudio.Punctuation"><text:span text:style-name="T8">])]</text:span></text:span></text:p></draw:text-box></draw:frame></text:p>
      <text:p text:style-name="текст_20_для_20_заданий">Необходимо:</text:p>
      <text:list text:style-name="L2">
        <text:list-item>
          <text:p text:style-name="P66">Создать словарь, где ключ - имя студента, значение - его средняя оценка</text:p>
        </text:list-item>
        <text:list-item>
          <text:p text:style-name="P66">Найти студента с наибольшей средней оценкой и вывести его имя и средний балл</text:p>
        </text:list-item>
      </text:list>
      <text:p text:style-name="основной_20_текст"/>
      <text:p text:style-name="P52">Содержание</text:p>
      <text:list text:style-name="Содержание">
        <text:list-item>
          <text:p text:style-name="P64">Выполнение работы<text:tab/><text:span text:style-name="T15">3</text:span></text:p>
          <text:list>
            <text:list-item>
              <text:p text:style-name="P64">Задание 1<text:tab/><text:span text:style-name="T29">3</text:span></text:p>
            </text:list-item>
            <text:list-item>
              <text:p text:style-name="P64">Задание 2<text:tab/><text:span text:style-name="T4">3</text:span></text:p>
            </text:list-item>
            <text:list-item>
              <text:p text:style-name="P64">Задание 3<text:tab/><text:span text:style-name="T4">3</text:span></text:p>
            </text:list-item>
            <text:list-item>
              <text:p text:style-name="P64">Задание 4<text:tab/><text:span text:style-name="T4">4</text:span></text:p>
            </text:list-item>
            <text:list-item>
              <text:p text:style-name="P64">Задание 5<text:tab/><text:span text:style-name="T5">8</text:span></text:p>
            </text:list-item>
            <text:list-item>
              <text:p text:style-name="P64">Задание 6<text:tab/><text:span text:style-name="T4">5</text:span></text:p>
            </text:list-item>
            <text:list-item>
              <text:p text:style-name="P64">Задание 7<text:tab/><text:span text:style-name="T5">9</text:span></text:p>
            </text:list-item>
            <text:list-item>
              <text:p text:style-name="P64">Задание 8<text:tab/><text:span text:style-name="T5">9</text:span></text:p>
            </text:list-item>
            <text:list-item>
              <text:p text:style-name="P64">Задание 9<text:tab/><text:span text:style-name="T5">10</text:span></text:p>
            </text:list-item>
            <text:list-item>
              <text:p text:style-name="P64">Задание 10<text:tab/><text:span text:style-name="T5">11</text:span></text:p>
            </text:list-item>
          </text:list>
        </text:list-item>
      </text:list>
      <text:list text:style-name="Основная_20_часть">
        <text:list-item>
          <text:h text:style-name="P54" text:outline-level="1">Выполнение работы</text:h>
          <text:list>
            <text:list-item>
              <text:h text:style-name="P55" text:outline-level="2">Задание 1</text:h>
            </text:list-item>
          </text:list>
        </text:list-item>
      </text:list>
      <text:p text:style-name="P31">Код для данного задания представлен на рисунке 1.</text:p>
      <text:p text:style-name="Для_20_рисунков"><draw:frame draw:style-name="fr2" draw:name="Врезка18" text:anchor-type="paragraph" svg:x="4.082cm" svg:y="0cm" style:rel-width="52%" svg:height="3.332cm" draw:z-index="5"><draw:text-box fo:min-height="13%" fo:min-width="8.839cm"><text:p text:style-name="P50"/></draw:text-box></draw:frame><draw:frame draw:style-name="fr1" draw:name="Врезка1" text:anchor-type="as-char" style:rel-width="53%" svg:height="3.844cm" draw:z-index="0"><draw:text-box fo:min-height="15%" fo:min-width="8.943cm"><text:p text:style-name="P24"><text:span text:style-name="ch2_5f_visualstudio.Name"><text:span text:style-name="T21"><text:s text:c="3"/>std</text:span></text:span><text:span text:style-name="ch2_5f_visualstudio.Operator"><text:span text:style-name="T21">::</text:span></text:span><text:span text:style-name="ch2_5f_visualstudio.Name"><text:span text:style-name="T21">list</text:span></text:span><text:span text:style-name="ch2_5f_visualstudio.Operator"><text:span text:style-name="T21">&lt;</text:span></text:span><text:span text:style-name="ch2_5f_visualstudio.Keyword.Type"><text:span text:style-name="T21">int32_t</text:span></text:span><text:span text:style-name="ch2_5f_visualstudio.Operator"><text:span text:style-name="T21">&gt;</text:span></text:span><text:span text:style-name="ch2_5f_visualstudio.Text.Whitespace"><text:span text:style-name="T21"> </text:span></text:span><text:span text:style-name="ch2_5f_visualstudio.Name"><text:span text:style-name="T21">i_list</text:span></text:span><text:span text:style-name="ch2_5f_visualstudio.Text.Whitespace"><text:span text:style-name="T21"> </text:span></text:span><text:span text:style-name="ch2_5f_visualstudio.Punctuation"><text:span text:style-name="T21">{</text:span></text:span><text:span text:style-name="ch2_5f_visualstudio.Literal.Number.Integer"><text:span text:style-name="T21">1</text:span></text:span><text:span text:style-name="ch2_5f_visualstudio.Punctuation"><text:span text:style-name="T21">,</text:span></text:span><text:span text:style-name="ch2_5f_visualstudio.Literal.Number.Integer"><text:span text:style-name="T21">2</text:span></text:span><text:span text:style-name="ch2_5f_visualstudio.Punctuation"><text:span text:style-name="T21">,</text:span></text:span><text:span text:style-name="ch2_5f_visualstudio.Literal.Number.Integer"><text:span text:style-name="T21">3</text:span></text:span><text:span text:style-name="ch2_5f_visualstudio.Punctuation"><text:span text:style-name="T21">,</text:span></text:span><text:span text:style-name="ch2_5f_visualstudio.Literal.Number.Integer"><text:span text:style-name="T21">4</text:span></text:span><text:span text:style-name="ch2_5f_visualstudio.Punctuation"><text:span text:style-name="T21">,</text:span></text:span><text:span text:style-name="ch2_5f_visualstudio.Literal.Number.Integer"><text:span text:style-name="T21">5</text:span></text:span><text:span text:style-name="ch2_5f_visualstudio.Punctuation"><text:span text:style-name="T21">,</text:span></text:span><text:span text:style-name="ch2_5f_visualstudio.Literal.Number.Integer"><text:span text:style-name="T21">6</text:span></text:span><text:span text:style-name="ch2_5f_visualstudio.Punctuation"><text:span text:style-name="T21">,</text:span></text:span><text:span text:style-name="ch2_5f_visualstudio.Literal.Number.Integer"><text:span text:style-name="T21">7</text:span></text:span><text:span text:style-name="ch2_5f_visualstudio.Punctuation"><text:span text:style-name="T21">,</text:span></text:span><text:span text:style-name="ch2_5f_visualstudio.Literal.Number.Integer"><text:span text:style-name="T21">8</text:span></text:span><text:span text:style-name="ch2_5f_visualstudio.Punctuation"><text:span text:style-name="T21">,</text:span></text:span><text:span text:style-name="ch2_5f_visualstudio.Literal.Number.Integer"><text:span text:style-name="T21">9</text:span></text:span><text:span text:style-name="ch2_5f_visualstudio.Punctuation"><text:span text:style-name="T21">,</text:span></text:span><text:span text:style-name="ch2_5f_visualstudio.Literal.Number.Integer"><text:span text:style-name="T21">10</text:span></text:span><text:span text:style-name="ch2_5f_visualstudio.Punctuation"><text:span text:style-name="T21">};</text:span></text:span></text:p><text:p text:style-name="P9"><text:span text:style-name="ch2_5f_visualstudio.Text.Whitespace"><text:span text:style-name="T19">    <text:s/></text:span></text:span><text:span text:style-name="ch2_5f_visualstudio.Keyword"><text:span text:style-name="T19">for</text:span></text:span><text:span text:style-name="ch2_5f_visualstudio.Punctuation"><text:span text:style-name="T19">(</text:span></text:span><text:span text:style-name="ch2_5f_visualstudio.Keyword"><text:span text:style-name="T19">auto</text:span></text:span><text:span text:style-name="ch2_5f_visualstudio.Text.Whitespace"><text:span text:style-name="T19"> </text:span></text:span><text:span text:style-name="ch2_5f_visualstudio.Operator"><text:span text:style-name="T19">&amp;</text:span></text:span><text:span text:style-name="ch2_5f_visualstudio.Text.Whitespace"><text:span text:style-name="T19"> </text:span></text:span><text:span text:style-name="ch2_5f_visualstudio.Name"><text:span text:style-name="T19">i</text:span></text:span><text:span text:style-name="ch2_5f_visualstudio.Operator"><text:span text:style-name="T19">:</text:span></text:span><text:span text:style-name="ch2_5f_visualstudio.Text.Whitespace"><text:span text:style-name="T19"> </text:span></text:span><text:span text:style-name="ch2_5f_visualstudio.Name"><text:span text:style-name="T19">i_list</text:span></text:span><text:span text:style-name="ch2_5f_visualstudio.Punctuation"><text:span text:style-name="T19">){</text:span></text:span></text:p><text:p text:style-name="P9"><text:span text:style-name="ch2_5f_visualstudio.Text.Whitespace"><text:span text:style-name="T19">        </text:span></text:span><text:span text:style-name="ch2_5f_visualstudio.Keyword"><text:span text:style-name="T19">if</text:span></text:span><text:span text:style-name="ch2_5f_visualstudio.Text.Whitespace"><text:span text:style-name="T19"> </text:span></text:span><text:span text:style-name="ch2_5f_visualstudio.Punctuation"><text:span text:style-name="T19">(</text:span></text:span><text:span text:style-name="ch2_5f_visualstudio.Name"><text:span text:style-name="T19">i</text:span></text:span><text:span text:style-name="ch2_5f_visualstudio.Text.Whitespace"><text:span text:style-name="T19"> </text:span></text:span><text:span text:style-name="ch2_5f_visualstudio.Operator"><text:span text:style-name="T19">==</text:span></text:span><text:span text:style-name="ch2_5f_visualstudio.Text.Whitespace"><text:span text:style-name="T19"> </text:span></text:span><text:span text:style-name="ch2_5f_visualstudio.Literal.Number.Integer"><text:span text:style-name="T19">3</text:span></text:span><text:span text:style-name="ch2_5f_visualstudio.Punctuation"><text:span text:style-name="T19">){</text:span></text:span></text:p><text:p text:style-name="P9"><text:span text:style-name="ch2_5f_visualstudio.Text.Whitespace"><text:span text:style-name="T19">            </text:span></text:span><text:span text:style-name="ch2_5f_visualstudio.Name"><text:span text:style-name="T19">i</text:span></text:span><text:span text:style-name="ch2_5f_visualstudio.Text.Whitespace"><text:span text:style-name="T19"> </text:span></text:span><text:span text:style-name="ch2_5f_visualstudio.Operator"><text:span text:style-name="T19">=</text:span></text:span><text:span text:style-name="ch2_5f_visualstudio.Text.Whitespace"><text:span text:style-name="T19"> </text:span></text:span><text:span text:style-name="ch2_5f_visualstudio.Literal.Number.Integer"><text:span text:style-name="T19">30</text:span></text:span><text:span text:style-name="ch2_5f_visualstudio.Punctuation"><text:span text:style-name="T19">;</text:span></text:span></text:p><text:p text:style-name="P9"><text:span text:style-name="ch2_5f_visualstudio.Text.Whitespace"><text:span text:style-name="T19">        </text:span></text:span><text:span text:style-name="ch2_5f_visualstudio.Punctuation"><text:span text:style-name="T19">}</text:span></text:span></text:p><text:p text:style-name="P41"><text:span text:style-name="ch2_5f_visualstudio.Text.Whitespace"><text:span text:style-name="T11">    </text:span></text:span><text:span text:style-name="ch2_5f_visualstudio.Punctuation"><text:span text:style-name="T11">}</text:span></text:span></text:p><text:p text:style-name="P2">Рисунок 1 — код для задания 1</text:p></draw:text-box></draw:frame></text:p>
      <text:p text:style-name="P44">Для выполнения задания создадим список чисел i_list, затем пройдемся по списку циклом for-each, используя автоматический вывод типа и при равенстве элемента 3, меняем его на 30.</text:p>
      <text:list text:continue-numbering="true" text:style-name="Основная_20_часть">
        <text:list-item>
          <text:list>
            <text:list-item>
              <text:h text:style-name="P58" text:outline-level="2">Задание 2</text:h>
            </text:list-item>
          </text:list>
        </text:list-item>
      </text:list>
      <text:p text:style-name="P32">Код для данного задания представлен на рисунке 2.</text:p>
      <text:p text:style-name="Для_20_рисунков"><draw:frame draw:style-name="fr2" draw:name="Врезка17" text:anchor-type="paragraph" svg:x="4.082cm" svg:y="0cm" style:rel-width="52%" svg:height="2.05cm" draw:z-index="4"><draw:text-box fo:min-height="8%" fo:min-width="8.839cm"><text:p text:style-name="P50"/></draw:text-box></draw:frame><draw:frame draw:style-name="fr3" draw:name="Врезка2" text:anchor-type="as-char" style:rel-width="52%" svg:height="2.663cm" draw:z-index="1"><draw:text-box fo:min-height="10%" fo:min-width="8.839cm"><text:p text:style-name="P22"><text:span text:style-name="ch2_5f_visualstudio.Text.Whitespace"><text:span text:style-name="T20"><text:s text:c="4"/></text:span></text:span><text:span text:style-name="ch2_5f_visualstudio.Name"><text:span text:style-name="T20">std</text:span></text:span><text:span text:style-name="ch2_5f_visualstudio.Operator"><text:span text:style-name="T20">::</text:span></text:span><text:span text:style-name="ch2_5f_visualstudio.Name"><text:span text:style-name="T20">list</text:span></text:span><text:span text:style-name="ch2_5f_visualstudio.Operator"><text:span text:style-name="T20">&lt;</text:span></text:span><text:span text:style-name="ch2_5f_visualstudio.Keyword.Type"><text:span text:style-name="T20">int32_t</text:span></text:span><text:span text:style-name="ch2_5f_visualstudio.Operator"><text:span text:style-name="T20">&gt;</text:span></text:span><text:span text:style-name="ch2_5f_visualstudio.Text.Whitespace"><text:span text:style-name="T20"> </text:span></text:span><text:span text:style-name="ch2_5f_visualstudio.Name"><text:span text:style-name="T20">i_list</text:span></text:span><text:span text:style-name="ch2_5f_visualstudio.Text.Whitespace"><text:span text:style-name="T20"> </text:span></text:span><text:span text:style-name="ch2_5f_visualstudio.Punctuation"><text:span text:style-name="T20">{</text:span></text:span><text:span text:style-name="ch2_5f_visualstudio.Literal.Number.Integer"><text:span text:style-name="T20">1</text:span></text:span><text:span text:style-name="ch2_5f_visualstudio.Punctuation"><text:span text:style-name="T20">,</text:span></text:span><text:span text:style-name="ch2_5f_visualstudio.Literal.Number.Integer"><text:span text:style-name="T20">2</text:span></text:span><text:span text:style-name="ch2_5f_visualstudio.Punctuation"><text:span text:style-name="T20">,</text:span></text:span><text:span text:style-name="ch2_5f_visualstudio.Literal.Number.Integer"><text:span text:style-name="T20">3</text:span></text:span><text:span text:style-name="ch2_5f_visualstudio.Punctuation"><text:span text:style-name="T20">,</text:span></text:span><text:span text:style-name="ch2_5f_visualstudio.Literal.Number.Integer"><text:span text:style-name="T20">4</text:span></text:span><text:span text:style-name="ch2_5f_visualstudio.Punctuation"><text:span text:style-name="T20">,</text:span></text:span><text:span text:style-name="ch2_5f_visualstudio.Literal.Number.Integer"><text:span text:style-name="T20">5</text:span></text:span><text:span text:style-name="ch2_5f_visualstudio.Punctuation"><text:span text:style-name="T20">};</text:span></text:span></text:p><text:p text:style-name="P22"><text:span text:style-name="ch2_5f_visualstudio.Text.Whitespace"><text:span text:style-name="T20"><text:s text:c="4"/></text:span></text:span><text:span text:style-name="ch2_5f_visualstudio.Keyword"><text:span text:style-name="T20">for</text:span></text:span><text:span text:style-name="ch2_5f_visualstudio.Punctuation"><text:span text:style-name="T20">(</text:span></text:span><text:span text:style-name="ch2_5f_visualstudio.Keyword"><text:span text:style-name="T20">auto</text:span></text:span><text:span text:style-name="ch2_5f_visualstudio.Text.Whitespace"><text:span text:style-name="T20"> </text:span></text:span><text:span text:style-name="ch2_5f_visualstudio.Operator"><text:span text:style-name="T20">&amp;</text:span></text:span><text:span text:style-name="ch2_5f_visualstudio.Text.Whitespace"><text:span text:style-name="T20"> </text:span></text:span><text:span text:style-name="ch2_5f_visualstudio.Name"><text:span text:style-name="T20">i</text:span></text:span><text:span text:style-name="ch2_5f_visualstudio.Operator"><text:span text:style-name="T20">:</text:span></text:span><text:span text:style-name="ch2_5f_visualstudio.Text.Whitespace"><text:span text:style-name="T20"> </text:span></text:span><text:span text:style-name="ch2_5f_visualstudio.Name"><text:span text:style-name="T20">i_list</text:span></text:span><text:span text:style-name="ch2_5f_visualstudio.Punctuation"><text:span text:style-name="T20">){</text:span></text:span></text:p><text:p text:style-name="P22"><text:span text:style-name="ch2_5f_visualstudio.Text.Whitespace"><text:span text:style-name="T20"><text:s text:c="8"/></text:span></text:span><text:span text:style-name="ch2_5f_visualstudio.Name"><text:span text:style-name="T20">i</text:span></text:span><text:span text:style-name="ch2_5f_visualstudio.Text.Whitespace"><text:span text:style-name="T20"> </text:span></text:span><text:span text:style-name="ch2_5f_visualstudio.Operator"><text:span text:style-name="T20">*=</text:span></text:span><text:span text:style-name="ch2_5f_visualstudio.Text.Whitespace"><text:span text:style-name="T20"> </text:span></text:span><text:span text:style-name="ch2_5f_visualstudio.Name"><text:span text:style-name="T20">i</text:span></text:span><text:span text:style-name="ch2_5f_visualstudio.Punctuation"><text:span text:style-name="T20">;</text:span></text:span></text:p><text:p text:style-name="P22"><text:span text:style-name="ch2_5f_visualstudio.Text.Whitespace"><text:span text:style-name="T20"><text:s text:c="4"/></text:span></text:span><text:span text:style-name="ch2_5f_visualstudio.Punctuation"><text:span text:style-name="T20">}</text:span></text:span></text:p><text:p text:style-name="P3">Рисунок 2 — код для задания 2</text:p></draw:text-box></draw:frame></text:p>
      <text:p text:style-name="P46">Для выполнения задания создадим список i_list из любых чисел и пройдем по нему циклом for-each, при этом умножая каждый элемент на себя.</text:p>
      <text:list text:continue-numbering="true" text:style-name="Основная_20_часть">
        <text:list-item>
          <text:list>
            <text:list-item>
              <text:h text:style-name="P59" text:outline-level="2">Задание 3</text:h>
            </text:list-item>
          </text:list>
        </text:list-item>
      </text:list>
      <text:p text:style-name="P33">Код для выполнения задания представлен на рисунке 3.</text:p>
      <text:p text:style-name="P42"><draw:frame draw:style-name="fr2" draw:name="Врезка19" text:anchor-type="paragraph" svg:x="3.485cm" svg:y="0cm" style:rel-width="59%" svg:height="5.382cm" draw:z-index="9"><draw:text-box fo:min-height="21%" fo:min-width="10.029cm"><text:p text:style-name="P50"/></draw:text-box></draw:frame><text:soft-page-break/><draw:frame draw:style-name="fr1" draw:name="Врезка3" text:anchor-type="as-char" style:rel-width="59%" svg:height="6.001cm" draw:z-index="2"><draw:text-box fo:min-height="23%" fo:min-width="10.098cm"><text:p text:style-name="P19"><text:span text:style-name="ch2_5f_visualstudio.Text.Whitespace"><text:span text:style-name="T22"><text:s text:c="4"/>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list</text:span></text:span><text:span text:style-name="ch2_5f_visualstudio.Operator"><text:span text:style-name="T22">&lt;</text:span></text:span><text:span text:style-name="ch2_5f_visualstudio.Keyword.Type"><text:span text:style-name="T22">int32_t</text:span></text:span><text:span text:style-name="ch2_5f_visualstudio.Operator"><text:span text:style-name="T22">&gt;</text:span></text:span><text:span text:style-name="ch2_5f_visualstudio.Text.Whitespace"><text:span text:style-name="T22"> </text:span></text:span><text:span text:style-name="ch2_5f_visualstudio.Name"><text:span text:style-name="T22">i_list</text:span></text:span><text:span text:style-name="ch2_5f_visualstudio.Text.Whitespace"><text:span text:style-name="T22"> </text:span></text:span><text:span text:style-name="ch2_5f_visualstudio.Punctuation"><text:span text:style-name="T22">{</text:span></text:span><text:span text:style-name="ch2_5f_visualstudio.Literal.Number.Integer"><text:span text:style-name="T22">1</text:span></text:span><text:span text:style-name="ch2_5f_visualstudio.Punctuation"><text:span text:style-name="T22">,</text:span></text:span><text:span text:style-name="ch2_5f_visualstudio.Literal.Number.Integer"><text:span text:style-name="T22">23</text:span></text:span><text:span text:style-name="ch2_5f_visualstudio.Punctuation"><text:span text:style-name="T22">,</text:span></text:span><text:span text:style-name="ch2_5f_visualstudio.Literal.Number.Integer"><text:span text:style-name="T22">56</text:span></text:span><text:span text:style-name="ch2_5f_visualstudio.Punctuation"><text:span text:style-name="T22">,</text:span></text:span><text:span text:style-name="ch2_5f_visualstudio.Literal.Number.Integer"><text:span text:style-name="T22">83</text:span></text:span><text:span text:style-name="ch2_5f_visualstudio.Punctuation"><text:span text:style-name="T22">,</text:span></text:span><text:span text:style-name="ch2_5f_visualstudio.Literal.Number.Integer"><text:span text:style-name="T22">1</text:span></text:span><text:span text:style-name="ch2_5f_visualstudio.Punctuation"><text:span text:style-name="T22">,</text:span></text:span><text:span text:style-name="ch2_5f_visualstudio.Literal.Number.Integer"><text:span text:style-name="T22">5</text:span></text:span><text:span text:style-name="ch2_5f_visualstudio.Punctuation"><text:span text:style-name="T22">};</text:span></text:span></text:p><text:p text:style-name="P19"><text:span text:style-name="ch2_5f_visualstudio.Text.Whitespace"><text:span text:style-name="T22"><text:s text:c="4"/></text:span></text:span><text:span text:style-name="ch2_5f_visualstudio.Punctuation"><text:span text:style-name="T22">[[</text:span></text:span><text:span text:style-name="ch2_5f_visualstudio.Name"><text:span text:style-name="T22">maybe_unused</text:span></text:span><text:span text:style-name="ch2_5f_visualstudio.Punctuation"><text:span text:style-name="T22">]]</text:span></text:span><text:span text:style-name="ch2_5f_visualstudio.Keyword"><text:span text:style-name="T22">auto</text:span></text:span><text:span text:style-name="ch2_5f_visualstudio.Text.Whitespace"><text:span text:style-name="T22"> </text:span></text:span><text:span text:style-name="ch2_5f_visualstudio.Name"><text:span text:style-name="T22">answer</text:span></text:span><text:span text:style-name="ch2_5f_visualstudio.Text.Whitespace"><text:span text:style-name="T22"> </text:span></text:span><text:span text:style-name="ch2_5f_visualstudio.Operator"><text:span text:style-name="T22">=</text:span></text:span><text:span text:style-name="ch2_5f_visualstudio.Text.Whitespace"><text:span text:style-name="T22"> </text:span></text:span><text:span text:style-name="ch2_5f_visualstudio.Punctuation"><text:span text:style-name="T22">[</text:span></text:span><text:span text:style-name="ch2_5f_visualstudio.Operator"><text:span text:style-name="T22">&amp;</text:span></text:span><text:span text:style-name="ch2_5f_visualstudio.Name"><text:span text:style-name="T22">i_list</text:span></text:span><text:span text:style-name="ch2_5f_visualstudio.Punctuation"><text:span text:style-name="T22">](){</text:span></text:span></text:p><text:p text:style-name="P19"><text:span text:style-name="ch2_5f_visualstudio.Text.Whitespace"><text:span text:style-name="T22"><text:s text:c="8"/></text:span></text:span><text:span text:style-name="ch2_5f_visualstudio.Keyword.Type"><text:span text:style-name="T22">int32_t</text:span></text:span><text:span text:style-name="ch2_5f_visualstudio.Text.Whitespace"><text:span text:style-name="T22"> </text:span></text:span><text:span text:style-name="ch2_5f_visualstudio.Name"><text:span text:style-name="T22">big_int</text:span></text:span><text:span text:style-name="ch2_5f_visualstudio.Text.Whitespace"><text:span text:style-name="T22"> </text:span></text:span><text:span text:style-name="ch2_5f_visualstudio.Operator"><text:span text:style-name="T22">=</text:span></text:span><text:span text:style-name="ch2_5f_visualstudio.Text.Whitespace"><text:span text:style-name="T22"> </text:span></text:span><text:span text:style-name="ch2_5f_visualstudio.Literal.Number.Integer"><text:span text:style-name="T22">0</text:span></text:span><text:span text:style-name="ch2_5f_visualstudio.Punctuation"><text:span text:style-name="T22">;</text:span></text:span></text:p><text:p text:style-name="P19"><text:span text:style-name="ch2_5f_visualstudio.Text.Whitespace"><text:span text:style-name="T22"><text:s text:c="8"/></text:span></text:span><text:span text:style-name="ch2_5f_visualstudio.Keyword.Type"><text:span text:style-name="T22">int32_t</text:span></text:span><text:span text:style-name="ch2_5f_visualstudio.Text.Whitespace"><text:span text:style-name="T22"> </text:span></text:span><text:span text:style-name="ch2_5f_visualstudio.Name"><text:span text:style-name="T22">count_size</text:span></text:span><text:span text:style-name="ch2_5f_visualstudio.Text.Whitespace"><text:span text:style-name="T22"> </text:span></text:span><text:span text:style-name="ch2_5f_visualstudio.Operator"><text:span text:style-name="T22">=</text:span></text:span><text:span text:style-name="ch2_5f_visualstudio.Text.Whitespace"><text:span text:style-name="T22"> </text:span></text:span><text:span text:style-name="ch2_5f_visualstudio.Literal.Number.Integer"><text:span text:style-name="T22">0</text:span></text:span><text:span text:style-name="ch2_5f_visualstudio.Punctuation"><text:span text:style-name="T22">;</text:span></text:span></text:p><text:p text:style-name="P19"><text:span text:style-name="ch2_5f_visualstudio.Text.Whitespace"><text:span text:style-name="T22"><text:s text:c="8"/></text:span></text:span><text:span text:style-name="ch2_5f_visualstudio.Keyword"><text:span text:style-name="T22">for</text:span></text:span><text:span text:style-name="ch2_5f_visualstudio.Punctuation"><text:span text:style-name="T22">(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Keyword"><text:span text:style-name="T22">auto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i</text:span></text:span><text:span text:style-name="ch2_5f_visualstudio.Operator"><text:span text:style-name="T22">:</text:span></text:span><text:span text:style-name="ch2_5f_visualstudio.Text.Whitespace"><text:span text:style-name="T22"> </text:span></text:span><text:span text:style-name="ch2_5f_visualstudio.Name"><text:span text:style-name="T22">i_list</text:span></text:span><text:span text:style-name="ch2_5f_visualstudio.Punctuation"><text:span text:style-name="T22">){</text:span></text:span></text:p><text:p text:style-name="P19"><text:span text:style-name="ch2_5f_visualstudio.Text.Whitespace"><text:span text:style-name="T22"><text:s text:c="12"/></text:span></text:span><text:span text:style-name="ch2_5f_visualstudio.Operator"><text:span text:style-name="T22">++</text:span></text:span><text:span text:style-name="ch2_5f_visualstudio.Name"><text:span text:style-name="T22">count_size</text:span></text:span><text:span text:style-name="ch2_5f_visualstudio.Punctuation"><text:span text:style-name="T22">;</text:span></text:span></text:p><text:p text:style-name="P19"><text:span text:style-name="ch2_5f_visualstudio.Text.Whitespace"><text:span text:style-name="T22"><text:s text:c="12"/></text:span></text:span><text:span text:style-name="ch2_5f_visualstudio.Keyword"><text:span text:style-name="T22">if</text:span></text:span><text:span text:style-name="ch2_5f_visualstudio.Punctuation"><text:span text:style-name="T22">(</text:span></text:span><text:span text:style-name="ch2_5f_visualstudio.Name"><text:span text:style-name="T22">i</text:span></text:span><text:span text:style-name="ch2_5f_visualstudio.Text.Whitespace"><text:span text:style-name="T22"> </text:span></text:span><text:span text:style-name="ch2_5f_visualstudio.Operator"><text:span text:style-name="T22">&gt;</text:span></text:span><text:span text:style-name="ch2_5f_visualstudio.Text.Whitespace"><text:span text:style-name="T22"> </text:span></text:span><text:span text:style-name="ch2_5f_visualstudio.Name"><text:span text:style-name="T22">big_int</text:span></text:span><text:span text:style-name="ch2_5f_visualstudio.Punctuation"><text:span text:style-name="T22">){</text:span></text:span></text:p><text:p text:style-name="P19"><text:span text:style-name="ch2_5f_visualstudio.Text.Whitespace"><text:span text:style-name="T22"><text:s text:c="16"/></text:span></text:span><text:span text:style-name="ch2_5f_visualstudio.Name"><text:span text:style-name="T22">big_int</text:span></text:span><text:span text:style-name="ch2_5f_visualstudio.Text.Whitespace"><text:span text:style-name="T22"> </text:span></text:span><text:span text:style-name="ch2_5f_visualstudio.Operator"><text:span text:style-name="T22">=</text:span></text:span><text:span text:style-name="ch2_5f_visualstudio.Text.Whitespace"><text:span text:style-name="T22"> </text:span></text:span><text:span text:style-name="ch2_5f_visualstudio.Name"><text:span text:style-name="T22">i</text:span></text:span><text:span text:style-name="ch2_5f_visualstudio.Punctuation"><text:span text:style-name="T22">;</text:span></text:span></text:p><text:p text:style-name="P19"><text:span text:style-name="ch2_5f_visualstudio.Text.Whitespace"><text:span text:style-name="T22"><text:s text:c="12"/></text:span></text:span><text:span text:style-name="ch2_5f_visualstudio.Punctuation"><text:span text:style-name="T22">}</text:span></text:span></text:p><text:p text:style-name="P19"><text:span text:style-name="ch2_5f_visualstudio.Text.Whitespace"><text:span text:style-name="T22"><text:s text:c="8"/></text:span></text:span><text:span text:style-name="ch2_5f_visualstudio.Punctuation"><text:span text:style-name="T22">}</text:span></text:span></text:p><text:p text:style-name="P19"><text:span text:style-name="ch2_5f_visualstudio.Text.Whitespace"><text:span text:style-name="T22"><text:s text:c="8"/>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Name"><text:span text:style-name="T22">big_int</text:span></text:span><text:span text:style-name="ch2_5f_visualstudio.Text.Whitespace"><text:span text:style-name="T22"> </text:span></text:span><text:span text:style-name="ch2_5f_visualstudio.Operator"><text:span text:style-name="T22">/</text:span></text:span><text:span text:style-name="ch2_5f_visualstudio.Text.Whitespace"><text:span text:style-name="T22"> </text:span></text:span><text:span text:style-name="ch2_5f_visualstudio.Name"><text:span text:style-name="T22">count_size</text:span></text:span><text:span text:style-name="ch2_5f_visualstudio.Punctuation"><text:span text:style-name="T22">;</text:span></text:span></text:p><text:p text:style-name="P19"><text:span text:style-name="ch2_5f_visualstudio.Text.Whitespace"><text:span text:style-name="T22"><text:s text:c="4"/></text:span></text:span><text:span text:style-name="ch2_5f_visualstudio.Punctuation"><text:span text:style-name="T22">}();</text:span></text:span></text:p><text:p text:style-name="P2">Рисунок 3 — код для задания 3</text:p></draw:text-box></draw:frame></text:p>
      <text:p text:style-name="основной_20_текст">Для выполения задания создаем список чисел i_list а потом… Мы создаем две переменные: big_int и count_size, затем проходимся циклом по всем элементам в списке при этом конкатенируем count_size и если переменная больше big_int, присваиваем значение этой переменной big_int. После полного прохода по элементам i_list присваиваем перменной answer значение big_int деленное на count_size. Для инициализации answer используем lamda функцию.</text:p>
      <text:list text:continue-numbering="true" text:style-name="Основная_20_часть">
        <text:list-item>
          <text:list>
            <text:list-item>
              <text:h text:style-name="P60" text:outline-level="2">Задание 4</text:h>
            </text:list-item>
          </text:list>
        </text:list-item>
      </text:list>
      <text:p text:style-name="P34">Код для выполнения задания представлен на рисунк<text:span text:style-name="T35">ах</text:span> 4.<text:span text:style-name="T35">1, 4.2, 4.3, </text:span><text:span text:style-name="T36">4.4</text:span><text:span text:style-name="T35">.</text:span></text:p>
      <text:p text:style-name="Для_20_рисунков"><draw:frame draw:style-name="fr2" draw:name="Врезка20" text:anchor-type="paragraph" svg:x="3.485cm" svg:y="0cm" style:rel-width="59%" svg:height="7.689cm" draw:z-index="10"><draw:text-box fo:min-height="30%" fo:min-width="10.029cm"><text:p text:style-name="P50"/></draw:text-box></draw:frame><draw:frame draw:style-name="fr1" draw:name="Врезка12" text:anchor-type="as-char" style:rel-width="59%" svg:height="8.458cm" draw:z-index="16"><draw:text-box fo:min-height="33%" fo:min-width="9.954cm"><text:p text:style-name="P20"><text:span text:style-name="ch2_5f_visualstudio.Keyword"><text:span text:style-name="T23">class</text:span></text:span><text:span text:style-name="ch2_5f_visualstudio.Text.Whitespace"><text:span text:style-name="T23"> </text:span></text:span><text:span text:style-name="ch2_5f_visualstudio.Name.Class"><text:span text:style-name="T23">Value</text:span></text:span><text:span text:style-name="ch2_5f_visualstudio.Punctuation"><text:span text:style-name="T23">{</text:span></text:span></text:p><text:p text:style-name="P25"><text:span text:style-name="ch2_5f_visualstudio.Keyword"><text:span text:style-name="T18">public</text:span></text:span><text:span text:style-name="ch2_5f_visualstudio.Operator"><text:span text:style-name="T18">:</text:span></text:span></text:p><text:p text:style-name="P27"><text:span text:style-name="ch2_5f_visualstudio.Text.Whitespace"><text:span text:style-name="T18">    </text:span></text:span><text:span text:style-name="ch2_5f_visualstudio.Keyword"><text:span text:style-name="T18">template</text:span></text:span><text:span text:style-name="ch2_5f_visualstudio.Operator"><text:span text:style-name="T18">&lt;</text:span></text:span><text:span text:style-name="ch2_5f_visualstudio.Keyword"><text:span text:style-name="T18">typename</text:span></text:span><text:span text:style-name="ch2_5f_visualstudio.Text.Whitespace"><text:span text:style-name="T18"> </text:span></text:span><text:span text:style-name="ch2_5f_visualstudio.Name.Class"><text:span text:style-name="T18">T</text:span></text:span><text:span text:style-name="ch2_5f_visualstudio.Operator"><text:span text:style-name="T18">&gt;</text:span></text:span></text:p><text:p text:style-name="P27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Punctuation"><text:span text:style-name="T18">(</text:span></text:span><text:span text:style-name="ch2_5f_visualstudio.Name"><text:span text:style-name="T18">T</text:span></text:span><text:span text:style-name="ch2_5f_visualstudio.Text.Whitespace"><text:span text:style-name="T18"> </text:span></text:span><text:span text:style-name="ch2_5f_visualstudio.Name"><text:span text:style-name="T18">value</text:span></text:span><text:span text:style-name="ch2_5f_visualstudio.Punctuation"><text:span text:style-name="T18">)</text:span></text:span><text:span text:style-name="ch2_5f_visualstudio.Operator"><text:span text:style-name="T18">:</text:span></text:span><text:span text:style-name="ch2_5f_visualstudio.Name"><text:span text:style-name="T18">str</text:span></text:span><text:span text:style-name="ch2_5f_visualstudio.Punctuation"><text:span text:style-name="T18">(</text:span></text:span><text:span text:style-name="ch2_5f_visualstudio.Name"><text:span text:style-name="T18">std</text:span></text:span><text:span text:style-name="ch2_5f_visualstudio.Operator"><text:span text:style-name="T18">::</text:span></text:span><text:span text:style-name="ch2_5f_visualstudio.Name"><text:span text:style-name="T18">move</text:span></text:span><text:span text:style-name="ch2_5f_visualstudio.Punctuation"><text:span text:style-name="T18">(</text:span></text:span><text:span text:style-name="ch2_5f_visualstudio.Name"><text:span text:style-name="T18">value</text:span></text:span><text:span text:style-name="ch2_5f_visualstudio.Punctuation"><text:span text:style-name="T18">)){}</text:span></text:span></text:p><text:p text:style-name="P29"><text:span text:style-name="ch2_5f_visualstudio.Text.Whitespace"><text:span text:style-name="T18"/></text:span></text:p><text:p text:style-name="P27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Punctuation"><text:span text:style-name="T18">(</text:span></text:span><text:span text:style-name="ch2_5f_visualstudio.Keyword.Type"><text:span text:style-name="T18">double</text:span></text:span><text:span text:style-name="ch2_5f_visualstudio.Text.Whitespace"><text:span text:style-name="T18"> </text:span></text:span><text:span text:style-name="ch2_5f_visualstudio.Name"><text:span text:style-name="T18">value</text:span></text:span><text:span text:style-name="ch2_5f_visualstudio.Punctuation"><text:span text:style-name="T18">)</text:span></text:span><text:span text:style-name="ch2_5f_visualstudio.Operator"><text:span text:style-name="T18">:</text:span></text:span><text:span text:style-name="ch2_5f_visualstudio.Name"><text:span text:style-name="T18">num1</text:span></text:span><text:span text:style-name="ch2_5f_visualstudio.Punctuation"><text:span text:style-name="T18">(</text:span></text:span><text:span text:style-name="ch2_5f_visualstudio.Name"><text:span text:style-name="T18">value</text:span></text:span><text:span text:style-name="ch2_5f_visualstudio.Punctuation"><text:span text:style-name="T18">){}</text:span></text:span></text:p><text:p text:style-name="P27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Punctuation"><text:span text:style-name="T18">(</text:span></text:span><text:span text:style-name="ch2_5f_visualstudio.Keyword.Type"><text:span text:style-name="T18">int</text:span></text:span><text:span text:style-name="ch2_5f_visualstudio.Text.Whitespace"><text:span text:style-name="T18"> </text:span></text:span><text:span text:style-name="ch2_5f_visualstudio.Name"><text:span text:style-name="T18">value</text:span></text:span><text:span text:style-name="ch2_5f_visualstudio.Punctuation"><text:span text:style-name="T18">)</text:span></text:span><text:span text:style-name="ch2_5f_visualstudio.Operator"><text:span text:style-name="T18">:</text:span></text:span><text:span text:style-name="ch2_5f_visualstudio.Name"><text:span text:style-name="T18">num2</text:span></text:span><text:span text:style-name="ch2_5f_visualstudio.Punctuation"><text:span text:style-name="T18">(</text:span></text:span><text:span text:style-name="ch2_5f_visualstudio.Name"><text:span text:style-name="T18">value</text:span></text:span><text:span text:style-name="ch2_5f_visualstudio.Punctuation"><text:span text:style-name="T18">){}</text:span></text:span></text:p><text:p text:style-name="P27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Punctuation"><text:span text:style-name="T18">(</text:span></text:span><text:span text:style-name="ch2_5f_visualstudio.Keyword.Type"><text:span text:style-name="T18">char</text:span></text:span><text:span text:style-name="ch2_5f_visualstudio.Text.Whitespace"><text:span text:style-name="T18"> </text:span></text:span><text:span text:style-name="ch2_5f_visualstudio.Name"><text:span text:style-name="T18">value</text:span></text:span><text:span text:style-name="ch2_5f_visualstudio.Punctuation"><text:span text:style-name="T18">)</text:span></text:span><text:span text:style-name="ch2_5f_visualstudio.Operator"><text:span text:style-name="T18">:</text:span></text:span><text:span text:style-name="ch2_5f_visualstudio.Name"><text:span text:style-name="T18">num3</text:span></text:span><text:span text:style-name="ch2_5f_visualstudio.Punctuation"><text:span text:style-name="T18">(</text:span></text:span><text:span text:style-name="ch2_5f_visualstudio.Name"><text:span text:style-name="T18">value</text:span></text:span><text:span text:style-name="ch2_5f_visualstudio.Punctuation"><text:span text:style-name="T18">){}</text:span></text:span></text:p><text:p text:style-name="P29"><text:span text:style-name="ch2_5f_visualstudio.Text.Whitespace"><text:span text:style-name="T18"/></text:span></text:p><text:p text:style-name="P27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Punctuation"><text:span text:style-name="T18">(</text:span></text:span><text:span text:style-name="ch2_5f_visualstudio.Keyword"><text:span text:style-name="T18">const</text:span></text:span><text:span text:style-name="ch2_5f_visualstudio.Text.Whitespace"><text:span text:style-name="T18"> </text:span></text:span><text:span text:style-name="ch2_5f_visualstudio.Name"><text:span text:style-name="T18">Value</text:span></text:span><text:span text:style-name="ch2_5f_visualstudio.Operator"><text:span text:style-name="T18">&amp;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){</text:span></text:span></text:p><text:p text:style-name="P27"><text:span text:style-name="ch2_5f_visualstudio.Text.Whitespace"><text:span text:style-name="T18">        </text:span></text:span><text:span text:style-name="ch2_5f_visualstudio.Name"><text:span text:style-name="T18">str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str</text:span></text:span><text:span text:style-name="ch2_5f_visualstudio.Punctuation"><text:span text:style-name="T18">;</text:span></text:span></text:p><text:p text:style-name="P27"><text:span text:style-name="ch2_5f_visualstudio.Text.Whitespace"><text:span text:style-name="T18">        </text:span></text:span><text:span text:style-name="ch2_5f_visualstudio.Name"><text:span text:style-name="T18">num1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num1</text:span></text:span><text:span text:style-name="ch2_5f_visualstudio.Punctuation"><text:span text:style-name="T18">;</text:span></text:span></text:p><text:p text:style-name="P27"><text:span text:style-name="ch2_5f_visualstudio.Text.Whitespace"><text:span text:style-name="T18">        </text:span></text:span><text:span text:style-name="ch2_5f_visualstudio.Name"><text:span text:style-name="T18">num2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num2</text:span></text:span><text:span text:style-name="ch2_5f_visualstudio.Punctuation"><text:span text:style-name="T18">;</text:span></text:span></text:p><text:p text:style-name="P27"><text:span text:style-name="ch2_5f_visualstudio.Text.Whitespace"><text:span text:style-name="T18">        </text:span></text:span><text:span text:style-name="ch2_5f_visualstudio.Name"><text:span text:style-name="T18">num3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num3</text:span></text:span><text:span text:style-name="ch2_5f_visualstudio.Punctuation"><text:span text:style-name="T18">;</text:span></text:span></text:p><text:p text:style-name="P27"><text:span text:style-name="ch2_5f_visualstudio.Text.Whitespace"><text:span text:style-name="T18">    </text:span></text:span><text:span text:style-name="ch2_5f_visualstudio.Punctuation"><text:span text:style-name="T18">}</text:span></text:span></text:p><text:p text:style-name="Caption">Рисунок 4.1 — часть кода для задания 4</text:p></draw:text-box></draw:frame></text:p>
      <text:p text:style-name="Для_20_рисунков"/>
      <text:p text:style-name="Для_20_рисунков"/>
      <text:p text:style-name="Для_20_рисунков"><draw:frame draw:style-name="fr2" draw:name="Врезка21" text:anchor-type="paragraph" svg:x="2.551cm" svg:y="0cm" style:rel-width="70%" svg:height="23.068cm" draw:z-index="13"><draw:text-box fo:min-height="90%" fo:min-width="11.901cm"><text:p text:style-name="P50"/></draw:text-box></draw:frame><text:soft-page-break/><draw:frame draw:style-name="fr1" draw:name="Врезка15" text:anchor-type="as-char" style:rel-width="70%" svg:height="23.837cm" draw:z-index="18"><draw:text-box fo:min-height="93%" fo:min-width="11.949cm"><text:p text:style-name="P28"><text:span text:style-name="ch2_5f_visualstudio.Text.Whitespace"><text:span text:style-name="T18"><text:s text:c="2"/>  </text:span></text:span><text:span text:style-name="ch2_5f_visualstudio.Name"><text:span text:style-name="T18">Value</text:span></text:span><text:span text:style-name="ch2_5f_visualstudio.Punctuation"><text:span text:style-name="T18">(</text:span></text:span><text:span text:style-name="ch2_5f_visualstudio.Name"><text:span text:style-name="T18">Value</text:span></text:span><text:span text:style-name="ch2_5f_visualstudio.Operator"><text:span text:style-name="T18">&amp;&amp;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){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str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std</text:span></text:span><text:span text:style-name="ch2_5f_visualstudio.Operator"><text:span text:style-name="T18">::</text:span></text:span><text:span text:style-name="ch2_5f_visualstudio.Name"><text:span text:style-name="T18">move</text:span></text:span><text:span text:style-name="ch2_5f_visualstudio.Punctuation"><text:span text:style-name="T18">(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str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num1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std</text:span></text:span><text:span text:style-name="ch2_5f_visualstudio.Operator"><text:span text:style-name="T18">::</text:span></text:span><text:span text:style-name="ch2_5f_visualstudio.Name"><text:span text:style-name="T18">move</text:span></text:span><text:span text:style-name="ch2_5f_visualstudio.Punctuation"><text:span text:style-name="T18">(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num1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num2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std</text:span></text:span><text:span text:style-name="ch2_5f_visualstudio.Operator"><text:span text:style-name="T18">::</text:span></text:span><text:span text:style-name="ch2_5f_visualstudio.Name"><text:span text:style-name="T18">move</text:span></text:span><text:span text:style-name="ch2_5f_visualstudio.Punctuation"><text:span text:style-name="T18">(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num2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num3</text:span></text:span><text:span text:style-name="ch2_5f_visualstudio.Text.Whitespace"><text:span text:style-name="T18"> 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Name"><text:span text:style-name="T18">std</text:span></text:span><text:span text:style-name="ch2_5f_visualstudio.Operator"><text:span text:style-name="T18">::</text:span></text:span><text:span text:style-name="ch2_5f_visualstudio.Name"><text:span text:style-name="T18">move</text:span></text:span><text:span text:style-name="ch2_5f_visualstudio.Punctuation"><text:span text:style-name="T18">(</text:span></text:span><text:span text:style-name="ch2_5f_visualstudio.Name"><text:span text:style-name="T18">other</text:span></text:span><text:span text:style-name="ch2_5f_visualstudio.Punctuation"><text:span text:style-name="T18">.</text:span></text:span><text:span text:style-name="ch2_5f_visualstudio.Name"><text:span text:style-name="T18">num3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</text:span></text:span><text:span text:style-name="ch2_5f_visualstudio.Punctuation"><text:span text:style-name="T18">}</text:span></text:span></text:p><text:p text:style-name="P30"><text:span text:style-name="ch2_5f_visualstudio.Text.Whitespace"><text:span text:style-name="T18"/></text:span></text:p><text:p text:style-name="P28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Operator"><text:span text:style-name="T18">&amp;</text:span></text:span><text:span text:style-name="ch2_5f_visualstudio.Text.Whitespace"><text:span text:style-name="T18"> </text:span></text:span><text:span text:style-name="ch2_5f_visualstudio.Keyword"><text:span text:style-name="T18">operator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Punctuation"><text:span text:style-name="T18">(</text:span></text:span><text:span text:style-name="ch2_5f_visualstudio.Keyword"><text:span text:style-name="T18">const</text:span></text:span><text:span text:style-name="ch2_5f_visualstudio.Text.Whitespace"><text:span text:style-name="T18"> </text:span></text:span><text:span text:style-name="ch2_5f_visualstudio.Name"><text:span text:style-name="T18">Value</text:span></text:span><text:span text:style-name="ch2_5f_visualstudio.Operator"><text:span text:style-name="T18">&amp;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){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Value</text:span></text:span><text:span text:style-name="ch2_5f_visualstudio.Text.Whitespace"><text:span text:style-name="T18"> </text:span></text:span><text:span text:style-name="ch2_5f_visualstudio.Name.Function"><text:span text:style-name="T18">temp</text:span></text:span><text:span text:style-name="ch2_5f_visualstudio.Punctuation"><text:span text:style-name="T18">(</text:span></text:span><text:span text:style-name="ch2_5f_visualstudio.Name"><text:span text:style-name="T18">other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Swap</text:span></text:span><text:span text:style-name="ch2_5f_visualstudio.Punctuation"><text:span text:style-name="T18">(</text:span></text:span><text:span text:style-name="ch2_5f_visualstudio.Name"><text:span text:style-name="T18">temp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    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Operator"><text:span text:style-name="T18">*</text:span></text:span><text:span text:style-name="ch2_5f_visualstudio.Keyword"><text:span text:style-name="T18">this</text:span></text:span><text:span text:style-name="ch2_5f_visualstudio.Punctuation"><text:span text:style-name="T18">;</text:span></text:span></text:p><text:p text:style-name="P28"><text:span text:style-name="ch2_5f_visualstudio.Text.Whitespace"><text:span text:style-name="T18">    </text:span></text:span><text:span text:style-name="ch2_5f_visualstudio.Punctuation"><text:span text:style-name="T18">}</text:span></text:span></text:p><text:p text:style-name="P30"><text:span text:style-name="ch2_5f_visualstudio.Text.Whitespace"><text:span text:style-name="T18"/></text:span></text:p><text:p text:style-name="P28"><text:span text:style-name="ch2_5f_visualstudio.Text.Whitespace"><text:span text:style-name="T18">    </text:span></text:span><text:span text:style-name="ch2_5f_visualstudio.Name"><text:span text:style-name="T18">Value</text:span></text:span><text:span text:style-name="ch2_5f_visualstudio.Operator"><text:span text:style-name="T18">&amp;</text:span></text:span><text:span text:style-name="ch2_5f_visualstudio.Text.Whitespace"><text:span text:style-name="T18"> </text:span></text:span><text:span text:style-name="ch2_5f_visualstudio.Keyword"><text:span text:style-name="T18">operator</text:span></text:span><text:span text:style-name="ch2_5f_visualstudio.Operator"><text:span text:style-name="T18">=</text:span></text:span><text:span text:style-name="ch2_5f_visualstudio.Text.Whitespace"><text:span text:style-name="T18"> </text:span></text:span><text:span text:style-name="ch2_5f_visualstudio.Punctuation"><text:span text:style-name="T18">(</text:span></text:span><text:span text:style-name="ch2_5f_visualstudio.Name"><text:span text:style-name="T18">Value</text:span></text:span><text:span text:style-name="ch2_5f_visualstudio.Operator"><text:span text:style-name="T18">&amp;&amp;</text:span></text:span><text:span text:style-name="ch2_5f_visualstudio.Text.Whitespace"><text:span text:style-name="T18"> </text:span></text:span><text:span text:style-name="ch2_5f_visualstudio.Name"><text:span text:style-name="T18">other</text:span></text:span><text:span text:style-name="ch2_5f_visualstudio.Punctuation"><text:span text:style-name="T18">){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Value</text:span></text:span><text:span text:style-name="ch2_5f_visualstudio.Text.Whitespace"><text:span text:style-name="T18"> </text:span></text:span><text:span text:style-name="ch2_5f_visualstudio.Name.Function"><text:span text:style-name="T18">temp</text:span></text:span><text:span text:style-name="ch2_5f_visualstudio.Punctuation"><text:span text:style-name="T18">(</text:span></text:span><text:span text:style-name="ch2_5f_visualstudio.Name"><text:span text:style-name="T18">std</text:span></text:span><text:span text:style-name="ch2_5f_visualstudio.Operator"><text:span text:style-name="T18">::</text:span></text:span><text:span text:style-name="ch2_5f_visualstudio.Name"><text:span text:style-name="T18">move</text:span></text:span><text:span text:style-name="ch2_5f_visualstudio.Punctuation"><text:span text:style-name="T18">(</text:span></text:span><text:span text:style-name="ch2_5f_visualstudio.Name"><text:span text:style-name="T18">other</text:span></text:span><text:span text:style-name="ch2_5f_visualstudio.Punctuation"><text:span text:style-name="T18">));</text:span></text:span></text:p><text:p text:style-name="P28"><text:span text:style-name="ch2_5f_visualstudio.Text.Whitespace"><text:span text:style-name="T18">        </text:span></text:span><text:span text:style-name="ch2_5f_visualstudio.Name"><text:span text:style-name="T18">Swap</text:span></text:span><text:span text:style-name="ch2_5f_visualstudio.Punctuation"><text:span text:style-name="T18">(</text:span></text:span><text:span text:style-name="ch2_5f_visualstudio.Name"><text:span text:style-name="T18">temp</text:span></text:span><text:span text:style-name="ch2_5f_visualstudio.Punctuation"><text:span text:style-name="T18">);</text:span></text:span></text:p><text:p text:style-name="P28"><text:span text:style-name="ch2_5f_visualstudio.Text.Whitespace"><text:span text:style-name="T18">        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Operator"><text:span text:style-name="T18">*</text:span></text:span><text:span text:style-name="ch2_5f_visualstudio.Keyword"><text:span text:style-name="T18">this</text:span></text:span><text:span text:style-name="ch2_5f_visualstudio.Punctuation"><text:span text:style-name="T18">;</text:span></text:span></text:p><text:p text:style-name="P28"><text:span text:style-name="ch2_5f_visualstudio.Text.Whitespace"><text:span text:style-name="T18">    </text:span></text:span><text:span text:style-name="ch2_5f_visualstudio.Punctuation"><text:span text:style-name="T18">}</text:span></text:span></text:p><text:p text:style-name="P30"><text:span text:style-name="ch2_5f_visualstudio.Text.Whitespace"><text:span text:style-name="T18"/></text:span></text:p><text:p text:style-name="P28"><text:span text:style-name="ch2_5f_visualstudio.Text.Whitespace"><text:span text:style-name="T18">    </text:span></text:span><text:span text:style-name="ch2_5f_visualstudio.Keyword.Type"><text:span text:style-name="T18">bool</text:span></text:span><text:span text:style-name="ch2_5f_visualstudio.Text.Whitespace"><text:span text:style-name="T18"> </text:span></text:span><text:span text:style-name="ch2_5f_visualstudio.Name"><text:span text:style-name="T18">IsStr</text:span></text:span><text:span text:style-name="ch2_5f_visualstudio.Punctuation"><text:span text:style-name="T18">()</text:span></text:span><text:span text:style-name="ch2_5f_visualstudio.Keyword"><text:span text:style-name="T18">const</text:span></text:span><text:span text:style-name="ch2_5f_visualstudio.Punctuation"><text:span text:style-name="T18">{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Name"><text:span text:style-name="T18">str</text:span></text:span><text:span text:style-name="ch2_5f_visualstudio.Punctuation"><text:span text:style-name="T18">.</text:span></text:span><text:span text:style-name="ch2_5f_visualstudio.Name"><text:span text:style-name="T18">has_value</text:span></text:span><text:span text:style-name="ch2_5f_visualstudio.Punctuation"><text:span text:style-name="T18">();}</text:span></text:span></text:p><text:p text:style-name="P28"><text:span text:style-name="ch2_5f_visualstudio.Text.Whitespace"><text:span text:style-name="T18">    </text:span></text:span><text:span text:style-name="ch2_5f_visualstudio.Keyword.Type"><text:span text:style-name="T18">bool</text:span></text:span><text:span text:style-name="ch2_5f_visualstudio.Text.Whitespace"><text:span text:style-name="T18"> </text:span></text:span><text:span text:style-name="ch2_5f_visualstudio.Name"><text:span text:style-name="T18">IsDouble</text:span></text:span><text:span text:style-name="ch2_5f_visualstudio.Punctuation"><text:span text:style-name="T18">()</text:span></text:span><text:span text:style-name="ch2_5f_visualstudio.Keyword"><text:span text:style-name="T18">const</text:span></text:span><text:span text:style-name="ch2_5f_visualstudio.Punctuation"><text:span text:style-name="T18">{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Name"><text:span text:style-name="T18">num1</text:span></text:span><text:span text:style-name="ch2_5f_visualstudio.Punctuation"><text:span text:style-name="T18">.</text:span></text:span><text:span text:style-name="ch2_5f_visualstudio.Name"><text:span text:style-name="T18">has_value</text:span></text:span><text:span text:style-name="ch2_5f_visualstudio.Punctuation"><text:span text:style-name="T18">();}</text:span></text:span></text:p><text:p text:style-name="P28"><text:span text:style-name="ch2_5f_visualstudio.Text.Whitespace"><text:span text:style-name="T18">    </text:span></text:span><text:span text:style-name="ch2_5f_visualstudio.Keyword.Type"><text:span text:style-name="T18">bool</text:span></text:span><text:span text:style-name="ch2_5f_visualstudio.Text.Whitespace"><text:span text:style-name="T18"> </text:span></text:span><text:span text:style-name="ch2_5f_visualstudio.Name"><text:span text:style-name="T18">IsInt</text:span></text:span><text:span text:style-name="ch2_5f_visualstudio.Punctuation"><text:span text:style-name="T18">()</text:span></text:span><text:span text:style-name="ch2_5f_visualstudio.Keyword"><text:span text:style-name="T18">const</text:span></text:span><text:span text:style-name="ch2_5f_visualstudio.Punctuation"><text:span text:style-name="T18">{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Name"><text:span text:style-name="T18">num2</text:span></text:span><text:span text:style-name="ch2_5f_visualstudio.Punctuation"><text:span text:style-name="T18">.</text:span></text:span><text:span text:style-name="ch2_5f_visualstudio.Name"><text:span text:style-name="T18">has_value</text:span></text:span><text:span text:style-name="ch2_5f_visualstudio.Punctuation"><text:span text:style-name="T18">();}</text:span></text:span></text:p><text:p text:style-name="P28"><text:span text:style-name="ch2_5f_visualstudio.Text.Whitespace"><text:span text:style-name="T18">    </text:span></text:span><text:span text:style-name="ch2_5f_visualstudio.Keyword.Type"><text:span text:style-name="T18">bool</text:span></text:span><text:span text:style-name="ch2_5f_visualstudio.Text.Whitespace"><text:span text:style-name="T18"> </text:span></text:span><text:span text:style-name="ch2_5f_visualstudio.Name"><text:span text:style-name="T18">IsChar</text:span></text:span><text:span text:style-name="ch2_5f_visualstudio.Punctuation"><text:span text:style-name="T18">()</text:span></text:span><text:span text:style-name="ch2_5f_visualstudio.Keyword"><text:span text:style-name="T18">const</text:span></text:span><text:span text:style-name="ch2_5f_visualstudio.Punctuation"><text:span text:style-name="T18">{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Name"><text:span text:style-name="T18">num3</text:span></text:span><text:span text:style-name="ch2_5f_visualstudio.Punctuation"><text:span text:style-name="T18">.</text:span></text:span><text:span text:style-name="ch2_5f_visualstudio.Name"><text:span text:style-name="T18">has_value</text:span></text:span><text:span text:style-name="ch2_5f_visualstudio.Punctuation"><text:span text:style-name="T18">();}</text:span></text:span></text:p><text:p text:style-name="P28"><text:span text:style-name="ch2_5f_visualstudio.Text.Whitespace"><text:span text:style-name="T18">    </text:span></text:span><text:span text:style-name="ch2_5f_visualstudio.Keyword.Type"><text:span text:style-name="T18">bool</text:span></text:span><text:span text:style-name="ch2_5f_visualstudio.Text.Whitespace"><text:span text:style-name="T18"> </text:span></text:span><text:span text:style-name="ch2_5f_visualstudio.Name"><text:span text:style-name="T18">IsScalar</text:span></text:span><text:span text:style-name="ch2_5f_visualstudio.Punctuation"><text:span text:style-name="T18">()</text:span></text:span><text:span text:style-name="ch2_5f_visualstudio.Keyword"><text:span text:style-name="T18">const</text:span></text:span><text:span text:style-name="ch2_5f_visualstudio.Punctuation"><text:span text:style-name="T18">{</text:span></text:span><text:span text:style-name="ch2_5f_visualstudio.Keyword"><text:span text:style-name="T18">return</text:span></text:span><text:span text:style-name="ch2_5f_visualstudio.Text.Whitespace"><text:span text:style-name="T18"> </text:span></text:span><text:span text:style-name="ch2_5f_visualstudio.Operator"><text:span text:style-name="T18">!</text:span></text:span><text:span text:style-name="ch2_5f_visualstudio.Name"><text:span text:style-name="T18">IsChar</text:span></text:span><text:span text:style-name="ch2_5f_visualstudio.Punctuation"><text:span text:style-name="T18">()</text:span></text:span><text:span text:style-name="ch2_5f_visualstudio.Text.Whitespace"><text:span text:style-name="T18"> </text:span></text:span><text:span text:style-name="ch2_5f_visualstudio.Operator"><text:span text:style-name="T18">&amp;&amp;</text:span></text:span><text:span text:style-name="ch2_5f_visualstudio.Text.Whitespace"><text:span text:style-name="T18"> </text:span></text:span><text:span text:style-name="ch2_5f_visualstudio.Operator"><text:span text:style-name="T18">!</text:span></text:span><text:span text:style-name="ch2_5f_visualstudio.Name"><text:span text:style-name="T18">IsStr</text:span></text:span><text:span text:style-name="ch2_5f_visualstudio.Punctuation"><text:span text:style-name="T18">();}</text:span></text:span></text:p><text:p text:style-name="P13"><text:span text:style-name="ch2_5f_visualstudio.Text.Whitespace"><text:span text:style-name="T18"/></text:span></text:p><text:p text:style-name="P14"><text:span text:style-name="ch2_5f_visualstudio.Text.Whitespace"><text:span text:style-name="T18">    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string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AsStr</text:span></text:span><text:span text:style-name="ch2_5f_visualstudio.Punctuation"><text:span text:style-name="T22">()</text:span></text:span><text:span text:style-name="ch2_5f_visualstudio.Keyword"><text:span text:style-name="T22">const</text:span></text:span><text:span text:style-name="ch2_5f_visualstudio.Punctuation"><text:span text:style-name="T22">{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Operator"><text:span text:style-name="T22">*</text:span></text:span><text:span text:style-name="ch2_5f_visualstudio.Name"><text:span text:style-name="T22">str</text:span></text:span><text:span text:style-name="ch2_5f_visualstudio.Punctuation"><text:span text:style-name="T22">;}</text:span></text:span></text:p><text:p text:style-name="P14"><text:span text:style-name="ch2_5f_visualstudio.Text.Whitespace"><text:span text:style-name="T18">    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Keyword.Type"><text:span text:style-name="T22">double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AsDouble</text:span></text:span><text:span text:style-name="ch2_5f_visualstudio.Punctuation"><text:span text:style-name="T22">()</text:span></text:span><text:span text:style-name="ch2_5f_visualstudio.Keyword"><text:span text:style-name="T22">const</text:span></text:span><text:span text:style-name="ch2_5f_visualstudio.Punctuation"><text:span text:style-name="T22">{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Operator"><text:span text:style-name="T22">*</text:span></text:span><text:span text:style-name="ch2_5f_visualstudio.Name"><text:span text:style-name="T22">num1</text:span></text:span><text:span text:style-name="ch2_5f_visualstudio.Punctuation"><text:span text:style-name="T22">;}</text:span></text:span></text:p><text:p text:style-name="P14"><text:span text:style-name="ch2_5f_visualstudio.Text.Whitespace"><text:span text:style-name="T18">    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Keyword.Type"><text:span text:style-name="T22">int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AsInt</text:span></text:span><text:span text:style-name="ch2_5f_visualstudio.Punctuation"><text:span text:style-name="T22">()</text:span></text:span><text:span text:style-name="ch2_5f_visualstudio.Keyword"><text:span text:style-name="T22">const</text:span></text:span><text:span text:style-name="ch2_5f_visualstudio.Punctuation"><text:span text:style-name="T22">{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Operator"><text:span text:style-name="T22">*</text:span></text:span><text:span text:style-name="ch2_5f_visualstudio.Name"><text:span text:style-name="T22">num2</text:span></text:span><text:span text:style-name="ch2_5f_visualstudio.Punctuation"><text:span text:style-name="T22">;}</text:span></text:span></text:p><text:p text:style-name="P14"><text:span text:style-name="ch2_5f_visualstudio.Text.Whitespace"><text:span text:style-name="T18">    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Keyword.Type"><text:span text:style-name="T22">char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AsChar</text:span></text:span><text:span text:style-name="ch2_5f_visualstudio.Punctuation"><text:span text:style-name="T22">()</text:span></text:span><text:span text:style-name="ch2_5f_visualstudio.Keyword"><text:span text:style-name="T22">const</text:span></text:span><text:span text:style-name="ch2_5f_visualstudio.Punctuation"><text:span text:style-name="T22">{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Operator"><text:span text:style-name="T22">*</text:span></text:span><text:span text:style-name="ch2_5f_visualstudio.Name"><text:span text:style-name="T22">num3</text:span></text:span><text:span text:style-name="ch2_5f_visualstudio.Punctuation"><text:span text:style-name="T22">;}</text:span></text:span></text:p><text:p text:style-name="P14"><text:span text:style-name="ch2_5f_visualstudio.Text.Whitespace"><text:span text:style-name="T18">    </text:span></text:span><text:span text:style-name="ch2_5f_visualstudio.Keyword.Type"><text:span text:style-name="T22">double</text:span></text:span><text:span text:style-name="ch2_5f_visualstudio.Text.Whitespace"><text:span text:style-name="T22"> </text:span></text:span><text:span text:style-name="ch2_5f_visualstudio.Name"><text:span text:style-name="T22">AsScalar</text:span></text:span><text:span text:style-name="ch2_5f_visualstudio.Punctuation"><text:span text:style-name="T22">()</text:span></text:span><text:span text:style-name="ch2_5f_visualstudio.Keyword"><text:span text:style-name="T22">const</text:span></text:span><text:span text:style-name="ch2_5f_visualstudio.Punctuation"><text:span text:style-name="T22">{</text:span></text:span></text:p><text:p text:style-name="P14"><text:span text:style-name="ch2_5f_visualstudio.Text.Whitespace"><text:span text:style-name="T18">        </text:span></text:span><text:span text:style-name="ch2_5f_visualstudio.Keyword"><text:span text:style-name="T22">if</text:span></text:span><text:span text:style-name="ch2_5f_visualstudio.Punctuation"><text:span text:style-name="T22">(</text:span></text:span><text:span text:style-name="ch2_5f_visualstudio.Name"><text:span text:style-name="T22">IsInt</text:span></text:span><text:span text:style-name="ch2_5f_visualstudio.Punctuation"><text:span text:style-name="T22">()){</text:span></text:span></text:p><text:p text:style-name="P14"><text:span text:style-name="ch2_5f_visualstudio.Text.Whitespace"><text:span text:style-name="T18">            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Operator"><text:span text:style-name="T22">*</text:span></text:span><text:span text:style-name="ch2_5f_visualstudio.Name"><text:span text:style-name="T22">num2</text:span></text:span><text:span text:style-name="ch2_5f_visualstudio.Punctuation"><text:span text:style-name="T22">;</text:span></text:span></text:p><text:p text:style-name="P14"><text:span text:style-name="ch2_5f_visualstudio.Text.Whitespace"><text:span text:style-name="T18">        </text:span></text:span><text:span text:style-name="ch2_5f_visualstudio.Punctuation"><text:span text:style-name="T22">}</text:span></text:span><text:span text:style-name="ch2_5f_visualstudio.Keyword"><text:span text:style-name="T22">else</text:span></text:span><text:span text:style-name="ch2_5f_visualstudio.Punctuation"><text:span text:style-name="T22">{</text:span></text:span></text:p><text:p text:style-name="P14"><text:span text:style-name="ch2_5f_visualstudio.Text.Whitespace"><text:span text:style-name="T18">            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Operator"><text:span text:style-name="T22">*</text:span></text:span><text:span text:style-name="ch2_5f_visualstudio.Name"><text:span text:style-name="T22">num1</text:span></text:span><text:span text:style-name="ch2_5f_visualstudio.Punctuation"><text:span text:style-name="T22">;</text:span></text:span></text:p><text:p text:style-name="P14"><text:span text:style-name="ch2_5f_visualstudio.Text.Whitespace"><text:span text:style-name="T18">        </text:span></text:span><text:span text:style-name="ch2_5f_visualstudio.Punctuation"><text:span text:style-name="T22">}</text:span></text:span></text:p><text:p text:style-name="P14"><text:span text:style-name="ch2_5f_visualstudio.Text.Whitespace"><text:span text:style-name="T18">    </text:span></text:span><text:span text:style-name="ch2_5f_visualstudio.Punctuation"><text:span text:style-name="T22">}</text:span></text:span></text:p><text:p text:style-name="P13"><text:span text:style-name="ch2_5f_visualstudio.Text.Whitespace"><text:span text:style-name="T18"/></text:span></text:p><text:p text:style-name="P14"><text:span text:style-name="ch2_5f_visualstudio.Text.Whitespace"><text:span text:style-name="T18">    </text:span></text:span><text:span text:style-name="ch2_5f_visualstudio.Keyword.Type"><text:span text:style-name="T22">bool</text:span></text:span><text:span text:style-name="ch2_5f_visualstudio.Text.Whitespace"><text:span text:style-name="T22"> </text:span></text:span><text:span text:style-name="ch2_5f_visualstudio.Keyword"><text:span text:style-name="T22">operator</text:span></text:span><text:span text:style-name="ch2_5f_visualstudio.Operator"><text:span text:style-name="T22">&lt;</text:span></text:span><text:span text:style-name="ch2_5f_visualstudio.Text.Whitespace"><text:span text:style-name="T22"> </text:span></text:span><text:span text:style-name="ch2_5f_visualstudio.Punctuation"><text:span text:style-name="T22">(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Name"><text:span text:style-name="T22">Value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other</text:span></text:span><text:span text:style-name="ch2_5f_visualstudio.Punctuation"><text:span text:style-name="T22">)</text:span></text:span><text:span text:style-name="ch2_5f_visualstudio.Keyword"><text:span text:style-name="T22">const</text:span></text:span><text:span text:style-name="ch2_5f_visualstudio.Punctuation"><text:span text:style-name="T22">{</text:span></text:span></text:p><text:p text:style-name="P14"><text:span text:style-name="ch2_5f_visualstudio.Text.Whitespace"><text:span text:style-name="T18">        </text:span></text:span><text:span text:style-name="ch2_5f_visualstudio.Keyword"><text:span text:style-name="T22">if</text:span></text:span><text:span text:style-name="ch2_5f_visualstudio.Punctuation"><text:span text:style-name="T22">(</text:span></text:span><text:span text:style-name="ch2_5f_visualstudio.Name"><text:span text:style-name="T22">other</text:span></text:span><text:span text:style-name="ch2_5f_visualstudio.Punctuation"><text:span text:style-name="T22">.</text:span></text:span><text:span text:style-name="ch2_5f_visualstudio.Name"><text:span text:style-name="T22">IsScalar</text:span></text:span><text:span text:style-name="ch2_5f_visualstudio.Punctuation"><text:span text:style-name="T22">()</text:span></text:span><text:span text:style-name="ch2_5f_visualstudio.Text.Whitespace"><text:span text:style-name="T22"> </text:span></text:span><text:span text:style-name="ch2_5f_visualstudio.Operator"><text:span text:style-name="T22">&amp;&amp;</text:span></text:span><text:span text:style-name="ch2_5f_visualstudio.Text.Whitespace"><text:span text:style-name="T22"> </text:span></text:span><text:span text:style-name="ch2_5f_visualstudio.Name"><text:span text:style-name="T22">other</text:span></text:span><text:span text:style-name="ch2_5f_visualstudio.Punctuation"><text:span text:style-name="T22">.</text:span></text:span><text:span text:style-name="ch2_5f_visualstudio.Name"><text:span text:style-name="T22">IsScalar</text:span></text:span><text:span text:style-name="ch2_5f_visualstudio.Punctuation"><text:span text:style-name="T22">()){</text:span></text:span></text:p><text:p text:style-name="P14"><text:span text:style-name="ch2_5f_visualstudio.Text.Whitespace"><text:span text:style-name="T18">            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Name"><text:span text:style-name="T22">AsScalar</text:span></text:span><text:span text:style-name="ch2_5f_visualstudio.Punctuation"><text:span text:style-name="T22">()</text:span></text:span><text:span text:style-name="ch2_5f_visualstudio.Text.Whitespace"><text:span text:style-name="T22"> </text:span></text:span><text:span text:style-name="ch2_5f_visualstudio.Operator"><text:span text:style-name="T22">&lt;</text:span></text:span><text:span text:style-name="ch2_5f_visualstudio.Text.Whitespace"><text:span text:style-name="T22"> </text:span></text:span><text:span text:style-name="ch2_5f_visualstudio.Name"><text:span text:style-name="T22">other</text:span></text:span><text:span text:style-name="ch2_5f_visualstudio.Punctuation"><text:span text:style-name="T22">.</text:span></text:span><text:span text:style-name="ch2_5f_visualstudio.Name"><text:span text:style-name="T22">AsScalar</text:span></text:span><text:span text:style-name="ch2_5f_visualstudio.Punctuation"><text:span text:style-name="T22">();</text:span></text:span></text:p><text:p text:style-name="P14"><text:span text:style-name="ch2_5f_visualstudio.Text.Whitespace"><text:span text:style-name="T18">        </text:span></text:span><text:span text:style-name="ch2_5f_visualstudio.Punctuation"><text:span text:style-name="T22">}</text:span></text:span></text:p><text:p text:style-name="P14"><text:span text:style-name="ch2_5f_visualstudio.Text.Whitespace"><text:span text:style-name="T18">        </text:span></text:span><text:span text:style-name="ch2_5f_visualstudio.Keyword"><text:span text:style-name="T22">return</text:span></text:span><text:span text:style-name="ch2_5f_visualstudio.Text.Whitespace"><text:span text:style-name="T22"> </text:span></text:span><text:span text:style-name="ch2_5f_visualstudio.Name.Builtin"><text:span text:style-name="T22">false</text:span></text:span><text:span text:style-name="ch2_5f_visualstudio.Punctuation"><text:span text:style-name="T22">;</text:span></text:span></text:p><text:p text:style-name="P14"><text:span text:style-name="ch2_5f_visualstudio.Text.Whitespace"><text:span text:style-name="T18">    </text:span></text:span><text:span text:style-name="ch2_5f_visualstudio.Punctuation"><text:span text:style-name="T22">}</text:span></text:span></text:p><text:p text:style-name="Caption">Рисунок 4.2 — часть кода для задания 4</text:p></draw:text-box></draw:frame></text:p>
      <text:p text:style-name="Для_20_рисунков"/>
      <text:p text:style-name="Для_20_рисунков"><draw:frame draw:style-name="fr2" draw:name="Врезка22" text:anchor-type="paragraph" svg:x="1.446cm" svg:y="0cm" style:rel-width="83%" svg:height="16.66cm" draw:z-index="15"><draw:text-box fo:min-height="65%" fo:min-width="14.109cm"><text:p text:style-name="P50"/></draw:text-box></draw:frame><text:soft-page-break/><draw:frame draw:style-name="fr1" draw:name="Врезка4" text:anchor-type="as-char" style:rel-width="83%" svg:height="17.309cm" draw:z-index="3"><draw:text-box fo:min-height="62%" fo:min-width="14.109cm"><text:p text:style-name="P10"><text:span text:style-name="ch2_5f_visualstudio.Text.Whitespace"><text:span text:style-name="T24">    </text:span></text:span><text:span text:style-name="ch2_5f_visualstudio.Name"><text:span text:style-name="T24">Value</text:span></text:span><text:span text:style-name="ch2_5f_visualstudio.Operator"><text:span text:style-name="T24">&amp;</text:span></text:span><text:span text:style-name="ch2_5f_visualstudio.Text.Whitespace"><text:span text:style-name="T24"> </text:span></text:span><text:span text:style-name="ch2_5f_visualstudio.Name"><text:span text:style-name="T24">Swap</text:span></text:span><text:span text:style-name="ch2_5f_visualstudio.Punctuation"><text:span text:style-name="T24">(</text:span></text:span><text:span text:style-name="ch2_5f_visualstudio.Name"><text:span text:style-name="T24">Value</text:span></text:span><text:span text:style-name="ch2_5f_visualstudio.Operator"><text:span text:style-name="T24">&amp;</text:span></text:span><text:span text:style-name="ch2_5f_visualstudio.Text.Whitespace"><text:span text:style-name="T24"> </text:span></text:span><text:span text:style-name="ch2_5f_visualstudio.Name"><text:span text:style-name="T24">other</text:span></text:span><text:span text:style-name="ch2_5f_visualstudio.Punctuation"><text:span text:style-name="T24">){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wap</text:span></text:span><text:span text:style-name="ch2_5f_visualstudio.Punctuation"><text:span text:style-name="T24">(</text:span></text:span><text:span text:style-name="ch2_5f_visualstudio.Name"><text:span text:style-name="T24">str</text:span></text:span><text:span text:style-name="ch2_5f_visualstudio.Punctuation"><text:span text:style-name="T24">,</text:span></text:span><text:span text:style-name="ch2_5f_visualstudio.Name"><text:span text:style-name="T24">other</text:span></text:span><text:span text:style-name="ch2_5f_visualstudio.Punctuation"><text:span text:style-name="T24">.</text:span></text:span><text:span text:style-name="ch2_5f_visualstudio.Name"><text:span text:style-name="T24">str</text:span></text:span><text:span text:style-name="ch2_5f_visualstudio.Punctuation"><text:span text:style-name="T24">);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wap</text:span></text:span><text:span text:style-name="ch2_5f_visualstudio.Punctuation"><text:span text:style-name="T24">(</text:span></text:span><text:span text:style-name="ch2_5f_visualstudio.Name"><text:span text:style-name="T24">num1</text:span></text:span><text:span text:style-name="ch2_5f_visualstudio.Punctuation"><text:span text:style-name="T24">,</text:span></text:span><text:span text:style-name="ch2_5f_visualstudio.Name"><text:span text:style-name="T24">other</text:span></text:span><text:span text:style-name="ch2_5f_visualstudio.Punctuation"><text:span text:style-name="T24">.</text:span></text:span><text:span text:style-name="ch2_5f_visualstudio.Name"><text:span text:style-name="T24">num1</text:span></text:span><text:span text:style-name="ch2_5f_visualstudio.Punctuation"><text:span text:style-name="T24">);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wap</text:span></text:span><text:span text:style-name="ch2_5f_visualstudio.Punctuation"><text:span text:style-name="T24">(</text:span></text:span><text:span text:style-name="ch2_5f_visualstudio.Name"><text:span text:style-name="T24">num2</text:span></text:span><text:span text:style-name="ch2_5f_visualstudio.Punctuation"><text:span text:style-name="T24">,</text:span></text:span><text:span text:style-name="ch2_5f_visualstudio.Name"><text:span text:style-name="T24">other</text:span></text:span><text:span text:style-name="ch2_5f_visualstudio.Punctuation"><text:span text:style-name="T24">.</text:span></text:span><text:span text:style-name="ch2_5f_visualstudio.Name"><text:span text:style-name="T24">num2</text:span></text:span><text:span text:style-name="ch2_5f_visualstudio.Punctuation"><text:span text:style-name="T24">);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wap</text:span></text:span><text:span text:style-name="ch2_5f_visualstudio.Punctuation"><text:span text:style-name="T24">(</text:span></text:span><text:span text:style-name="ch2_5f_visualstudio.Name"><text:span text:style-name="T24">num3</text:span></text:span><text:span text:style-name="ch2_5f_visualstudio.Punctuation"><text:span text:style-name="T24">,</text:span></text:span><text:span text:style-name="ch2_5f_visualstudio.Name"><text:span text:style-name="T24">other</text:span></text:span><text:span text:style-name="ch2_5f_visualstudio.Punctuation"><text:span text:style-name="T24">.</text:span></text:span><text:span text:style-name="ch2_5f_visualstudio.Name"><text:span text:style-name="T24">num3</text:span></text:span><text:span text:style-name="ch2_5f_visualstudio.Punctuation"><text:span text:style-name="T24">);</text:span></text:span></text:p><text:p text:style-name="P10"><text:span text:style-name="ch2_5f_visualstudio.Text.Whitespace"><text:span text:style-name="T24">        </text:span></text:span><text:span text:style-name="ch2_5f_visualstudio.Keyword"><text:span text:style-name="T24">return</text:span></text:span><text:span text:style-name="ch2_5f_visualstudio.Text.Whitespace"><text:span text:style-name="T24"> </text:span></text:span><text:span text:style-name="ch2_5f_visualstudio.Operator"><text:span text:style-name="T24">*</text:span></text:span><text:span text:style-name="ch2_5f_visualstudio.Keyword"><text:span text:style-name="T24">this</text:span></text:span><text:span text:style-name="ch2_5f_visualstudio.Punctuation"><text:span text:style-name="T24">;</text:span></text:span></text:p><text:p text:style-name="P10"><text:span text:style-name="ch2_5f_visualstudio.Text.Whitespace"><text:span text:style-name="T24">    </text:span></text:span><text:span text:style-name="ch2_5f_visualstudio.Punctuation"><text:span text:style-name="T24">}</text:span></text:span></text:p><text:p text:style-name="P12"><text:span text:style-name="ch2_5f_visualstudio.Text.Whitespace"><text:span text:style-name="T24"/></text:span></text:p><text:p text:style-name="P26"><text:span text:style-name="ch2_5f_visualstudio.Keyword"><text:span text:style-name="T24">private</text:span></text:span><text:span text:style-name="ch2_5f_visualstudio.Operator"><text:span text:style-name="T24">:</text:span></text:span></text:p><text:p text:style-name="P10"><text:span text:style-name="ch2_5f_visualstudio.Text.Whitespace"><text:span text:style-name="T24">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optional</text:span></text:span><text:span text:style-name="ch2_5f_visualstudio.Operator"><text:span text:style-name="T24">&lt;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tring</text:span></text:span><text:span text:style-name="ch2_5f_visualstudio.Operator"><text:span text:style-name="T24">&gt;</text:span></text:span><text:span text:style-name="ch2_5f_visualstudio.Text.Whitespace"><text:span text:style-name="T24"> </text:span></text:span><text:span text:style-name="ch2_5f_visualstudio.Name"><text:span text:style-name="T24">str</text:span></text:span><text:span text:style-name="ch2_5f_visualstudio.Punctuation"><text:span text:style-name="T24">;</text:span></text:span></text:p><text:p text:style-name="P10"><text:span text:style-name="ch2_5f_visualstudio.Text.Whitespace"><text:span text:style-name="T24">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optional</text:span></text:span><text:span text:style-name="ch2_5f_visualstudio.Operator"><text:span text:style-name="T24">&lt;</text:span></text:span><text:span text:style-name="ch2_5f_visualstudio.Keyword.Type"><text:span text:style-name="T24">double</text:span></text:span><text:span text:style-name="ch2_5f_visualstudio.Operator"><text:span text:style-name="T24">&gt;</text:span></text:span><text:span text:style-name="ch2_5f_visualstudio.Text.Whitespace"><text:span text:style-name="T24"> </text:span></text:span><text:span text:style-name="ch2_5f_visualstudio.Name"><text:span text:style-name="T24">num1</text:span></text:span><text:span text:style-name="ch2_5f_visualstudio.Punctuation"><text:span text:style-name="T24">;</text:span></text:span></text:p><text:p text:style-name="P10"><text:span text:style-name="ch2_5f_visualstudio.Text.Whitespace"><text:span text:style-name="T24">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optional</text:span></text:span><text:span text:style-name="ch2_5f_visualstudio.Operator"><text:span text:style-name="T24">&lt;</text:span></text:span><text:span text:style-name="ch2_5f_visualstudio.Keyword.Type"><text:span text:style-name="T24">int</text:span></text:span><text:span text:style-name="ch2_5f_visualstudio.Operator"><text:span text:style-name="T24">&gt;</text:span></text:span><text:span text:style-name="ch2_5f_visualstudio.Text.Whitespace"><text:span text:style-name="T24"> </text:span></text:span><text:span text:style-name="ch2_5f_visualstudio.Name"><text:span text:style-name="T24">num2</text:span></text:span><text:span text:style-name="ch2_5f_visualstudio.Punctuation"><text:span text:style-name="T24">;</text:span></text:span></text:p><text:p text:style-name="P10"><text:span text:style-name="ch2_5f_visualstudio.Text.Whitespace"><text:span text:style-name="T24">   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optional</text:span></text:span><text:span text:style-name="ch2_5f_visualstudio.Operator"><text:span text:style-name="T24">&lt;</text:span></text:span><text:span text:style-name="ch2_5f_visualstudio.Keyword.Type"><text:span text:style-name="T24">char</text:span></text:span><text:span text:style-name="ch2_5f_visualstudio.Operator"><text:span text:style-name="T24">&gt;</text:span></text:span><text:span text:style-name="ch2_5f_visualstudio.Text.Whitespace"><text:span text:style-name="T24"> </text:span></text:span><text:span text:style-name="ch2_5f_visualstudio.Name"><text:span text:style-name="T24">num3</text:span></text:span><text:span text:style-name="ch2_5f_visualstudio.Punctuation"><text:span text:style-name="T24">;</text:span></text:span></text:p><text:p text:style-name="P26"><text:span text:style-name="ch2_5f_visualstudio.Punctuation"><text:span text:style-name="T24">};</text:span></text:span></text:p><text:p text:style-name="P12"><text:span text:style-name="ch2_5f_visualstudio.Text.Whitespace"><text:span text:style-name="T24"/></text:span></text:p><text:p text:style-name="P26"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ostream</text:span></text:span><text:span text:style-name="ch2_5f_visualstudio.Operator"><text:span text:style-name="T24">&amp;</text:span></text:span><text:span text:style-name="ch2_5f_visualstudio.Text.Whitespace"><text:span text:style-name="T24"> </text:span></text:span><text:span text:style-name="ch2_5f_visualstudio.Keyword"><text:span text:style-name="T24">operator</text:span></text:span><text:span text:style-name="ch2_5f_visualstudio.Operator"><text:span text:style-name="T24">&lt;&lt;</text:span></text:span><text:span text:style-name="ch2_5f_visualstudio.Punctuation"><text:span text:style-name="T24">(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ostream</text:span></text:span><text:span text:style-name="ch2_5f_visualstudio.Operator"><text:span text:style-name="T24">&amp;</text:span></text:span><text:span text:style-name="ch2_5f_visualstudio.Text.Whitespace"><text:span text:style-name="T24"> </text:span></text:span><text:span text:style-name="ch2_5f_visualstudio.Name"><text:span text:style-name="T24">os</text:span></text:span><text:span text:style-name="ch2_5f_visualstudio.Punctuation"><text:span text:style-name="T24">,</text:span></text:span><text:span text:style-name="ch2_5f_visualstudio.Text.Whitespace"><text:span text:style-name="T24"> </text:span></text:span><text:span text:style-name="ch2_5f_visualstudio.Keyword"><text:span text:style-name="T24">const</text:span></text:span><text:span text:style-name="ch2_5f_visualstudio.Text.Whitespace"><text:span text:style-name="T24"> </text:span></text:span><text:span text:style-name="ch2_5f_visualstudio.Name"><text:span text:style-name="T24">Value</text:span></text:span><text:span text:style-name="ch2_5f_visualstudio.Operator"><text:span text:style-name="T24">&amp;</text:span></text:span><text:span text:style-name="ch2_5f_visualstudio.Text.Whitespace"><text:span text:style-name="T24"> </text:span></text:span><text:span text:style-name="ch2_5f_visualstudio.Name"><text:span text:style-name="T24">val</text:span></text:span><text:span text:style-name="ch2_5f_visualstudio.Punctuation"><text:span text:style-name="T24">){</text:span></text:span></text:p><text:p text:style-name="P10"><text:span text:style-name="ch2_5f_visualstudio.Text.Whitespace"><text:span text:style-name="T24">    </text:span></text:span><text:span text:style-name="ch2_5f_visualstudio.Keyword"><text:span text:style-name="T24">if</text:span></text:span><text:span text:style-name="ch2_5f_visualstudio.Punctuation"><text:span text:style-name="T24">(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IsStr</text:span></text:span><text:span text:style-name="ch2_5f_visualstudio.Punctuation"><text:span text:style-name="T24">()){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os</text:span></text:span><text:span text:style-name="ch2_5f_visualstudio.Text.Whitespace"><text:span text:style-name="T24"> </text:span></text:span><text:span text:style-name="ch2_5f_visualstudio.Operator"><text:span text:style-name="T24">&lt;&lt;</text:span></text:span><text:span text:style-name="ch2_5f_visualstudio.Text.Whitespace"><text:span text:style-name="T24"> 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IsStr</text:span></text:span><text:span text:style-name="ch2_5f_visualstudio.Punctuation"><text:span text:style-name="T24">();</text:span></text:span></text:p><text:p text:style-name="P10"><text:span text:style-name="ch2_5f_visualstudio.Text.Whitespace"><text:span text:style-name="T24">    </text:span></text:span><text:span text:style-name="ch2_5f_visualstudio.Punctuation"><text:span text:style-name="T24">}</text:span></text:span><text:span text:style-name="ch2_5f_visualstudio.Keyword"><text:span text:style-name="T24">else</text:span></text:span><text:span text:style-name="ch2_5f_visualstudio.Text.Whitespace"><text:span text:style-name="T24"> </text:span></text:span><text:span text:style-name="ch2_5f_visualstudio.Keyword"><text:span text:style-name="T24">if</text:span></text:span><text:span text:style-name="ch2_5f_visualstudio.Punctuation"><text:span text:style-name="T24">(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IsDouble</text:span></text:span><text:span text:style-name="ch2_5f_visualstudio.Punctuation"><text:span text:style-name="T24">()){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os</text:span></text:span><text:span text:style-name="ch2_5f_visualstudio.Text.Whitespace"><text:span text:style-name="T24"> </text:span></text:span><text:span text:style-name="ch2_5f_visualstudio.Operator"><text:span text:style-name="T24">&lt;&lt;</text:span></text:span><text:span text:style-name="ch2_5f_visualstudio.Text.Whitespace"><text:span text:style-name="T24"> 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AsDouble</text:span></text:span><text:span text:style-name="ch2_5f_visualstudio.Punctuation"><text:span text:style-name="T24">();</text:span></text:span></text:p><text:p text:style-name="P10"><text:span text:style-name="ch2_5f_visualstudio.Text.Whitespace"><text:span text:style-name="T24">    </text:span></text:span><text:span text:style-name="ch2_5f_visualstudio.Punctuation"><text:span text:style-name="T24">}</text:span></text:span><text:span text:style-name="ch2_5f_visualstudio.Keyword"><text:span text:style-name="T24">else</text:span></text:span><text:span text:style-name="ch2_5f_visualstudio.Text.Whitespace"><text:span text:style-name="T24"> </text:span></text:span><text:span text:style-name="ch2_5f_visualstudio.Keyword"><text:span text:style-name="T24">if</text:span></text:span><text:span text:style-name="ch2_5f_visualstudio.Punctuation"><text:span text:style-name="T24">(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IsInt</text:span></text:span><text:span text:style-name="ch2_5f_visualstudio.Punctuation"><text:span text:style-name="T24">()){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os</text:span></text:span><text:span text:style-name="ch2_5f_visualstudio.Text.Whitespace"><text:span text:style-name="T24"> </text:span></text:span><text:span text:style-name="ch2_5f_visualstudio.Operator"><text:span text:style-name="T24">&lt;&lt;</text:span></text:span><text:span text:style-name="ch2_5f_visualstudio.Text.Whitespace"><text:span text:style-name="T24"> 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AsInt</text:span></text:span><text:span text:style-name="ch2_5f_visualstudio.Punctuation"><text:span text:style-name="T24">();</text:span></text:span></text:p><text:p text:style-name="P10"><text:span text:style-name="ch2_5f_visualstudio.Text.Whitespace"><text:span text:style-name="T24">    </text:span></text:span><text:span text:style-name="ch2_5f_visualstudio.Punctuation"><text:span text:style-name="T24">}</text:span></text:span><text:span text:style-name="ch2_5f_visualstudio.Keyword"><text:span text:style-name="T24">else</text:span></text:span><text:span text:style-name="ch2_5f_visualstudio.Punctuation"><text:span text:style-name="T24">{</text:span></text:span></text:p><text:p text:style-name="P10"><text:span text:style-name="ch2_5f_visualstudio.Text.Whitespace"><text:span text:style-name="T24">        </text:span></text:span><text:span text:style-name="ch2_5f_visualstudio.Name"><text:span text:style-name="T24">os</text:span></text:span><text:span text:style-name="ch2_5f_visualstudio.Text.Whitespace"><text:span text:style-name="T24"> </text:span></text:span><text:span text:style-name="ch2_5f_visualstudio.Operator"><text:span text:style-name="T24">&lt;&lt;</text:span></text:span><text:span text:style-name="ch2_5f_visualstudio.Text.Whitespace"><text:span text:style-name="T24"> </text:span></text:span><text:span text:style-name="ch2_5f_visualstudio.Name"><text:span text:style-name="T24">val</text:span></text:span><text:span text:style-name="ch2_5f_visualstudio.Punctuation"><text:span text:style-name="T24">.</text:span></text:span><text:span text:style-name="ch2_5f_visualstudio.Name"><text:span text:style-name="T24">AsChar</text:span></text:span><text:span text:style-name="ch2_5f_visualstudio.Punctuation"><text:span text:style-name="T24">();</text:span></text:span></text:p><text:p text:style-name="P10"><text:span text:style-name="ch2_5f_visualstudio.Text.Whitespace"><text:span text:style-name="T24">    </text:span></text:span><text:span text:style-name="ch2_5f_visualstudio.Punctuation"><text:span text:style-name="T24">}</text:span></text:span></text:p><text:p text:style-name="P10"><text:span text:style-name="ch2_5f_visualstudio.Text.Whitespace"><text:span text:style-name="T24">    </text:span></text:span><text:span text:style-name="ch2_5f_visualstudio.Keyword"><text:span text:style-name="T24">return</text:span></text:span><text:span text:style-name="ch2_5f_visualstudio.Text.Whitespace"><text:span text:style-name="T24"> </text:span></text:span><text:span text:style-name="ch2_5f_visualstudio.Name"><text:span text:style-name="T24">os</text:span></text:span><text:span text:style-name="ch2_5f_visualstudio.Punctuation"><text:span text:style-name="T24">;</text:span></text:span></text:p><text:p text:style-name="P10"><text:span text:style-name="ch2_5f_visualstudio.Punctuation"><text:span text:style-name="T24">}</text:span></text:span></text:p><text:p text:style-name="P2">Рисунок 4.<text:span text:style-name="T36">3</text:span> — код для задания 4</text:p></draw:text-box></draw:frame></text:p>
      <text:p text:style-name="Для_20_рисунков"><draw:frame draw:style-name="fr2" draw:name="Врезка23" text:anchor-type="paragraph" svg:x="2.976cm" svg:y="0cm" style:rel-width="65%" svg:height="15.379cm" draw:z-index="19"><draw:text-box fo:min-height="60%" fo:min-width="11.049cm"><text:p text:style-name="P50"/></draw:text-box></draw:frame><text:soft-page-break/><draw:frame draw:style-name="fr1" draw:name="Врезка16" text:anchor-type="as-char" style:rel-width="65%" svg:height="16.148cm" draw:z-index="20"><draw:text-box fo:min-height="63%" fo:min-width="11.081cm"><text:p text:style-name="P19"><text:span text:style-name="ch2_5f_visualstudio.Text.Whitespace">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vector</text:span></text:span><text:span text:style-name="ch2_5f_visualstudio.Operator"><text:span text:style-name="T16">&lt;</text:span></text:span><text:span text:style-name="ch2_5f_visualstudio.Name"><text:span text:style-name="T16">Value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my_vector</text:span></text:span><text:span text:style-name="ch2_5f_visualstudio.Punctuation"><text:span text:style-name="T16">{</text:span></text:span><text:span text:style-name="ch2_5f_visualstudio.Literal.Number.Integer"><text:span text:style-name="T16">1</text:span></text:span><text:span text:style-name="ch2_5f_visualstudio.Punctuation"><text:span text:style-name="T16">,</text:span></text:span><text:span text:style-name="ch2_5f_visualstudio.Literal.Number.Float"><text:span text:style-name="T16">2.3</text:span></text:span><text:span text:style-name="ch2_5f_visualstudio.Punctuation"><text:span text:style-name="T16">,</text:span></text:span><text:span text:style-name="ch2_5f_visualstudio.Literal.Number.Float"><text:span text:style-name="T16">3.2</text:span></text:span><text:span text:style-name="ch2_5f_visualstudio.Punctuation"><text:span text:style-name="T16">,</text:span></text:span><text:span text:style-name="ch2_5f_visualstudio.Literal.Number.Integer"><text:span text:style-name="T16">5</text:span></text:span><text:span text:style-name="ch2_5f_visualstudio.Punctuation"><text:span text:style-name="T16">,</text:span></text:span><text:span text:style-name="ch2_5f_visualstudio.Literal.Number.Integer"><text:span text:style-name="T16">1</text:span></text:span><text:span text:style-name="ch2_5f_visualstudio.Punctuation"><text:span text:style-name="T16">,</text:span></text:span><text:span text:style-name="ch2_5f_visualstudio.Literal.Number.Integer"><text:span text:style-name="T16">4</text:span></text:span><text:span text:style-name="ch2_5f_visualstudio.Punctuation"><text:span text:style-name="T16">};</text:span></text:span></text:p><text:p text:style-name="P12"><text:span text:style-name="ch2_5f_visualstudio.Text.Whitespace"/></text:p><text:p text:style-name="P10"><text:span text:style-name="ch2_5f_visualstudio.Text.Whitespace">    </text:span><text:span text:style-name="ch2_5f_visualstudio.Keyword.Type"><text:span text:style-name="T16">bool</text:span></text:span><text:span text:style-name="ch2_5f_visualstudio.Text.Whitespace"><text:span text:style-name="T16"> </text:span></text:span><text:span text:style-name="ch2_5f_visualstudio.Name"><text:span text:style-name="T16">IsOnlyScalar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.Builtin"><text:span text:style-name="T16">true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Keyword"><text:span text:style-name="T16">for</text:span></text:span><text:span text:style-name="ch2_5f_visualstudio.Punctuation"><text:span text:style-name="T16">(</text:span></text:span><text:span text:style-name="ch2_5f_visualstudio.Keyword"><text:span text:style-name="T16">const</text:span></text:span><text:span text:style-name="ch2_5f_visualstudio.Text.Whitespace"><text:span text:style-name="T16"> </text:span></text:span><text:span text:style-name="ch2_5f_visualstudio.Keyword"><text:span text:style-name="T16">auto</text:span></text:span><text:span text:style-name="ch2_5f_visualstudio.Operator"><text:span text:style-name="T16">&amp;</text:span></text:span><text:span text:style-name="ch2_5f_visualstudio.Text.Whitespace"><text:span text:style-name="T16"> </text:span></text:span><text:span text:style-name="ch2_5f_visualstudio.Name"><text:span text:style-name="T16">val</text:span></text:span><text:span text:style-name="ch2_5f_visualstudio.Operator"><text:span text:style-name="T16">:</text:span></text:span><text:span text:style-name="ch2_5f_visualstudio.Text.Whitespace"><text:span text:style-name="T16"> </text:span></text:span><text:span text:style-name="ch2_5f_visualstudio.Name"><text:span text:style-name="T16">my_vector</text:span></text:span><text:span text:style-name="ch2_5f_visualstudio.Punctuation"><text:span text:style-name="T16">){</text:span></text:span></text:p><text:p text:style-name="P10"><text:span text:style-name="ch2_5f_visualstudio.Text.Whitespace">    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Operator"><text:span text:style-name="T16">!</text:span></text:span><text:span text:style-name="ch2_5f_visualstudio.Name"><text:span text:style-name="T16">val</text:span></text:span><text:span text:style-name="ch2_5f_visualstudio.Punctuation"><text:span text:style-name="T16">.</text:span></text:span><text:span text:style-name="ch2_5f_visualstudio.Name"><text:span text:style-name="T16">IsScalar</text:span></text:span><text:span text:style-name="ch2_5f_visualstudio.Punctuation"><text:span text:style-name="T16">()){</text:span></text:span></text:p><text:p text:style-name="P10"><text:span text:style-name="ch2_5f_visualstudio.Text.Whitespace">            </text:span><text:span text:style-name="ch2_5f_visualstudio.Name"><text:span text:style-name="T16">IsOnlyScalar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.Builtin"><text:span text:style-name="T16">false</text:span></text:span><text:span text:style-name="ch2_5f_visualstudio.Punctuation"><text:span text:style-name="T16">;</text:span></text:span></text:p><text:p text:style-name="P10"><text:span text:style-name="ch2_5f_visualstudio.Text.Whitespace">            </text:span><text:span text:style-name="ch2_5f_visualstudio.Keyword"><text:span text:style-name="T16">break</text:span></text:span><text:span text:style-name="ch2_5f_visualstudio.Punctuation"><text:span text:style-name="T16">;</text:span></text:span></text:p><text:p text:style-name="P10"><text:span text:style-name="ch2_5f_visualstudio.Text.Whitespace">        </text:span><text:span text:style-name="ch2_5f_visualstudio.Punctuation"><text:span text:style-name="T16">}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P12"><text:span text:style-name="ch2_5f_visualstudio.Text.Whitespace"/></text:p><text:p text:style-name="P10"><text:span text:style-name="ch2_5f_visualstudio.Text.Whitespace">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IsOnlyScalar</text:span></text:span><text:span text:style-name="ch2_5f_visualstudio.Text.Whitespace"><text:span text:style-name="T16"> </text:span></text:span><text:span text:style-name="ch2_5f_visualstudio.Operator"><text:span text:style-name="T16">&amp;&amp;</text:span></text:span><text:span text:style-name="ch2_5f_visualstudio.Text.Whitespace"><text:span text:style-name="T16"> </text:span></text:span><text:span text:style-name="ch2_5f_visualstudio.Name"><text:span text:style-name="T16">my_vector</text:span></text:span><text:span text:style-name="ch2_5f_visualstudio.Punctuation"><text:span text:style-name="T16">.</text:span></text:span><text:span text:style-name="ch2_5f_visualstudio.Name"><text:span text:style-name="T16">size</text:span></text:span><text:span text:style-name="ch2_5f_visualstudio.Punctuation"><text:span text:style-name="T16">()</text:span></text:span><text:span text:style-name="ch2_5f_visualstudio.Text.Whitespace"><text:span text:style-name="T16"> </text:span></text:span><text:span text:style-name="ch2_5f_visualstudio.Operator"><text:span text:style-name="T16">!=</text:span></text:span><text:span text:style-name="ch2_5f_visualstudio.Text.Whitespace"><text:span text:style-name="T16"> </text:span></text:span><text:span text:style-name="ch2_5f_visualstudio.Literal.Number.Integer"><text:span text:style-name="T16">1</text:span></text:span><text:span text:style-name="ch2_5f_visualstudio.Punctuation"><text:span text:style-name="T16">){</text:span></text:span></text:p><text:p text:style-name="P10"><text:span text:style-name="ch2_5f_visualstudio.Text.Whitespace">        </text:span><text:span text:style-name="ch2_5f_visualstudio.Keyword.Type"><text:span text:style-name="T16">bool</text:span></text:span><text:span text:style-name="ch2_5f_visualstudio.Text.Whitespace"><text:span text:style-name="T16"> </text:span></text:span><text:span text:style-name="ch2_5f_visualstudio.Name"><text:span text:style-name="T16">is_swapped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.Builtin"><text:span text:style-name="T16">true</text:span></text:span><text:span text:style-name="ch2_5f_visualstudio.Punctuation"><text:span text:style-name="T16">;</text:span></text:span></text:p><text:p text:style-name="P10"><text:span text:style-name="ch2_5f_visualstudio.Text.Whitespace">        </text:span><text:span text:style-name="ch2_5f_visualstudio.Keyword"><text:span text:style-name="T16">while</text:span></text:span><text:span text:style-name="ch2_5f_visualstudio.Punctuation"><text:span text:style-name="T16">(</text:span></text:span><text:span text:style-name="ch2_5f_visualstudio.Name"><text:span text:style-name="T16">is_swapped</text:span></text:span><text:span text:style-name="ch2_5f_visualstudio.Punctuation"><text:span text:style-name="T16">){</text:span></text:span></text:p><text:p text:style-name="P10"><text:span text:style-name="ch2_5f_visualstudio.Text.Whitespace">            </text:span><text:span text:style-name="ch2_5f_visualstudio.Name"><text:span text:style-name="T16">is_swapped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.Builtin"><text:span text:style-name="T16">false</text:span></text:span><text:span text:style-name="ch2_5f_visualstudio.Punctuation"><text:span text:style-name="T16">;</text:span></text:span></text:p><text:p text:style-name="P10"><text:span text:style-name="ch2_5f_visualstudio.Text.Whitespace">            </text:span><text:span text:style-name="ch2_5f_visualstudio.Keyword"><text:span text:style-name="T16">for</text:span></text:span><text:span text:style-name="ch2_5f_visualstudio.Punctuation"><text:span text:style-name="T16">(</text:span></text:span><text:span text:style-name="ch2_5f_visualstudio.Keyword.Type"><text:span text:style-name="T16">size_t</text:span></text:span><text:span text:style-name="ch2_5f_visualstudio.Text.Whitespace"><text:span text:style-name="T16"> </text:span></text:span><text:span text:style-name="ch2_5f_visualstudio.Name"><text:span text:style-name="T16">i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Literal.Number.Integer"><text:span text:style-name="T16">1</text:span></text:span><text:span text:style-name="ch2_5f_visualstudio.Punctuation"><text:span text:style-name="T16">;</text:span></text:span><text:span text:style-name="ch2_5f_visualstudio.Text.Whitespace"><text:span text:style-name="T16"> </text:span></text:span><text:span text:style-name="ch2_5f_visualstudio.Name"><text:span text:style-name="T16">i</text:span></text:span><text:span text:style-name="ch2_5f_visualstudio.Text.Whitespace"><text:span text:style-name="T16"> </text:span></text:span><text:span text:style-name="ch2_5f_visualstudio.Operator"><text:span text:style-name="T16">!=</text:span></text:span><text:span text:style-name="ch2_5f_visualstudio.Text.Whitespace"><text:span text:style-name="T16"> </text:span></text:span><text:span text:style-name="ch2_5f_visualstudio.Name"><text:span text:style-name="T16">my_vector</text:span></text:span><text:span text:style-name="ch2_5f_visualstudio.Punctuation"><text:span text:style-name="T16">.</text:span></text:span><text:span text:style-name="ch2_5f_visualstudio.Name"><text:span text:style-name="T16">size</text:span></text:span><text:span text:style-name="ch2_5f_visualstudio.Punctuation"><text:span text:style-name="T16">();</text:span></text:span><text:span text:style-name="ch2_5f_visualstudio.Operator"><text:span text:style-name="T16">++</text:span></text:span><text:span text:style-name="ch2_5f_visualstudio.Name"><text:span text:style-name="T16">i</text:span></text:span><text:span text:style-name="ch2_5f_visualstudio.Punctuation"><text:span text:style-name="T16">){</text:span></text:span></text:p><text:p text:style-name="P10"><text:span text:style-name="ch2_5f_visualstudio.Text.Whitespace">            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my_vector</text:span></text:span><text:span text:style-name="ch2_5f_visualstudio.Punctuation"><text:span text:style-name="T16">.</text:span></text:span><text:span text:style-name="ch2_5f_visualstudio.Name"><text:span text:style-name="T16">at</text:span></text:span><text:span text:style-name="ch2_5f_visualstudio.Punctuation"><text:span text:style-name="T16">(</text:span></text:span><text:span text:style-name="ch2_5f_visualstudio.Name"><text:span text:style-name="T16">i</text:span></text:span><text:span text:style-name="ch2_5f_visualstudio.Punctuation"><text:span text:style-name="T16">)</text:span></text:span><text:span text:style-name="ch2_5f_visualstudio.Text.Whitespace"><text:span text:style-name="T16"> </text:span></text:span><text:span text:style-name="ch2_5f_visualstudio.Operator"><text:span text:style-name="T16">&lt;</text:span></text:span><text:span text:style-name="ch2_5f_visualstudio.Text.Whitespace"><text:span text:style-name="T16"> </text:span></text:span><text:span text:style-name="ch2_5f_visualstudio.Name"><text:span text:style-name="T16">my_vector</text:span></text:span><text:span text:style-name="ch2_5f_visualstudio.Punctuation"><text:span text:style-name="T16">.</text:span></text:span><text:span text:style-name="ch2_5f_visualstudio.Name"><text:span text:style-name="T16">at</text:span></text:span><text:span text:style-name="ch2_5f_visualstudio.Punctuation"><text:span text:style-name="T16">(</text:span></text:span><text:span text:style-name="ch2_5f_visualstudio.Name"><text:span text:style-name="T16">i</text:span></text:span><text:span text:style-name="ch2_5f_visualstudio.Literal.Number.Integer"><text:span text:style-name="T16">-1</text:span></text:span><text:span text:style-name="ch2_5f_visualstudio.Punctuation"><text:span text:style-name="T16">)){</text:span></text:span></text:p><text:p text:style-name="P10"><text:span text:style-name="ch2_5f_visualstudio.Text.Whitespace">                    </text:span><text:span text:style-name="ch2_5f_visualstudio.Name"><text:span text:style-name="T16">my_vector</text:span></text:span><text:span text:style-name="ch2_5f_visualstudio.Punctuation"><text:span text:style-name="T16">[</text:span></text:span><text:span text:style-name="ch2_5f_visualstudio.Name"><text:span text:style-name="T16">i</text:span></text:span><text:span text:style-name="ch2_5f_visualstudio.Punctuation"><text:span text:style-name="T16">].</text:span></text:span><text:span text:style-name="ch2_5f_visualstudio.Name"><text:span text:style-name="T16">Swap</text:span></text:span><text:span text:style-name="ch2_5f_visualstudio.Punctuation"><text:span text:style-name="T16">(</text:span></text:span><text:span text:style-name="ch2_5f_visualstudio.Name"><text:span text:style-name="T16">my_vector</text:span></text:span><text:span text:style-name="ch2_5f_visualstudio.Punctuation"><text:span text:style-name="T16">[</text:span></text:span><text:span text:style-name="ch2_5f_visualstudio.Name"><text:span text:style-name="T16">i</text:span></text:span><text:span text:style-name="ch2_5f_visualstudio.Literal.Number.Integer"><text:span text:style-name="T16">-1</text:span></text:span><text:span text:style-name="ch2_5f_visualstudio.Punctuation"><text:span text:style-name="T16">]);</text:span></text:span></text:p><text:p text:style-name="P10"><text:span text:style-name="ch2_5f_visualstudio.Text.Whitespace">                    </text:span><text:span text:style-name="ch2_5f_visualstudio.Name"><text:span text:style-name="T16">is_swapped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.Builtin"><text:span text:style-name="T16">true</text:span></text:span><text:span text:style-name="ch2_5f_visualstudio.Punctuation"><text:span text:style-name="T16">;</text:span></text:span></text:p><text:p text:style-name="P10"><text:span text:style-name="ch2_5f_visualstudio.Text.Whitespace">                </text:span><text:span text:style-name="ch2_5f_visualstudio.Punctuation"><text:span text:style-name="T16">}</text:span></text:span></text:p><text:p text:style-name="P10"><text:span text:style-name="ch2_5f_visualstudio.Text.Whitespace">            </text:span><text:span text:style-name="ch2_5f_visualstudio.Punctuation"><text:span text:style-name="T16">}</text:span></text:span></text:p><text:p text:style-name="P10"><text:span text:style-name="ch2_5f_visualstudio.Text.Whitespace">        </text:span><text:span text:style-name="ch2_5f_visualstudio.Punctuation"><text:span text:style-name="T16">}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P12"><text:span text:style-name="ch2_5f_visualstudio.Text.Whitespace"/></text:p><text:p text:style-name="P10"><text:span text:style-name="ch2_5f_visualstudio.Text.Whitespace">    </text:span><text:span text:style-name="ch2_5f_visualstudio.Keyword"><text:span text:style-name="T16">for</text:span></text:span><text:span text:style-name="ch2_5f_visualstudio.Punctuation"><text:span text:style-name="T16">(</text:span></text:span><text:span text:style-name="ch2_5f_visualstudio.Keyword"><text:span text:style-name="T16">const</text:span></text:span><text:span text:style-name="ch2_5f_visualstudio.Text.Whitespace"><text:span text:style-name="T16"> </text:span></text:span><text:span text:style-name="ch2_5f_visualstudio.Keyword"><text:span text:style-name="T16">auto</text:span></text:span><text:span text:style-name="ch2_5f_visualstudio.Operator"><text:span text:style-name="T16">&amp;</text:span></text:span><text:span text:style-name="ch2_5f_visualstudio.Text.Whitespace"><text:span text:style-name="T16"> </text:span></text:span><text:span text:style-name="ch2_5f_visualstudio.Name"><text:span text:style-name="T16">val</text:span></text:span><text:span text:style-name="ch2_5f_visualstudio.Operator"><text:span text:style-name="T16">:</text:span></text:span><text:span text:style-name="ch2_5f_visualstudio.Text.Whitespace"><text:span text:style-name="T16"> </text:span></text:span><text:span text:style-name="ch2_5f_visualstudio.Name"><text:span text:style-name="T16">my_vector</text:span></text:span><text:span text:style-name="ch2_5f_visualstudio.Punctuation"><text:span text:style-name="T16">)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val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.Char"><text:span text:style-name="T16">' '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P10"><text:span text:style-name="ch2_5f_visualstudio.Punctuation"><text:span text:style-name="T16">}</text:span></text:span></text:p><text:p text:style-name="Caption">Рисунок 4.4 — часть кода для задания 4.</text:p></draw:text-box></draw:frame></text:p>
      <text:p text:style-name="основной_20_текст">Для выполнения работы создадим класс Value в котором будем хранить 4 переменных через std::optional, определяем функции, которые проверяют содержится ли в этих переменных какие-то числа или строки или символ, и методы, которые будут возвращать ссылки на хранящееся значение, затем создадим вектор с Value и заполним его значениями. После этото проходимся циклом по всем значениям вектора  my_vector и, если метод IsScalar возвращает для всех значений true, сортируем векрот пузырьковой сортировкой, затем выводим значения в поток.</text:p>
      <text:p text:style-name="P34"><text:span text:style-name="T12"/></text:p>
      <text:list text:continue-numbering="true" text:style-name="Основная_20_часть">
        <text:list-item>
          <text:list>
            <text:list-item>
              <text:h text:style-name="P56" text:outline-level="2"><text:soft-page-break/>Задание 5</text:h>
            </text:list-item>
          </text:list>
        </text:list-item>
      </text:list>
      <text:p text:style-name="P35">Код для выполнения задания представлен на рисунке <text:span text:style-name="T25">5.</text:span></text:p>
      <text:p text:style-name="Для_20_рисунков"><draw:frame draw:style-name="fr2" draw:name="Врезка24" text:anchor-type="paragraph" svg:x="0.104cm" svg:y="0cm" style:rel-width="98%" svg:height="9.74cm" draw:z-index="23"><draw:text-box fo:min-height="38%" fo:min-width="16.66cm"><text:p text:style-name="P50"/></draw:text-box></draw:frame><draw:frame draw:style-name="fr1" draw:name="Врезка6" text:anchor-type="as-char" style:rel-width="92%" svg:height="10.509cm" draw:z-index="11"><draw:text-box fo:min-height="41%" fo:min-width="15.563cm"><text:p text:style-name="P11"><text:span text:style-name="ch2_5f_visualstudio.Keyword"><text:span text:style-name="T16">struct</text:span></text:span><text:span text:style-name="ch2_5f_visualstudio.Text.Whitespace"><text:span text:style-name="T16"> </text:span></text:span><text:span text:style-name="ch2_5f_visualstudio.Name.Class"><text:span text:style-name="T16">Stats</text:span></text:span><text:span text:style-name="ch2_5f_visualstudio.Punctuation"><text:span text:style-name="T16">{</text:span></text:span></text:p><text:p text:style-name="P11"><text:span text:style-name="ch2_5f_visualstudio.Text.Whitespace"><text:span text:style-name="T16"><text:s text:c="4"/>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Text.Whitespace"><text:span text:style-name="T16"> </text:span></text:span><text:span text:style-name="ch2_5f_visualstudio.Name"><text:span text:style-name="T16">name</text:span></text:span><text:span text:style-name="ch2_5f_visualstudio.Punctuation"><text:span text:style-name="T16">;</text:span></text:span></text:p><text:p text:style-name="P11"><text:span text:style-name="ch2_5f_visualstudio.Text.Whitespace"><text:span text:style-name="T16"><text:s text:c="4"/></text:span></text:span><text:span text:style-name="ch2_5f_visualstudio.Keyword.Type"><text:span text:style-name="T16">int32_t</text:span></text:span><text:span text:style-name="ch2_5f_visualstudio.Text.Whitespace"><text:span text:style-name="T16"> </text:span></text:span><text:span text:style-name="ch2_5f_visualstudio.Name"><text:span text:style-name="T16">cost</text:span></text:span><text:span text:style-name="ch2_5f_visualstudio.Punctuation"><text:span text:style-name="T16">;</text:span></text:span></text:p><text:p text:style-name="P11"><text:span text:style-name="ch2_5f_visualstudio.Punctuation"><text:span text:style-name="T16">};</text:span></text:span></text:p><text:p text:style-name="P11"><text:span text:style-name="ch2_5f_visualstudio.Text.Whitespace"><text:span text:style-name="T9"/></text:span></text:p><text:p text:style-name="P11"><text:span text:style-name="ch2_5f_visualstudio.Keyword"><text:span text:style-name="T16">struct</text:span></text:span><text:span text:style-name="ch2_5f_visualstudio.Text.Whitespace"><text:span text:style-name="T16"> </text:span></text:span><text:span text:style-name="ch2_5f_visualstudio.Name.Class"><text:span text:style-name="T16">Comparator</text:span></text:span><text:span text:style-name="ch2_5f_visualstudio.Punctuation"><text:span text:style-name="T16">{</text:span></text:span></text:p><text:p text:style-name="P11"><text:span text:style-name="ch2_5f_visualstudio.Text.Whitespace"><text:span text:style-name="T16"><text:s text:c="4"/></text:span></text:span><text:span text:style-name="ch2_5f_visualstudio.Keyword.Type"><text:span text:style-name="T16">bool</text:span></text:span><text:span text:style-name="ch2_5f_visualstudio.Text.Whitespace"><text:span text:style-name="T16"> </text:span></text:span><text:span text:style-name="ch2_5f_visualstudio.Name.Function"><text:span text:style-name="T16">operator</text:span></text:span><text:span text:style-name="ch2_5f_visualstudio.Punctuation"><text:span text:style-name="T16">()(</text:span></text:span><text:span text:style-name="ch2_5f_visualstudio.Keyword"><text:span text:style-name="T16">const</text:span></text:span><text:span text:style-name="ch2_5f_visualstudio.Text.Whitespace"><text:span text:style-name="T16"> </text:span></text:span><text:span text:style-name="ch2_5f_visualstudio.Keyword"><text:span text:style-name="T16">auto</text:span></text:span><text:span text:style-name="ch2_5f_visualstudio.Operator"><text:span text:style-name="T16">&amp;</text:span></text:span><text:span text:style-name="ch2_5f_visualstudio.Text.Whitespace"><text:span text:style-name="T16"> </text:span></text:span><text:span text:style-name="ch2_5f_visualstudio.Name"><text:span text:style-name="T16">lhs</text:span></text:span><text:span text:style-name="ch2_5f_visualstudio.Punctuation"><text:span text:style-name="T16">,</text:span></text:span><text:span text:style-name="ch2_5f_visualstudio.Text.Whitespace"><text:span text:style-name="T16"> </text:span></text:span><text:span text:style-name="ch2_5f_visualstudio.Keyword"><text:span text:style-name="T16">const</text:span></text:span><text:span text:style-name="ch2_5f_visualstudio.Text.Whitespace"><text:span text:style-name="T16"> </text:span></text:span><text:span text:style-name="ch2_5f_visualstudio.Keyword"><text:span text:style-name="T16">auto</text:span></text:span><text:span text:style-name="ch2_5f_visualstudio.Operator"><text:span text:style-name="T16">&amp;</text:span></text:span><text:span text:style-name="ch2_5f_visualstudio.Text.Whitespace"><text:span text:style-name="T16"> </text:span></text:span><text:span text:style-name="ch2_5f_visualstudio.Name"><text:span text:style-name="T16">rhs</text:span></text:span><text:span text:style-name="ch2_5f_visualstudio.Punctuation"><text:span text:style-name="T16">){</text:span></text:span></text:p><text:p text:style-name="P11"><text:span text:style-name="ch2_5f_visualstudio.Text.Whitespace"><text:span text:style-name="T16"><text:s text:c="8"/></text:span></text:span><text:span text:style-name="ch2_5f_visualstudio.Keyword"><text:span text:style-name="T16">return</text:span></text:span><text:span text:style-name="ch2_5f_visualstudio.Text.Whitespace"><text:span text:style-name="T16"> </text:span></text:span><text:span text:style-name="ch2_5f_visualstudio.Name"><text:span text:style-name="T16">lhs</text:span></text:span><text:span text:style-name="ch2_5f_visualstudio.Punctuation"><text:span text:style-name="T16">.</text:span></text:span><text:span text:style-name="ch2_5f_visualstudio.Name"><text:span text:style-name="T16">cost</text:span></text:span><text:span text:style-name="ch2_5f_visualstudio.Text.Whitespace"><text:span text:style-name="T16"> </text:span></text:span><text:span text:style-name="ch2_5f_visualstudio.Operator"><text:span text:style-name="T16">&lt;</text:span></text:span><text:span text:style-name="ch2_5f_visualstudio.Text.Whitespace"><text:span text:style-name="T16"> </text:span></text:span><text:span text:style-name="ch2_5f_visualstudio.Name"><text:span text:style-name="T16">rhs</text:span></text:span><text:span text:style-name="ch2_5f_visualstudio.Punctuation"><text:span text:style-name="T16">.</text:span></text:span><text:span text:style-name="ch2_5f_visualstudio.Name"><text:span text:style-name="T16">cost</text:span></text:span><text:span text:style-name="ch2_5f_visualstudio.Punctuation"><text:span text:style-name="T16">;</text:span></text:span></text:p><text:p text:style-name="P11"><text:span text:style-name="ch2_5f_visualstudio.Text.Whitespace"><text:span text:style-name="T16"><text:s text:c="4"/></text:span></text:span><text:span text:style-name="ch2_5f_visualstudio.Punctuation"><text:span text:style-name="T16">}</text:span></text:span></text:p><text:p text:style-name="P11"><text:span text:style-name="ch2_5f_visualstudio.Punctuation"><text:span text:style-name="T16">};</text:span></text:span></text:p><text:p text:style-name="P11"><text:span text:style-name="ch2_5f_visualstudio.Text.Whitespace"><text:span text:style-name="T9"/></text:span></text:p><text:p text:style-name="P11"><text:span text:style-name="ch2_5f_visualstudio.Keyword.Type"><text:span text:style-name="T16">void</text:span></text:span><text:span text:style-name="ch2_5f_visualstudio.Text.Whitespace"><text:span text:style-name="T16"> </text:span></text:span><text:span text:style-name="ch2_5f_visualstudio.Name.Function"><text:span text:style-name="T16">F5</text:span></text:span><text:span text:style-name="ch2_5f_visualstudio.Punctuation"><text:span text:style-name="T16">(){</text:span></text:span></text:p><text:p text:style-name="P11"><text:span text:style-name="ch2_5f_visualstudio.Text.Whitespace"><text:span text:style-name="T16"><text:s text:c="4"/>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vector</text:span></text:span><text:span text:style-name="ch2_5f_visualstudio.Operator"><text:span text:style-name="T16">&lt;</text:span></text:span><text:span text:style-name="ch2_5f_visualstudio.Name"><text:span text:style-name="T16">Stats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products</text:span></text:span><text:span text:style-name="ch2_5f_visualstudio.Punctuation"><text:span text:style-name="T16">{</text:span></text:span></text:p><text:p text:style-name="P11"><text:span text:style-name="ch2_5f_visualstudio.Text.Whitespace"><text:span text:style-name="T16"><text:s text:c="8"/></text:span></text:span><text:span text:style-name="ch2_5f_visualstudio.Punctuation"><text:span text:style-name="T16">{</text:span></text:span><text:span text:style-name="ch2_5f_visualstudio.Literal.String"><text:span text:style-name="T16">"Булочка"</text:span></text:span><text:span text:style-name="ch2_5f_visualstudio.Punctuation"><text:span text:style-name="T16">,</text:span></text:span><text:span text:style-name="ch2_5f_visualstudio.Literal.Number.Integer"><text:span text:style-name="T16">32</text:span></text:span><text:span text:style-name="ch2_5f_visualstudio.Punctuation"><text:span text:style-name="T16">},{</text:span></text:span><text:span text:style-name="ch2_5f_visualstudio.Literal.String"><text:span text:style-name="T16">"Пельмень"</text:span></text:span><text:span text:style-name="ch2_5f_visualstudio.Punctuation"><text:span text:style-name="T16">,</text:span></text:span><text:span text:style-name="ch2_5f_visualstudio.Literal.Number.Integer"><text:span text:style-name="T16">54</text:span></text:span><text:span text:style-name="ch2_5f_visualstudio.Punctuation"><text:span text:style-name="T16">},{</text:span></text:span><text:span text:style-name="ch2_5f_visualstudio.Literal.String"><text:span text:style-name="T16">"Газировочка"</text:span></text:span><text:span text:style-name="ch2_5f_visualstudio.Punctuation"><text:span text:style-name="T16">,</text:span></text:span><text:span text:style-name="ch2_5f_visualstudio.Literal.Number.Integer"><text:span text:style-name="T16">15</text:span></text:span><text:span text:style-name="ch2_5f_visualstudio.Punctuation"><text:span text:style-name="T16">},{</text:span></text:span><text:span text:style-name="ch2_5f_visualstudio.Literal.String"><text:span text:style-name="T16">"Кулич"</text:span></text:span><text:span text:style-name="ch2_5f_visualstudio.Punctuation"><text:span text:style-name="T16">,</text:span></text:span><text:span text:style-name="ch2_5f_visualstudio.Literal.Number.Integer"><text:span text:style-name="T16">1</text:span></text:span><text:span text:style-name="ch2_5f_visualstudio.Punctuation"><text:span text:style-name="T16">},{</text:span></text:span><text:span text:style-name="ch2_5f_visualstudio.Literal.String"><text:span text:style-name="T16">"Огурец"</text:span></text:span><text:span text:style-name="ch2_5f_visualstudio.Punctuation"><text:span text:style-name="T16">,</text:span></text:span><text:span text:style-name="ch2_5f_visualstudio.Literal.Number.Integer"><text:span text:style-name="T16">6</text:span></text:span><text:span text:style-name="ch2_5f_visualstudio.Punctuation"><text:span text:style-name="T16">}</text:span></text:span></text:p><text:p text:style-name="P11"><text:span text:style-name="ch2_5f_visualstudio.Text.Whitespace"><text:span text:style-name="T16"><text:s text:c="4"/></text:span></text:span><text:span text:style-name="ch2_5f_visualstudio.Punctuation"><text:span text:style-name="T16">};</text:span></text:span></text:p><text:p text:style-name="P11"><text:span text:style-name="ch2_5f_visualstudio.Text.Whitespace"><text:span text:style-name="T16"><text:s text:c="4"/>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ranges</text:span></text:span><text:span text:style-name="ch2_5f_visualstudio.Operator"><text:span text:style-name="T16">::</text:span></text:span><text:span text:style-name="ch2_5f_visualstudio.Name"><text:span text:style-name="T16">sort</text:span></text:span><text:span text:style-name="ch2_5f_visualstudio.Punctuation"><text:span text:style-name="T16">(</text:span></text:span><text:span text:style-name="ch2_5f_visualstudio.Name"><text:span text:style-name="T16">products</text:span></text:span><text:span text:style-name="ch2_5f_visualstudio.Punctuation"><text:span text:style-name="T16">,</text:span></text:span><text:span text:style-name="ch2_5f_visualstudio.Name"><text:span text:style-name="T16">Comparator</text:span></text:span><text:span text:style-name="ch2_5f_visualstudio.Punctuation"><text:span text:style-name="T16">{});</text:span></text:span></text:p><text:p text:style-name="P11"><text:span text:style-name="ch2_5f_visualstudio.Text.Whitespace"><text:span text:style-name="T16"><text:s text:c="4"/>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pair</text:span></text:span><text:span text:style-name="ch2_5f_visualstudio.Operator"><text:span text:style-name="T16">&lt;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Punctuation"><text:span text:style-name="T16">,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min_max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Punctuation"><text:span text:style-name="T16">{</text:span></text:span><text:span text:style-name="ch2_5f_visualstudio.Name"><text:span text:style-name="T16">products</text:span></text:span><text:span text:style-name="ch2_5f_visualstudio.Punctuation"><text:span text:style-name="T16">.</text:span></text:span><text:span text:style-name="ch2_5f_visualstudio.Name"><text:span text:style-name="T16">begin</text:span></text:span><text:span text:style-name="ch2_5f_visualstudio.Punctuation"><text:span text:style-name="T16">()</text:span></text:span><text:span text:style-name="ch2_5f_visualstudio.Operator"><text:span text:style-name="T16">-&gt;</text:span></text:span><text:span text:style-name="ch2_5f_visualstudio.Name"><text:span text:style-name="T16">name</text:span></text:span><text:span text:style-name="ch2_5f_visualstudio.Punctuation"><text:span text:style-name="T16">,</text:span></text:span><text:span text:style-name="ch2_5f_visualstudio.Name"><text:span text:style-name="T16">products</text:span></text:span><text:span text:style-name="ch2_5f_visualstudio.Punctuation"><text:span text:style-name="T16">.</text:span></text:span><text:span text:style-name="ch2_5f_visualstudio.Name"><text:span text:style-name="T16">rbegin</text:span></text:span><text:span text:style-name="ch2_5f_visualstudio.Punctuation"><text:span text:style-name="T16">()</text:span></text:span><text:span text:style-name="ch2_5f_visualstudio.Operator"><text:span text:style-name="T16">-&gt;</text:span></text:span><text:span text:style-name="ch2_5f_visualstudio.Name"><text:span text:style-name="T16">name</text:span></text:span><text:span text:style-name="ch2_5f_visualstudio.Punctuation"><text:span text:style-name="T16">};</text:span></text:span></text:p><text:p text:style-name="P11"><text:span text:style-name="ch2_5f_visualstudio.Punctuation"><text:span text:style-name="T16">}</text:span></text:span></text:p><text:p text:style-name="P2">Рисунок 5 — код для задания 5</text:p></draw:text-box></draw:frame></text:p>
      <text:p text:style-name="P37"><text:tab/>Для выполнения задания создадим структуру Stats с именем и ценой продукта, затем определим условие Comparator при котором объект Stats меньше другого, если меньше значение цены. Наконец создаем вектор продуктов products и сортируем его, используя Comparator. Возьмем значение с начала вектора и с конца, это будут соответственно продукты с меньшей и большей ценой.</text:p>
      <text:list text:continue-numbering="true" text:style-name="Основная_20_часть">
        <text:list-item>
          <text:list>
            <text:list-item>
              <text:h text:style-name="P61" text:outline-level="2">Задание 6</text:h>
            </text:list-item>
          </text:list>
        </text:list-item>
      </text:list>
      <text:p text:style-name="P36">Код для выполнения задания представлен на рисунке <text:span text:style-name="T26">6</text:span><text:span text:style-name="T25">.</text:span></text:p>
      <text:p text:style-name="Для_20_рисунков"><draw:frame draw:style-name="fr2" draw:name="Врезка25" text:anchor-type="paragraph" svg:x="3.485cm" svg:y="0cm" style:rel-width="59%" svg:height="2.819cm" draw:z-index="24"><draw:text-box fo:min-height="11%" fo:min-width="10.029cm"><text:p text:style-name="P50"/></draw:text-box></draw:frame><draw:frame draw:style-name="fr1" draw:name="Врезка7" text:anchor-type="as-char" style:rel-width="59%" svg:height="3.588cm" draw:z-index="12"><draw:text-box fo:min-height="14%" fo:min-width="10.088cm"><text:p text:style-name="P18"><text:span text:style-name="ch2_5f_visualstudio.Text.Whitespace"><text:span text:style-name="T16"><text:s text:c="4"/>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list</text:span></text:span><text:span text:style-name="ch2_5f_visualstudio.Operator"><text:span text:style-name="T16">&lt;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words</text:span></text:span><text:span text:style-name="ch2_5f_visualstudio.Punctuation"><text:span text:style-name="T16">;</text:span></text:span></text:p><text:p text:style-name="P18"><text:span text:style-name="ch2_5f_visualstudio.Text.Whitespace"><text:span text:style-name="T16"><text:s text:c="4"/>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map</text:span></text:span><text:span text:style-name="ch2_5f_visualstudio.Operator"><text:span text:style-name="T16">&lt;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Punctuation"><text:span text:style-name="T16">,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words_map</text:span></text:span><text:span text:style-name="ch2_5f_visualstudio.Punctuation"><text:span text:style-name="T16">;</text:span></text:span></text:p><text:p text:style-name="P18"><text:span text:style-name="ch2_5f_visualstudio.Text.Whitespace"><text:span text:style-name="T9"/></text:span></text:p><text:p text:style-name="P18"><text:span text:style-name="ch2_5f_visualstudio.Text.Whitespace"><text:span text:style-name="T16"><text:s text:c="4"/></text:span></text:span><text:span text:style-name="ch2_5f_visualstudio.Keyword"><text:span text:style-name="T16">for</text:span></text:span><text:span text:style-name="ch2_5f_visualstudio.Punctuation"><text:span text:style-name="T16">(</text:span></text:span><text:span text:style-name="ch2_5f_visualstudio.Keyword"><text:span text:style-name="T16">const</text:span></text:span><text:span text:style-name="ch2_5f_visualstudio.Text.Whitespace"><text:span text:style-name="T16"> 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Operator"><text:span text:style-name="T16">&amp;</text:span></text:span><text:span text:style-name="ch2_5f_visualstudio.Text.Whitespace"><text:span text:style-name="T16"> </text:span></text:span><text:span text:style-name="ch2_5f_visualstudio.Name"><text:span text:style-name="T16">str</text:span></text:span><text:span text:style-name="ch2_5f_visualstudio.Operator"><text:span text:style-name="T16">:</text:span></text:span><text:span text:style-name="ch2_5f_visualstudio.Text.Whitespace"><text:span text:style-name="T16"> </text:span></text:span><text:span text:style-name="ch2_5f_visualstudio.Name"><text:span text:style-name="T16">words</text:span></text:span><text:span text:style-name="ch2_5f_visualstudio.Punctuation"><text:span text:style-name="T16">){</text:span></text:span></text:p><text:p text:style-name="P18"><text:span text:style-name="ch2_5f_visualstudio.Text.Whitespace"><text:span text:style-name="T16"><text:s text:c="8"/></text:span></text:span><text:span text:style-name="ch2_5f_visualstudio.Name"><text:span text:style-name="T16">words_map</text:span></text:span><text:span text:style-name="ch2_5f_visualstudio.Punctuation"><text:span text:style-name="T16">[</text:span></text:span><text:span text:style-name="ch2_5f_visualstudio.Name"><text:span text:style-name="T16">str</text:span></text:span><text:span text:style-name="ch2_5f_visualstudio.Punctuation"><text:span text:style-name="T16">]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"><text:span text:style-name="T16">str</text:span></text:span><text:span text:style-name="ch2_5f_visualstudio.Punctuation"><text:span text:style-name="T16">;</text:span></text:span></text:p><text:p text:style-name="P18"><text:span text:style-name="ch2_5f_visualstudio.Text.Whitespace"><text:span text:style-name="T16"><text:s text:c="4"/></text:span></text:span><text:span text:style-name="ch2_5f_visualstudio.Punctuation"><text:span text:style-name="T16">}</text:span></text:span></text:p><text:p text:style-name="P15"><text:span text:style-name="ch2_5f_visualstudio.Name">Рисунок</text:span><text:span text:style-name="ch2_5f_visualstudio.Text.Whitespace"> </text:span><text:span text:style-name="ch2_5f_visualstudio.Literal.Number.Integer">6</text:span><text:span text:style-name="ch2_5f_visualstudio.Text.Whitespace"> </text:span><text:span text:style-name="ch2_5f_visualstudio.Operator">–</text:span><text:span text:style-name="ch2_5f_visualstudio.Text.Whitespace"> </text:span><text:span text:style-name="ch2_5f_visualstudio.Name">код</text:span><text:span text:style-name="ch2_5f_visualstudio.Text.Whitespace"> </text:span><text:span text:style-name="ch2_5f_visualstudio.Name">для</text:span><text:span text:style-name="ch2_5f_visualstudio.Text.Whitespace"> </text:span><text:span text:style-name="ch2_5f_visualstudio.Name">задания</text:span><text:span text:style-name="ch2_5f_visualstudio.Text.Whitespace"> </text:span><text:span text:style-name="ch2_5f_visualstudio.Literal.Number.Integer">6</text:span></text:p></draw:text-box></draw:frame></text:p>
      <text:p text:style-name="P47"><text:soft-page-break/>Для выполнения задания имеем заготовленный список слов words, создадим карту с ключами - словом, значенимем - то же словом и спомощью цикла заполним одинаковыми словами.</text:p>
      <text:list text:continue-numbering="true" text:style-name="Основная_20_часть">
        <text:list-item>
          <text:list>
            <text:list-item>
              <text:h text:style-name="P55" text:outline-level="2">Задание 7</text:h>
            </text:list-item>
          </text:list>
        </text:list-item>
      </text:list>
      <text:p text:style-name="P36">Код для выполнения задания представлен на рисунке <text:span text:style-name="T25">7.</text:span></text:p>
      <text:p text:style-name="Для_20_рисунков"><draw:frame draw:style-name="fr2" draw:name="Врезка26" text:anchor-type="paragraph" svg:x="0.247cm" svg:y="0cm" style:rel-width="98%" svg:height="8.458cm" draw:z-index="28"><draw:text-box fo:min-height="33%" fo:min-width="16.66cm"><text:p text:style-name="P50"/></draw:text-box></draw:frame><draw:frame draw:style-name="fr1" draw:name="Врезка8" text:anchor-type="as-char" style:rel-width="57%" svg:height="9.275cm" draw:z-index="6"><draw:text-box fo:min-height="23%" fo:min-width="9.707cm"><text:p text:style-name="P51"><text:span text:style-name="ch2_5f_visualstudio.Text.Whitespace"><text:span text:style-name="T10">    </text:span></text:span><text:span text:style-name="ch2_5f_visualstudio.Name"><text:span text:style-name="T9">std</text:span></text:span><text:span text:style-name="ch2_5f_visualstudio.Operator"><text:span text:style-name="T9">::</text:span></text:span><text:span text:style-name="ch2_5f_visualstudio.Name"><text:span text:style-name="T9">string</text:span></text:span><text:span text:style-name="ch2_5f_visualstudio.Text.Whitespace"><text:span text:style-name="T9"> </text:span></text:span><text:span text:style-name="ch2_5f_visualstudio.Name"><text:span text:style-name="T9">elem_name</text:span></text:span><text:span text:style-name="ch2_5f_visualstudio.Punctuation"><text:span text:style-name="T9">;</text:span></text:span></text:p><text:p text:style-name="P10"><text:span text:style-name="ch2_5f_visualstudio.Text.Whitespace">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map</text:span></text:span><text:span text:style-name="ch2_5f_visualstudio.Operator"><text:span text:style-name="T16">&lt;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Punctuation"><text:span text:style-name="T16">,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trans_en_ru</text:span></text:span><text:span text:style-name="ch2_5f_visualstudio.Punctuation"><text:span text:style-name="T16">{{</text:span></text:span><text:span text:style-name="ch2_5f_visualstudio.Literal.String"><text:span text:style-name="T16">"cat"</text:span></text:span><text:span text:style-name="ch2_5f_visualstudio.Punctuation"><text:span text:style-name="T16">,</text:span></text:span><text:span text:style-name="ch2_5f_visualstudio.Literal.String"><text:span text:style-name="T16">"кошка"</text:span></text:span><text:span text:style-name="ch2_5f_visualstudio.Punctuation"><text:span text:style-name="T16">},{</text:span></text:span><text:span text:style-name="ch2_5f_visualstudio.Literal.String"><text:span text:style-name="T16">"dog"</text:span></text:span><text:span text:style-name="ch2_5f_visualstudio.Punctuation"><text:span text:style-name="T16">,</text:span></text:span><text:span text:style-name="ch2_5f_visualstudio.Literal.String"><text:span text:style-name="T16">"собака"</text:span></text:span><text:span text:style-name="ch2_5f_visualstudio.Punctuation"><text:span text:style-name="T16">},{</text:span></text:span><text:span text:style-name="ch2_5f_visualstudio.Literal.String"><text:span text:style-name="T16">"frog"</text:span></text:span><text:span text:style-name="ch2_5f_visualstudio.Punctuation"><text:span text:style-name="T16">,</text:span></text:span><text:span text:style-name="ch2_5f_visualstudio.Literal.String"><text:span text:style-name="T16">"лягушка"</text:span></text:span><text:span text:style-name="ch2_5f_visualstudio.Punctuation"><text:span text:style-name="T16">}};</text:span></text:span></text:p><text:p text:style-name="P10"><text:span text:style-name="ch2_5f_visualstudio.Text.Whitespace">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map</text:span></text:span><text:span text:style-name="ch2_5f_visualstudio.Operator"><text:span text:style-name="T16">&lt;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Punctuation"><text:span text:style-name="T16">,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Operator"><text:span text:style-name="T16">&gt;</text:span></text:span><text:span text:style-name="ch2_5f_visualstudio.Text.Whitespace"><text:span text:style-name="T16"> </text:span></text:span><text:span text:style-name="ch2_5f_visualstudio.Name"><text:span text:style-name="T16">trans_ru_en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Keyword"><text:span text:style-name="T16">for</text:span></text:span><text:span text:style-name="ch2_5f_visualstudio.Punctuation"><text:span text:style-name="T16">(</text:span></text:span><text:span text:style-name="ch2_5f_visualstudio.Keyword"><text:span text:style-name="T16">auto</text:span></text:span><text:span text:style-name="ch2_5f_visualstudio.Punctuation"><text:span text:style-name="T16">[</text:span></text:span><text:span text:style-name="ch2_5f_visualstudio.Name"><text:span text:style-name="T16">word</text:span></text:span><text:span text:style-name="ch2_5f_visualstudio.Punctuation"><text:span text:style-name="T16">,</text:span></text:span><text:span text:style-name="ch2_5f_visualstudio.Name"><text:span text:style-name="T16">trans</text:span></text:span><text:span text:style-name="ch2_5f_visualstudio.Punctuation"><text:span text:style-name="T16">]</text:span></text:span><text:span text:style-name="ch2_5f_visualstudio.Text.Whitespace"><text:span text:style-name="T16"> </text:span></text:span><text:span text:style-name="ch2_5f_visualstudio.Operator"><text:span text:style-name="T16">:</text:span></text:span><text:span text:style-name="ch2_5f_visualstudio.Text.Whitespace"><text:span text:style-name="T16"> </text:span></text:span><text:span text:style-name="ch2_5f_visualstudio.Name"><text:span text:style-name="T16">trans_en_ru</text:span></text:span><text:span text:style-name="ch2_5f_visualstudio.Punctuation"><text:span text:style-name="T16">){</text:span></text:span></text:p><text:p text:style-name="P10"><text:span text:style-name="ch2_5f_visualstudio.Text.Whitespace">        </text:span><text:span text:style-name="ch2_5f_visualstudio.Name"><text:span text:style-name="T16">trans_ru_en</text:span></text:span><text:span text:style-name="ch2_5f_visualstudio.Punctuation"><text:span text:style-name="T16">[</text:span></text:span><text:span text:style-name="ch2_5f_visualstudio.Name"><text:span text:style-name="T16">trans</text:span></text:span><text:span text:style-name="ch2_5f_visualstudio.Punctuation"><text:span text:style-name="T16">]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"><text:span text:style-name="T16">word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P12"><text:span text:style-name="ch2_5f_visualstudio.Text.Whitespace"/></text:p><text:p text:style-name="P10"><text:span text:style-name="ch2_5f_visualstudio.Text.Whitespace">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in</text:span></text:span><text:span text:style-name="ch2_5f_visualstudio.Text.Whitespace"><text:span text:style-name="T16"> </text:span></text:span><text:span text:style-name="ch2_5f_visualstudio.Operator"><text:span text:style-name="T16">&gt;&gt;</text:span></text:span><text:span text:style-name="ch2_5f_visualstudio.Text.Whitespace"><text:span text:style-name="T16"> </text:span></text:span><text:span text:style-name="ch2_5f_visualstudio.Name"><text:span text:style-name="T16">elem_name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trans_ru_en</text:span></text:span><text:span text:style-name="ch2_5f_visualstudio.Punctuation"><text:span text:style-name="T16">.</text:span></text:span><text:span text:style-name="ch2_5f_visualstudio.Name"><text:span text:style-name="T16">contains</text:span></text:span><text:span text:style-name="ch2_5f_visualstudio.Punctuation"><text:span text:style-name="T16">(</text:span></text:span><text:span text:style-name="ch2_5f_visualstudio.Name"><text:span text:style-name="T16">elem_name</text:span></text:span><text:span text:style-name="ch2_5f_visualstudio.Punctuation"><text:span text:style-name="T16">))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trans_ru_en</text:span></text:span><text:span text:style-name="ch2_5f_visualstudio.Punctuation"><text:span text:style-name="T16">.</text:span></text:span><text:span text:style-name="ch2_5f_visualstudio.Name"><text:span text:style-name="T16">at</text:span></text:span><text:span text:style-name="ch2_5f_visualstudio.Punctuation"><text:span text:style-name="T16">(</text:span></text:span><text:span text:style-name="ch2_5f_visualstudio.Name"><text:span text:style-name="T16">elem_name</text:span></text:span><text:span text:style-name="ch2_5f_visualstudio.Punctuation"><text:span text:style-name="T16">);</text:span></text:span></text:p><text:p text:style-name="P10"><text:span text:style-name="ch2_5f_visualstudio.Text.Whitespace">    </text:span><text:span text:style-name="ch2_5f_visualstudio.Punctuation"><text:span text:style-name="T16">}</text:span></text:span><text:span text:style-name="ch2_5f_visualstudio.Keyword"><text:span text:style-name="T16">else</text:span></text:span><text:span text:style-name="ch2_5f_visualstudio.Punctuation"><text:span text:style-name="T16">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"><text:span text:style-name="T16">"Нет такого слова"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текст_20_для_20_заданий"><text:span text:style-name="ch2_5f_visualstudio.Punctuation"><text:span text:style-name="T22"/></text:span></text:p><text:p text:style-name="P16"><text:span text:style-name="ch2_5f_visualstudio.Name">Рисунок</text:span><text:span text:style-name="ch2_5f_visualstudio.Text.Whitespace"> </text:span><text:span text:style-name="ch2_5f_visualstudio.Literal.Number.Integer">7</text:span><text:span text:style-name="ch2_5f_visualstudio.Text.Whitespace"> </text:span><text:span text:style-name="ch2_5f_visualstudio.Operator">–</text:span><text:span text:style-name="ch2_5f_visualstudio.Text.Whitespace"> </text:span><text:span text:style-name="ch2_5f_visualstudio.Name">код</text:span><text:span text:style-name="ch2_5f_visualstudio.Text.Whitespace"> </text:span><text:span text:style-name="ch2_5f_visualstudio.Name">для</text:span><text:span text:style-name="ch2_5f_visualstudio.Text.Whitespace"> </text:span><text:span text:style-name="ch2_5f_visualstudio.Name">задания</text:span><text:span text:style-name="ch2_5f_visualstudio.Text.Whitespace"> </text:span><text:span text:style-name="ch2_5f_visualstudio.Literal.Number.Integer">7</text:span></text:p></draw:text-box></draw:frame></text:p>
      <text:p text:style-name="P39">Для выполнения задания создадим карту с ключами - словами на русском, значениями - их переводом. Затем примем ввод слова с клавиатуры, проверим есть ли такое слово в словаре, и либо выведем слово, либо строчку, <text:span text:style-name="T32">которая означает ошибку ввода, то есть — </text:span>"Нет такого слова".</text:p>
      <text:list text:continue-numbering="true" text:style-name="Основная_20_часть">
        <text:list-item>
          <text:list>
            <text:list-item>
              <text:h text:style-name="P62" text:outline-level="2">Задание 8</text:h>
            </text:list-item>
          </text:list>
        </text:list-item>
      </text:list>
      <text:p text:style-name="P38">Код для выполнения задания представлен на рисунк<text:span text:style-name="T32">ах</text:span> <text:span text:style-name="T32">8 и 9</text:span><text:span text:style-name="T25">.</text:span></text:p>
      <text:p text:style-name="Для_20_рисунков"><draw:frame draw:style-name="fr2" draw:name="Врезка27" text:anchor-type="paragraph" svg:x="1.647cm" svg:y="0cm" style:rel-width="81%" svg:height="6.664cm" draw:z-index="25"><draw:text-box fo:min-height="26%" fo:min-width="13.769cm"><text:p text:style-name="P50"/></draw:text-box></draw:frame><text:soft-page-break/><draw:frame draw:style-name="fr1" draw:name="Врезка5" text:anchor-type="as-char" style:rel-width="78%" svg:height="7.352cm" draw:z-index="17"><draw:text-box fo:min-height="21%" fo:min-width="13.254cm"><text:p text:style-name="P21"><text:span text:style-name="ch2_5f_visualstudio.Text.Whitespace"><text:span text:style-name="T34">    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string</text:span></text:span><text:span text:style-name="ch2_5f_visualstudio.Text.Whitespace"><text:span text:style-name="T17"> </text:span></text:span><text:span text:style-name="ch2_5f_visualstudio.Name"><text:span text:style-name="T17">first_partner</text:span></text:span><text:span text:style-name="ch2_5f_visualstudio.Punctuation"><text:span text:style-name="T17">;</text:span></text:span></text:p><text:p text:style-name="P9"><text:span text:style-name="ch2_5f_visualstudio.Text.Whitespace"><text:span text:style-name="T34">    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unordered_map</text:span></text:span><text:span text:style-name="ch2_5f_visualstudio.Operator"><text:span text:style-name="T17">&lt;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string</text:span></text:span><text:span text:style-name="ch2_5f_visualstudio.Punctuation"><text:span text:style-name="T17">,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set</text:span></text:span><text:span text:style-name="ch2_5f_visualstudio.Operator"><text:span text:style-name="T17">&lt;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string</text:span></text:span><text:span text:style-name="ch2_5f_visualstudio.Operator"><text:span text:style-name="T17">&gt;&gt;</text:span></text:span><text:span text:style-name="ch2_5f_visualstudio.Text.Whitespace"><text:span text:style-name="T17"> </text:span></text:span><text:span text:style-name="ch2_5f_visualstudio.Name"><text:span text:style-name="T17">game_rules</text:span></text:span><text:span text:style-name="ch2_5f_visualstudio.Punctuation"><text:span text:style-name="T17">{</text:span></text:span></text:p><text:p text:style-name="P9"><text:span text:style-name="ch2_5f_visualstudio.Text.Whitespace"><text:span text:style-name="T34">        </text:span></text:span><text:span text:style-name="ch2_5f_visualstudio.Punctuation"><text:span text:style-name="T17">{</text:span></text:span><text:span text:style-name="ch2_5f_visualstudio.Literal.String"><text:span text:style-name="T17">"Камень"</text:span></text:span><text:span text:style-name="ch2_5f_visualstudio.Punctuation"><text:span text:style-name="T17">,{</text:span></text:span><text:span text:style-name="ch2_5f_visualstudio.Literal.String"><text:span text:style-name="T17">"Ящерица"</text:span></text:span><text:span text:style-name="ch2_5f_visualstudio.Punctuation"><text:span text:style-name="T17">,</text:span></text:span><text:span text:style-name="ch2_5f_visualstudio.Literal.String"><text:span text:style-name="T17">"Ножницы"</text:span></text:span><text:span text:style-name="ch2_5f_visualstudio.Punctuation"><text:span text:style-name="T17">}},</text:span></text:span></text:p><text:p text:style-name="P9"><text:span text:style-name="ch2_5f_visualstudio.Text.Whitespace"><text:span text:style-name="T34">        </text:span></text:span><text:span text:style-name="ch2_5f_visualstudio.Punctuation"><text:span text:style-name="T17">{</text:span></text:span><text:span text:style-name="ch2_5f_visualstudio.Literal.String"><text:span text:style-name="T17">"Ножницы"</text:span></text:span><text:span text:style-name="ch2_5f_visualstudio.Punctuation"><text:span text:style-name="T17">,{</text:span></text:span><text:span text:style-name="ch2_5f_visualstudio.Literal.String"><text:span text:style-name="T17">"Бумага"</text:span></text:span><text:span text:style-name="ch2_5f_visualstudio.Punctuation"><text:span text:style-name="T17">,</text:span></text:span><text:span text:style-name="ch2_5f_visualstudio.Literal.String"><text:span text:style-name="T17">"Ящерица"</text:span></text:span><text:span text:style-name="ch2_5f_visualstudio.Punctuation"><text:span text:style-name="T17">}},</text:span></text:span></text:p><text:p text:style-name="P9"><text:span text:style-name="ch2_5f_visualstudio.Text.Whitespace"><text:span text:style-name="T34">        </text:span></text:span><text:span text:style-name="ch2_5f_visualstudio.Punctuation"><text:span text:style-name="T17">{</text:span></text:span><text:span text:style-name="ch2_5f_visualstudio.Literal.String"><text:span text:style-name="T17">"Бумага"</text:span></text:span><text:span text:style-name="ch2_5f_visualstudio.Punctuation"><text:span text:style-name="T17">,{</text:span></text:span><text:span text:style-name="ch2_5f_visualstudio.Literal.String"><text:span text:style-name="T17">"Камень"</text:span></text:span><text:span text:style-name="ch2_5f_visualstudio.Punctuation"><text:span text:style-name="T17">,</text:span></text:span><text:span text:style-name="ch2_5f_visualstudio.Literal.String"><text:span text:style-name="T17">"Спок"</text:span></text:span><text:span text:style-name="ch2_5f_visualstudio.Punctuation"><text:span text:style-name="T17">}},</text:span></text:span></text:p><text:p text:style-name="P9"><text:span text:style-name="ch2_5f_visualstudio.Text.Whitespace"><text:span text:style-name="T34">        </text:span></text:span><text:span text:style-name="ch2_5f_visualstudio.Punctuation"><text:span text:style-name="T17">{</text:span></text:span><text:span text:style-name="ch2_5f_visualstudio.Literal.String"><text:span text:style-name="T17">"Ящерица"</text:span></text:span><text:span text:style-name="ch2_5f_visualstudio.Punctuation"><text:span text:style-name="T17">,{</text:span></text:span><text:span text:style-name="ch2_5f_visualstudio.Literal.String"><text:span text:style-name="T17">"Бумага"</text:span></text:span><text:span text:style-name="ch2_5f_visualstudio.Punctuation"><text:span text:style-name="T17">,</text:span></text:span><text:span text:style-name="ch2_5f_visualstudio.Literal.String"><text:span text:style-name="T17">"Спок"</text:span></text:span><text:span text:style-name="ch2_5f_visualstudio.Punctuation"><text:span text:style-name="T17">}},</text:span></text:span></text:p><text:p text:style-name="P9"><text:span text:style-name="ch2_5f_visualstudio.Text.Whitespace"><text:span text:style-name="T34">        </text:span></text:span><text:span text:style-name="ch2_5f_visualstudio.Punctuation"><text:span text:style-name="T17">{</text:span></text:span><text:span text:style-name="ch2_5f_visualstudio.Literal.String"><text:span text:style-name="T17">"Спок"</text:span></text:span><text:span text:style-name="ch2_5f_visualstudio.Punctuation"><text:span text:style-name="T17">,{</text:span></text:span><text:span text:style-name="ch2_5f_visualstudio.Literal.String"><text:span text:style-name="T17">"Камень"</text:span></text:span><text:span text:style-name="ch2_5f_visualstudio.Punctuation"><text:span text:style-name="T17">,</text:span></text:span><text:span text:style-name="ch2_5f_visualstudio.Literal.String"><text:span text:style-name="T17">"Ножницы"</text:span></text:span><text:span text:style-name="ch2_5f_visualstudio.Punctuation"><text:span text:style-name="T17">}},</text:span></text:span></text:p><text:p text:style-name="P9"><text:span text:style-name="ch2_5f_visualstudio.Text.Whitespace"><text:span text:style-name="T34">    </text:span></text:span><text:span text:style-name="ch2_5f_visualstudio.Punctuation"><text:span text:style-name="T17">};</text:span></text:span></text:p><text:p text:style-name="P9"><text:span text:style-name="ch2_5f_visualstudio.Text.Whitespace"><text:span text:style-name="T34">    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cin</text:span></text:span><text:span text:style-name="ch2_5f_visualstudio.Text.Whitespace"><text:span text:style-name="T17"> </text:span></text:span><text:span text:style-name="ch2_5f_visualstudio.Operator"><text:span text:style-name="T17">&gt;&gt;</text:span></text:span><text:span text:style-name="ch2_5f_visualstudio.Text.Whitespace"><text:span text:style-name="T17"> </text:span></text:span><text:span text:style-name="ch2_5f_visualstudio.Name"><text:span text:style-name="T17">first_partner</text:span></text:span><text:span text:style-name="ch2_5f_visualstudio.Punctuation"><text:span text:style-name="T17">;</text:span></text:span></text:p><text:p text:style-name="P9"><text:span text:style-name="ch2_5f_visualstudio.Text.Whitespace"><text:span text:style-name="T34">    </text:span></text:span><text:span text:style-name="ch2_5f_visualstudio.Keyword"><text:span text:style-name="T17">if</text:span></text:span><text:span text:style-name="ch2_5f_visualstudio.Punctuation"><text:span text:style-name="T17">(</text:span></text:span><text:span text:style-name="ch2_5f_visualstudio.Operator"><text:span text:style-name="T17">!</text:span></text:span><text:span text:style-name="ch2_5f_visualstudio.Name"><text:span text:style-name="T17">game_rules</text:span></text:span><text:span text:style-name="ch2_5f_visualstudio.Punctuation"><text:span text:style-name="T17">.</text:span></text:span><text:span text:style-name="ch2_5f_visualstudio.Name"><text:span text:style-name="T17">contains</text:span></text:span><text:span text:style-name="ch2_5f_visualstudio.Punctuation"><text:span text:style-name="T17">(</text:span></text:span><text:span text:style-name="ch2_5f_visualstudio.Name"><text:span text:style-name="T17">first_partner</text:span></text:span><text:span text:style-name="ch2_5f_visualstudio.Punctuation"><text:span text:style-name="T17">)){</text:span></text:span></text:p><text:p text:style-name="P9"><text:span text:style-name="ch2_5f_visualstudio.Text.Whitespace"><text:span text:style-name="T34">        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cout</text:span></text:span><text:span text:style-name="ch2_5f_visualstudio.Text.Whitespace"><text:span text:style-name="T17"> </text:span></text:span><text:span text:style-name="ch2_5f_visualstudio.Operator"><text:span text:style-name="T17">&lt;&lt;</text:span></text:span><text:span text:style-name="ch2_5f_visualstudio.Text.Whitespace"><text:span text:style-name="T17"> </text:span></text:span><text:span text:style-name="ch2_5f_visualstudio.Literal.String"><text:span text:style-name="T17">"Такого игрока нет"</text:span></text:span><text:span text:style-name="ch2_5f_visualstudio.Text.Whitespace"><text:span text:style-name="T17"> </text:span></text:span><text:span text:style-name="ch2_5f_visualstudio.Operator"><text:span text:style-name="T17">&lt;&lt;</text:span></text:span><text:span text:style-name="ch2_5f_visualstudio.Text.Whitespace"><text:span text:style-name="T17"> 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endl</text:span></text:span><text:span text:style-name="ch2_5f_visualstudio.Punctuation"><text:span text:style-name="T17">;</text:span></text:span></text:p><text:p text:style-name="P9"><text:span text:style-name="ch2_5f_visualstudio.Text.Whitespace"><text:span text:style-name="T34">        </text:span></text:span><text:span text:style-name="ch2_5f_visualstudio.Keyword"><text:span text:style-name="T17">return</text:span></text:span><text:span text:style-name="ch2_5f_visualstudio.Punctuation"><text:span text:style-name="T17">;</text:span></text:span></text:p><text:p text:style-name="P9"><text:span text:style-name="ch2_5f_visualstudio.Text.Whitespace"><text:span text:style-name="T34">    </text:span></text:span><text:span text:style-name="ch2_5f_visualstudio.Punctuation"><text:span text:style-name="T17">}</text:span></text:span></text:p><text:p text:style-name="Caption">Рисунок 8 — код для задания 8</text:p></draw:text-box></draw:frame></text:p>
      <text:p text:style-name="Для_20_рисунков"><draw:frame draw:style-name="fr2" draw:name="Врезка30" text:anchor-type="paragraph" svg:x="0.766cm" svg:y="0cm" style:rel-width="91%" svg:height="15.635cm" draw:z-index="29"><draw:text-box fo:min-height="61%" fo:min-width="15.501cm"><text:p text:style-name="P50"/></draw:text-box></draw:frame><draw:frame draw:style-name="fr1" draw:name="Врезка9" text:anchor-type="as-char" style:rel-width="91%" svg:height="16.448cm" draw:z-index="7"><draw:text-box fo:min-height="51%" fo:min-width="15.402cm"><text:p text:style-name="P19"><text:span text:style-name="ch2_5f_visualstudio.Text.Whitespace"><text:span text:style-name="T17">    </text:span></text:span><text:span text:style-name="ch2_5f_visualstudio.Name"><text:span text:style-name="T17">std</text:span></text:span><text:span text:style-name="ch2_5f_visualstudio.Operator"><text:span text:style-name="T17">::</text:span></text:span><text:span text:style-name="ch2_5f_visualstudio.Name"><text:span text:style-name="T17">cin</text:span></text:span><text:span text:style-name="ch2_5f_visualstudio.Text.Whitespace"><text:span text:style-name="T17"> </text:span></text:span><text:span text:style-name="ch2_5f_visualstudio.Operator"><text:span text:style-name="T17">&gt;&gt;</text:span></text:span><text:span text:style-name="ch2_5f_visualstudio.Text.Whitespace"><text:span text:style-name="T17"> </text:span></text:span><text:span text:style-name="ch2_5f_visualstudio.Name"><text:span text:style-name="T17">first_partner</text:span></text:span><text:span text:style-name="ch2_5f_visualstudio.Punctuation"><text:span text:style-name="T17">;</text:span></text:span></text:p><text:p text:style-name="P10"><text:span text:style-name="ch2_5f_visualstudio.Text.Whitespace">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Operator"><text:span text:style-name="T16">!</text:span></text:span><text:span text:style-name="ch2_5f_visualstudio.Name"><text:span text:style-name="T16">game_rules</text:span></text:span><text:span text:style-name="ch2_5f_visualstudio.Punctuation"><text:span text:style-name="T16">.</text:span></text:span><text:span text:style-name="ch2_5f_visualstudio.Name"><text:span text:style-name="T16">contains</text:span></text:span><text:span text:style-name="ch2_5f_visualstudio.Punctuation"><text:span text:style-name="T16">(</text:span></text:span><text:span text:style-name="ch2_5f_visualstudio.Name"><text:span text:style-name="T16">first_partner</text:span></text:span><text:span text:style-name="ch2_5f_visualstudio.Punctuation"><text:span text:style-name="T16">))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"><text:span text:style-name="T16">"Такого игрока нет"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endl</text:span></text:span><text:span text:style-name="ch2_5f_visualstudio.Punctuation"><text:span text:style-name="T16">;</text:span></text:span></text:p><text:p text:style-name="P10"><text:span text:style-name="ch2_5f_visualstudio.Text.Whitespace">        </text:span><text:span text:style-name="ch2_5f_visualstudio.Keyword"><text:span text:style-name="T16">return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P10"><text:span text:style-name="ch2_5f_visualstudio.Text.Whitespace">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Text.Whitespace"><text:span text:style-name="T16"> </text:span></text:span><text:span text:style-name="ch2_5f_visualstudio.Name"><text:span text:style-name="T16">second_partner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Punctuation"><text:span text:style-name="T16">[</text:span></text:span><text:span text:style-name="ch2_5f_visualstudio.Operator"><text:span text:style-name="T16">&amp;</text:span></text:span><text:span text:style-name="ch2_5f_visualstudio.Punctuation"><text:span text:style-name="T16">](){</text:span></text:span></text:p><text:p text:style-name="P10"><text:span text:style-name="ch2_5f_visualstudio.Text.Whitespace">        </text:span><text:span text:style-name="ch2_5f_visualstudio.Keyword.Type"><text:span text:style-name="T16">uint32_t</text:span></text:span><text:span text:style-name="ch2_5f_visualstudio.Text.Whitespace"><text:span text:style-name="T16"> </text:span></text:span><text:span text:style-name="ch2_5f_visualstudio.Name"><text:span text:style-name="T16">counter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Literal.Number.Integer"><text:span text:style-name="T16">0</text:span></text:span><text:span text:style-name="ch2_5f_visualstudio.Punctuation"><text:span text:style-name="T16">;</text:span></text:span></text:p><text:p text:style-name="P10"><text:span text:style-name="ch2_5f_visualstudio.Text.Whitespace">        </text:span><text:span text:style-name="ch2_5f_visualstudio.Keyword.Type"><text:span text:style-name="T16">uint32_t</text:span></text:span><text:span text:style-name="ch2_5f_visualstudio.Text.Whitespace"><text:span text:style-name="T16"> </text:span></text:span><text:span text:style-name="ch2_5f_visualstudio.Name"><text:span text:style-name="T16">random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Keyword"><text:span text:style-name="T16">static_cast</text:span></text:span><text:span text:style-name="ch2_5f_visualstudio.Operator"><text:span text:style-name="T16">&lt;</text:span></text:span><text:span text:style-name="ch2_5f_visualstudio.Keyword.Type"><text:span text:style-name="T16">uint32_t</text:span></text:span><text:span text:style-name="ch2_5f_visualstudio.Operator"><text:span text:style-name="T16">&gt;</text:span></text:span><text:span text:style-name="ch2_5f_visualstudio.Punctuation"><text:span text:style-name="T16">(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rand</text:span></text:span><text:span text:style-name="ch2_5f_visualstudio.Punctuation"><text:span text:style-name="T16">())</text:span></text:span><text:span text:style-name="ch2_5f_visualstudio.Text.Whitespace"><text:span text:style-name="T16"> </text:span></text:span><text:span text:style-name="ch2_5f_visualstudio.Operator"><text:span text:style-name="T16">%</text:span></text:span><text:span text:style-name="ch2_5f_visualstudio.Text.Whitespace"><text:span text:style-name="T16"> </text:span></text:span><text:span text:style-name="ch2_5f_visualstudio.Keyword"><text:span text:style-name="T16">static_cast</text:span></text:span><text:span text:style-name="ch2_5f_visualstudio.Operator"><text:span text:style-name="T16">&lt;</text:span></text:span><text:span text:style-name="ch2_5f_visualstudio.Keyword.Type"><text:span text:style-name="T16">uint32_t</text:span></text:span><text:span text:style-name="ch2_5f_visualstudio.Operator"><text:span text:style-name="T16">&gt;</text:span></text:span><text:span text:style-name="ch2_5f_visualstudio.Punctuation"><text:span text:style-name="T16">(</text:span></text:span><text:span text:style-name="ch2_5f_visualstudio.Name"><text:span text:style-name="T16">game_rules</text:span></text:span><text:span text:style-name="ch2_5f_visualstudio.Punctuation"><text:span text:style-name="T16">.</text:span></text:span><text:span text:style-name="ch2_5f_visualstudio.Name"><text:span text:style-name="T16">size</text:span></text:span><text:span text:style-name="ch2_5f_visualstudio.Punctuation"><text:span text:style-name="T16">());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string</text:span></text:span><text:span text:style-name="ch2_5f_visualstudio.Text.Whitespace"><text:span text:style-name="T16"> </text:span></text:span><text:span text:style-name="ch2_5f_visualstudio.Name"><text:span text:style-name="T16">partner</text:span></text:span><text:span text:style-name="ch2_5f_visualstudio.Punctuation"><text:span text:style-name="T16">;</text:span></text:span></text:p><text:p text:style-name="P10"><text:span text:style-name="ch2_5f_visualstudio.Text.Whitespace">        </text:span><text:span text:style-name="ch2_5f_visualstudio.Keyword"><text:span text:style-name="T16">for</text:span></text:span><text:span text:style-name="ch2_5f_visualstudio.Punctuation"><text:span text:style-name="T16">(</text:span></text:span><text:span text:style-name="ch2_5f_visualstudio.Keyword"><text:span text:style-name="T16">const</text:span></text:span><text:span text:style-name="ch2_5f_visualstudio.Text.Whitespace"><text:span text:style-name="T16"> </text:span></text:span><text:span text:style-name="ch2_5f_visualstudio.Keyword"><text:span text:style-name="T16">auto</text:span></text:span><text:span text:style-name="ch2_5f_visualstudio.Operator"><text:span text:style-name="T16">&amp;</text:span></text:span><text:span text:style-name="ch2_5f_visualstudio.Text.Whitespace"><text:span text:style-name="T16"> </text:span></text:span><text:span text:style-name="ch2_5f_visualstudio.Name"><text:span text:style-name="T16">key</text:span></text:span><text:span text:style-name="ch2_5f_visualstudio.Operator"><text:span text:style-name="T16">:</text:span></text:span><text:span text:style-name="ch2_5f_visualstudio.Text.Whitespace"><text:span text:style-name="T16"> </text:span>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views</text:span></text:span><text:span text:style-name="ch2_5f_visualstudio.Operator"><text:span text:style-name="T16">::</text:span></text:span><text:span text:style-name="ch2_5f_visualstudio.Name"><text:span text:style-name="T16">keys</text:span></text:span><text:span text:style-name="ch2_5f_visualstudio.Punctuation"><text:span text:style-name="T16">(</text:span></text:span><text:span text:style-name="ch2_5f_visualstudio.Name"><text:span text:style-name="T16">game_rules</text:span></text:span><text:span text:style-name="ch2_5f_visualstudio.Punctuation"><text:span text:style-name="T16">)){</text:span></text:span></text:p><text:p text:style-name="P10"><text:span text:style-name="ch2_5f_visualstudio.Text.Whitespace">        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counter</text:span></text:span><text:span text:style-name="ch2_5f_visualstudio.Text.Whitespace"><text:span text:style-name="T16"> </text:span></text:span><text:span text:style-name="ch2_5f_visualstudio.Operator"><text:span text:style-name="T16">==</text:span></text:span><text:span text:style-name="ch2_5f_visualstudio.Text.Whitespace"><text:span text:style-name="T16"> </text:span></text:span><text:span text:style-name="ch2_5f_visualstudio.Name"><text:span text:style-name="T16">random</text:span></text:span><text:span text:style-name="ch2_5f_visualstudio.Punctuation"><text:span text:style-name="T16">){</text:span></text:span></text:p><text:p text:style-name="P10"><text:span text:style-name="ch2_5f_visualstudio.Text.Whitespace">                </text:span><text:span text:style-name="ch2_5f_visualstudio.Name"><text:span text:style-name="T16">partner</text:span></text:span><text:span text:style-name="ch2_5f_visualstudio.Text.Whitespace"><text:span text:style-name="T16"> </text:span></text:span><text:span text:style-name="ch2_5f_visualstudio.Operator"><text:span text:style-name="T16">=</text:span></text:span><text:span text:style-name="ch2_5f_visualstudio.Text.Whitespace"><text:span text:style-name="T16"> </text:span></text:span><text:span text:style-name="ch2_5f_visualstudio.Name"><text:span text:style-name="T16">key</text:span></text:span><text:span text:style-name="ch2_5f_visualstudio.Punctuation"><text:span text:style-name="T16">;</text:span></text:span></text:p><text:p text:style-name="P10"><text:span text:style-name="ch2_5f_visualstudio.Text.Whitespace">            </text:span><text:span text:style-name="ch2_5f_visualstudio.Punctuation"><text:span text:style-name="T16">}</text:span></text:span><text:span text:style-name="ch2_5f_visualstudio.Keyword"><text:span text:style-name="T16">else</text:span></text:span><text:span text:style-name="ch2_5f_visualstudio.Punctuation"><text:span text:style-name="T16">{</text:span></text:span></text:p><text:p text:style-name="P10"><text:span text:style-name="ch2_5f_visualstudio.Text.Whitespace">                </text:span><text:span text:style-name="ch2_5f_visualstudio.Operator"><text:span text:style-name="T16">++</text:span></text:span><text:span text:style-name="ch2_5f_visualstudio.Name"><text:span text:style-name="T16">counter</text:span></text:span><text:span text:style-name="ch2_5f_visualstudio.Punctuation"><text:span text:style-name="T16">;</text:span></text:span></text:p><text:p text:style-name="P10"><text:span text:style-name="ch2_5f_visualstudio.Text.Whitespace">            </text:span><text:span text:style-name="ch2_5f_visualstudio.Punctuation"><text:span text:style-name="T16">}</text:span></text:span></text:p><text:p text:style-name="P10"><text:span text:style-name="ch2_5f_visualstudio.Text.Whitespace">        </text:span><text:span text:style-name="ch2_5f_visualstudio.Punctuation"><text:span text:style-name="T16">}</text:span></text:span></text:p><text:p text:style-name="P10"><text:span text:style-name="ch2_5f_visualstudio.Text.Whitespace">        </text:span><text:span text:style-name="ch2_5f_visualstudio.Keyword"><text:span text:style-name="T16">return</text:span></text:span><text:span text:style-name="ch2_5f_visualstudio.Text.Whitespace"><text:span text:style-name="T16"> </text:span></text:span><text:span text:style-name="ch2_5f_visualstudio.Name"><text:span text:style-name="T16">partner</text:span></text:span><text:span text:style-name="ch2_5f_visualstudio.Punctuation"><text:span text:style-name="T16">;</text:span></text:span><text:span text:style-name="ch2_5f_visualstudio.Text.Whitespace"><text:span text:style-name="T16">  </text:span></text:span></text:p><text:p text:style-name="P10"><text:span text:style-name="ch2_5f_visualstudio.Text.Whitespace">    </text:span><text:span text:style-name="ch2_5f_visualstudio.Punctuation"><text:span text:style-name="T16">}();</text:span></text:span></text:p><text:p text:style-name="P12"><text:span text:style-name="ch2_5f_visualstudio.Text.Whitespace"/></text:p><text:p text:style-name="P10"><text:span text:style-name="ch2_5f_visualstudio.Text.Whitespace">    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first_partner</text:span></text:span><text:span text:style-name="ch2_5f_visualstudio.Text.Whitespace"><text:span text:style-name="T16"> </text:span></text:span><text:span text:style-name="ch2_5f_visualstudio.Operator"><text:span text:style-name="T16">==</text:span></text:span><text:span text:style-name="ch2_5f_visualstudio.Text.Whitespace"><text:span text:style-name="T16"> </text:span></text:span><text:span text:style-name="ch2_5f_visualstudio.Name"><text:span text:style-name="T16">second_partner</text:span></text:span><text:span text:style-name="ch2_5f_visualstudio.Punctuation"><text:span text:style-name="T16">)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"><text:span text:style-name="T16">"Ничья</text:span></text:span><text:span text:style-name="ch2_5f_visualstudio.Literal.String.Escape"><text:span text:style-name="T16">\n</text:span></text:span><text:span text:style-name="ch2_5f_visualstudio.Literal.String"><text:span text:style-name="T16">"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text:span text:style-name="ch2_5f_visualstudio.Keyword"><text:span text:style-name="T16">else</text:span></text:span><text:span text:style-name="ch2_5f_visualstudio.Text.Whitespace"><text:span text:style-name="T16"> </text:span>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game_rules</text:span></text:span><text:span text:style-name="ch2_5f_visualstudio.Punctuation"><text:span text:style-name="T16">.</text:span></text:span><text:span text:style-name="ch2_5f_visualstudio.Name"><text:span text:style-name="T16">at</text:span></text:span><text:span text:style-name="ch2_5f_visualstudio.Punctuation"><text:span text:style-name="T16">(</text:span></text:span><text:span text:style-name="ch2_5f_visualstudio.Name"><text:span text:style-name="T16">first_partner</text:span></text:span><text:span text:style-name="ch2_5f_visualstudio.Punctuation"><text:span text:style-name="T16">).</text:span></text:span><text:span text:style-name="ch2_5f_visualstudio.Name"><text:span text:style-name="T16">contains</text:span></text:span><text:span text:style-name="ch2_5f_visualstudio.Punctuation"><text:span text:style-name="T16">(</text:span></text:span><text:span text:style-name="ch2_5f_visualstudio.Name"><text:span text:style-name="T16">second_partner</text:span></text:span><text:span text:style-name="ch2_5f_visualstudio.Punctuation"><text:span text:style-name="T16">))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first_partner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"><text:span text:style-name="T16">" Побеждает "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second_partner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.Char"><text:span text:style-name="T16">'\n'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text:span text:style-name="ch2_5f_visualstudio.Keyword"><text:span text:style-name="T16">else</text:span></text:span><text:span text:style-name="ch2_5f_visualstudio.Text.Whitespace"><text:span text:style-name="T16"> </text:span></text:span><text:span text:style-name="ch2_5f_visualstudio.Keyword"><text:span text:style-name="T16">if</text:span></text:span><text:span text:style-name="ch2_5f_visualstudio.Punctuation"><text:span text:style-name="T16">(</text:span></text:span><text:span text:style-name="ch2_5f_visualstudio.Name"><text:span text:style-name="T16">game_rules</text:span></text:span><text:span text:style-name="ch2_5f_visualstudio.Punctuation"><text:span text:style-name="T16">.</text:span></text:span><text:span text:style-name="ch2_5f_visualstudio.Name"><text:span text:style-name="T16">at</text:span></text:span><text:span text:style-name="ch2_5f_visualstudio.Punctuation"><text:span text:style-name="T16">(</text:span></text:span><text:span text:style-name="ch2_5f_visualstudio.Name"><text:span text:style-name="T16">second_partner</text:span></text:span><text:span text:style-name="ch2_5f_visualstudio.Punctuation"><text:span text:style-name="T16">).</text:span></text:span><text:span text:style-name="ch2_5f_visualstudio.Name"><text:span text:style-name="T16">contains</text:span></text:span><text:span text:style-name="ch2_5f_visualstudio.Punctuation"><text:span text:style-name="T16">(</text:span></text:span><text:span text:style-name="ch2_5f_visualstudio.Name"><text:span text:style-name="T16">first_partner</text:span></text:span><text:span text:style-name="ch2_5f_visualstudio.Punctuation"><text:span text:style-name="T16">)){</text:span></text:span></text:p><text:p text:style-name="P10"><text:span text:style-name="ch2_5f_visualstudio.Text.Whitespace">        </text:span><text:span text:style-name="ch2_5f_visualstudio.Name"><text:span text:style-name="T16">std</text:span></text:span><text:span text:style-name="ch2_5f_visualstudio.Operator"><text:span text:style-name="T16">::</text:span></text:span><text:span text:style-name="ch2_5f_visualstudio.Name"><text:span text:style-name="T16">cout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second_partner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"><text:span text:style-name="T16">" Побеждает "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Name"><text:span text:style-name="T16">first_partner</text:span></text:span><text:span text:style-name="ch2_5f_visualstudio.Text.Whitespace"><text:span text:style-name="T16"> </text:span></text:span><text:span text:style-name="ch2_5f_visualstudio.Operator"><text:span text:style-name="T16">&lt;&lt;</text:span></text:span><text:span text:style-name="ch2_5f_visualstudio.Text.Whitespace"><text:span text:style-name="T16"> </text:span></text:span><text:span text:style-name="ch2_5f_visualstudio.Literal.String.Char"><text:span text:style-name="T16">'\n'</text:span></text:span><text:span text:style-name="ch2_5f_visualstudio.Punctuation"><text:span text:style-name="T16">;</text:span></text:span></text:p><text:p text:style-name="P10"><text:span text:style-name="ch2_5f_visualstudio.Text.Whitespace">    </text:span><text:span text:style-name="ch2_5f_visualstudio.Punctuation"><text:span text:style-name="T16">}</text:span></text:span></text:p><text:p text:style-name="P17"><text:span text:style-name="ch2_5f_visualstudio.Punctuation"><text:span text:style-name="T17"/></text:span></text:p><text:p text:style-name="Caption">Рисунок <text:span text:style-name="T32">9</text:span> — код для задания <text:span text:style-name="T27">8</text:span></text:p></draw:text-box></draw:frame></text:p>
      <text:p text:style-name="P40"><text:soft-page-break/>Для выполнения задания создадим карту с правилами игры, где ключ<text:span text:style-name="T32">о</text:span>м будет имя игрока, который побеждает любого из списка значений. Затем примем ввод имени с клавиатуры в first_partner и проверим, существует ли такой игрок, если нет - выв<text:span text:style-name="T32">е</text:span>дем ошибку, если существует, то воз<text:span text:style-name="T32">ь</text:span>мём остаток от деления функции rand на количество игроков, так мы пройдемся циклом по именам и выберем второго <text:span text:style-name="T32">случайного</text:span> игрока и сохраним его в переменной second_partner. Наконец проверим есть ли в списках first_partner second_partner и наоборот, игрок в списке которого есть его партнёр выигрывает. Выводим <text:span text:style-name="T32">нужный нам </text:span>результат.</text:p>
      <text:list text:continue-numbering="true" text:style-name="Основная_20_часть">
        <text:list-item>
          <text:list>
            <text:list-item>
              <text:h text:style-name="P57" text:outline-level="2">Задание <text:span text:style-name="T28">9</text:span></text:h>
            </text:list-item>
          </text:list>
        </text:list-item>
      </text:list>
      <text:p text:style-name="основной_20_текст"><text:span text:style-name="T1">Код для выполнения задания представлен на рисунке </text:span><text:span text:style-name="T14">10</text:span><text:span text:style-name="T2">.</text:span></text:p>
      <text:p text:style-name="P43"><draw:frame draw:style-name="fr2" draw:name="Врезка29" text:anchor-type="paragraph" svg:x="3.147cm" svg:y="0cm" style:rel-width="63%" svg:height="2.819cm" draw:z-index="27"><draw:text-box fo:min-height="11%" fo:min-width="10.709cm"><text:p text:style-name="P50"/></draw:text-box></draw:frame><draw:frame draw:style-name="fr1" draw:name="Врезка10" text:anchor-type="as-char" style:rel-width="63%" svg:height="3.44cm" draw:z-index="14"><draw:text-box fo:min-height="13%" fo:min-width="10.723cm"><text:p text:style-name="P19"><text:span text:style-name="ch2_5f_visualstudio.Text.Whitespace"><text:span text:style-name="T22"><text:s text:c="4"/>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list</text:span></text:span><text:span text:style-name="ch2_5f_visualstudio.Operator"><text:span text:style-name="T22">&lt;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string</text:span></text:span><text:span text:style-name="ch2_5f_visualstudio.Operator"><text:span text:style-name="T22">&gt;</text:span></text:span><text:span text:style-name="ch2_5f_visualstudio.Text.Whitespace"><text:span text:style-name="T22"> </text:span></text:span><text:span text:style-name="ch2_5f_visualstudio.Name"><text:span text:style-name="T22">words</text:span></text:span><text:span text:style-name="ch2_5f_visualstudio.Punctuation"><text:span text:style-name="T22">{</text:span></text:span><text:span text:style-name="ch2_5f_visualstudio.Literal.String"><text:span text:style-name="T22">"Коктель"</text:span></text:span><text:span text:style-name="ch2_5f_visualstudio.Punctuation"><text:span text:style-name="T22">,</text:span></text:span><text:span text:style-name="ch2_5f_visualstudio.Literal.String"><text:span text:style-name="T22">"Кино"</text:span></text:span><text:span text:style-name="ch2_5f_visualstudio.Punctuation"><text:span text:style-name="T22">,</text:span></text:span><text:span text:style-name="ch2_5f_visualstudio.Literal.String"><text:span text:style-name="T22">"Бандура"</text:span></text:span><text:span text:style-name="ch2_5f_visualstudio.Punctuation"><text:span text:style-name="T22">,</text:span></text:span><text:span text:style-name="ch2_5f_visualstudio.Literal.String"><text:span text:style-name="T22">"Дора"</text:span></text:span><text:span text:style-name="ch2_5f_visualstudio.Punctuation"><text:span text:style-name="T22">};</text:span></text:span></text:p><text:p text:style-name="P19"><text:span text:style-name="ch2_5f_visualstudio.Text.Whitespace"><text:span text:style-name="T22"><text:s text:c="4"/>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map</text:span></text:span><text:span text:style-name="ch2_5f_visualstudio.Operator"><text:span text:style-name="T22">&lt;</text:span></text:span><text:span text:style-name="ch2_5f_visualstudio.Keyword.Type"><text:span text:style-name="T22">int8_t</text:span></text:span><text:span text:style-name="ch2_5f_visualstudio.Punctuation"><text:span text:style-name="T22">,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list</text:span></text:span><text:span text:style-name="ch2_5f_visualstudio.Operator"><text:span text:style-name="T22">&lt;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string</text:span></text:span><text:span text:style-name="ch2_5f_visualstudio.Operator"><text:span text:style-name="T22">&gt;&gt;</text:span></text:span><text:span text:style-name="ch2_5f_visualstudio.Text.Whitespace"><text:span text:style-name="T22"> </text:span></text:span><text:span text:style-name="ch2_5f_visualstudio.Name"><text:span text:style-name="T22">words_map</text:span></text:span><text:span text:style-name="ch2_5f_visualstudio.Punctuation"><text:span text:style-name="T22">;</text:span></text:span></text:p><text:p text:style-name="P19"><text:span text:style-name="ch2_5f_visualstudio.Text.Whitespace"><text:span text:style-name="T10"/></text:span></text:p><text:p text:style-name="P19"><text:span text:style-name="ch2_5f_visualstudio.Text.Whitespace"><text:span text:style-name="T22"><text:s text:c="4"/></text:span></text:span><text:span text:style-name="ch2_5f_visualstudio.Keyword"><text:span text:style-name="T22">for</text:span></text:span><text:span text:style-name="ch2_5f_visualstudio.Punctuation"><text:span text:style-name="T22">(</text:span></text:span><text:span text:style-name="ch2_5f_visualstudio.Keyword"><text:span text:style-name="T22">const</text:span></text:span><text:span text:style-name="ch2_5f_visualstudio.Text.Whitespace"><text:span text:style-name="T22"> </text:span></text:span><text:span text:style-name="ch2_5f_visualstudio.Name"><text:span text:style-name="T22">std</text:span></text:span><text:span text:style-name="ch2_5f_visualstudio.Operator"><text:span text:style-name="T22">::</text:span></text:span><text:span text:style-name="ch2_5f_visualstudio.Name"><text:span text:style-name="T22">string</text:span></text:span><text:span text:style-name="ch2_5f_visualstudio.Operator"><text:span text:style-name="T22">&amp;</text:span></text:span><text:span text:style-name="ch2_5f_visualstudio.Text.Whitespace"><text:span text:style-name="T22"> </text:span></text:span><text:span text:style-name="ch2_5f_visualstudio.Name"><text:span text:style-name="T22">str</text:span></text:span><text:span text:style-name="ch2_5f_visualstudio.Operator"><text:span text:style-name="T22">:</text:span></text:span><text:span text:style-name="ch2_5f_visualstudio.Text.Whitespace"><text:span text:style-name="T22"> </text:span></text:span><text:span text:style-name="ch2_5f_visualstudio.Name"><text:span text:style-name="T22">words</text:span></text:span><text:span text:style-name="ch2_5f_visualstudio.Punctuation"><text:span text:style-name="T22">){</text:span></text:span></text:p><text:p text:style-name="P19"><text:span text:style-name="ch2_5f_visualstudio.Text.Whitespace"><text:span text:style-name="T22"><text:s text:c="8"/></text:span></text:span><text:span text:style-name="ch2_5f_visualstudio.Name"><text:span text:style-name="T22">words_map</text:span></text:span><text:span text:style-name="ch2_5f_visualstudio.Punctuation"><text:span text:style-name="T22">[</text:span></text:span><text:span text:style-name="ch2_5f_visualstudio.Operator"><text:span text:style-name="T22">*</text:span></text:span><text:span text:style-name="ch2_5f_visualstudio.Name"><text:span text:style-name="T22">str</text:span></text:span><text:span text:style-name="ch2_5f_visualstudio.Punctuation"><text:span text:style-name="T22">.</text:span></text:span><text:span text:style-name="ch2_5f_visualstudio.Name"><text:span text:style-name="T22">begin</text:span></text:span><text:span text:style-name="ch2_5f_visualstudio.Punctuation"><text:span text:style-name="T22">()].</text:span></text:span><text:span text:style-name="ch2_5f_visualstudio.Name"><text:span text:style-name="T22">push_back</text:span></text:span><text:span text:style-name="ch2_5f_visualstudio.Punctuation"><text:span text:style-name="T22">(</text:span></text:span><text:span text:style-name="ch2_5f_visualstudio.Name"><text:span text:style-name="T22">str</text:span></text:span><text:span text:style-name="ch2_5f_visualstudio.Punctuation"><text:span text:style-name="T22">);</text:span></text:span></text:p><text:p text:style-name="P19"><text:span text:style-name="ch2_5f_visualstudio.Text.Whitespace"><text:span text:style-name="T22"><text:s text:c="4"/></text:span></text:span><text:span text:style-name="ch2_5f_visualstudio.Punctuation"><text:span text:style-name="T22">}</text:span></text:span></text:p><text:p text:style-name="Caption">Рисунок <text:span text:style-name="T33">10</text:span> — код для задания 9</text:p></draw:text-box></draw:frame></text:p>
      <text:p text:style-name="основной_20_текст">Для выполнения задания cохраним список слов в words, создадим карту words_map где ключом бубет буква, а значением список слов и при помощи цикла for-each заполним карту, беря первую букву слова и добавляя слово в список.</text:p>
      <text:list text:continue-numbering="true" text:style-name="Основная_20_часть">
        <text:list-item>
          <text:list>
            <text:list-item>
              <text:h text:style-name="P63" text:outline-level="2">Задание 10</text:h>
            </text:list-item>
          </text:list>
        </text:list-item>
      </text:list>
      <text:p text:style-name="P40"><text:span text:style-name="T1">Код для выполнения задания представлен на рисунке </text:span><text:span text:style-name="T13">1</text:span><text:span text:style-name="T3">1</text:span><text:span text:style-name="T2">.</text:span></text:p>
      <text:p text:style-name="Для_20_рисунков"><draw:frame draw:style-name="fr2" draw:name="Врезка28" text:anchor-type="paragraph" svg:x="1.021cm" svg:y="0cm" style:rel-width="88%" svg:height="9.996cm" draw:z-index="26"><draw:text-box fo:min-height="39%" fo:min-width="14.96cm"><text:p text:style-name="P50"/></draw:text-box></draw:frame><text:soft-page-break/><draw:frame draw:style-name="fr1" draw:name="Врезка11" text:anchor-type="as-char" style:rel-width="88%" svg:height="10.765cm" draw:z-index="8"><draw:text-box fo:min-height="42%" fo:min-width="14.963cm"><text:p text:style-name="P19"><text:span text:style-name="ch2_5f_visualstudio.Keyword"><text:span text:style-name="T34">struct</text:span></text:span><text:span text:style-name="ch2_5f_visualstudio.Text.Whitespace"><text:span text:style-name="T34"> </text:span></text:span><text:span text:style-name="ch2_5f_visualstudio.Name.Class"><text:span text:style-name="T34">StudentMarks</text:span></text:span><text:span text:style-name="ch2_5f_visualstudio.Punctuation"><text:span text:style-name="T34">{</text:span></text:span></text:p><text:p text:style-name="P19"><text:span text:style-name="ch2_5f_visualstudio.Text.Whitespace"><text:span text:style-name="T34"><text:s text:c="4"/>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string</text:span></text:span><text:span text:style-name="ch2_5f_visualstudio.Text.Whitespace"><text:span text:style-name="T34"> </text:span></text:span><text:span text:style-name="ch2_5f_visualstudio.Name"><text:span text:style-name="T34">name</text:span></text:span><text:span text:style-name="ch2_5f_visualstudio.Punctuation"><text:span text:style-name="T34">;</text:span></text:span></text:p><text:p text:style-name="P19"><text:span text:style-name="ch2_5f_visualstudio.Text.Whitespace"><text:span text:style-name="T34"><text:s text:c="4"/>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vector</text:span></text:span><text:span text:style-name="ch2_5f_visualstudio.Operator"><text:span text:style-name="T34">&lt;</text:span></text:span><text:span text:style-name="ch2_5f_visualstudio.Keyword.Type"><text:span text:style-name="T34">int32_t</text:span></text:span><text:span text:style-name="ch2_5f_visualstudio.Operator"><text:span text:style-name="T34">&gt;</text:span></text:span><text:span text:style-name="ch2_5f_visualstudio.Text.Whitespace"><text:span text:style-name="T34"> </text:span></text:span><text:span text:style-name="ch2_5f_visualstudio.Name"><text:span text:style-name="T34">marks</text:span></text:span><text:span text:style-name="ch2_5f_visualstudio.Punctuation"><text:span text:style-name="T34">;</text:span></text:span></text:p><text:p text:style-name="P19"><text:span text:style-name="ch2_5f_visualstudio.Text.Whitespace"><text:span text:style-name="T34"><text:s text:c="4"/></text:span></text:span><text:span text:style-name="ch2_5f_visualstudio.Keyword.Type"><text:span text:style-name="T34">int32_t</text:span></text:span><text:span text:style-name="ch2_5f_visualstudio.Text.Whitespace"><text:span text:style-name="T34"> </text:span></text:span><text:span text:style-name="ch2_5f_visualstudio.Name.Function"><text:span text:style-name="T34">AvarageScore</text:span></text:span><text:span text:style-name="ch2_5f_visualstudio.Punctuation"><text:span text:style-name="T34">(){</text:span></text:span></text:p><text:p text:style-name="P19"><text:span text:style-name="ch2_5f_visualstudio.Text.Whitespace"><text:span text:style-name="T34"><text:s text:c="8"/></text:span></text:span><text:span text:style-name="ch2_5f_visualstudio.Keyword.Type"><text:span text:style-name="T34">int32_t</text:span></text:span><text:span text:style-name="ch2_5f_visualstudio.Text.Whitespace"><text:span text:style-name="T34"> </text:span></text:span><text:span text:style-name="ch2_5f_visualstudio.Name"><text:span text:style-name="T34">score</text:span></text:span><text:span text:style-name="ch2_5f_visualstudio.Punctuation"><text:span text:style-name="T34">;</text:span></text:span></text:p><text:p text:style-name="P19"><text:span text:style-name="ch2_5f_visualstudio.Text.Whitespace"><text:span text:style-name="T34"><text:s text:c="8"/></text:span></text:span><text:span text:style-name="ch2_5f_visualstudio.Keyword"><text:span text:style-name="T34">for</text:span></text:span><text:span text:style-name="ch2_5f_visualstudio.Punctuation"><text:span text:style-name="T34">(</text:span></text:span><text:span text:style-name="ch2_5f_visualstudio.Keyword"><text:span text:style-name="T34">const</text:span></text:span><text:span text:style-name="ch2_5f_visualstudio.Text.Whitespace"><text:span text:style-name="T34"> </text:span></text:span><text:span text:style-name="ch2_5f_visualstudio.Keyword"><text:span text:style-name="T34">auto</text:span></text:span><text:span text:style-name="ch2_5f_visualstudio.Operator"><text:span text:style-name="T34">&amp;</text:span></text:span><text:span text:style-name="ch2_5f_visualstudio.Text.Whitespace"><text:span text:style-name="T34"> </text:span></text:span><text:span text:style-name="ch2_5f_visualstudio.Name"><text:span text:style-name="T34">m</text:span></text:span><text:span text:style-name="ch2_5f_visualstudio.Operator"><text:span text:style-name="T34">:</text:span></text:span><text:span text:style-name="ch2_5f_visualstudio.Text.Whitespace"><text:span text:style-name="T34"> </text:span></text:span><text:span text:style-name="ch2_5f_visualstudio.Name"><text:span text:style-name="T34">marks</text:span></text:span><text:span text:style-name="ch2_5f_visualstudio.Punctuation"><text:span text:style-name="T34">){</text:span></text:span></text:p><text:p text:style-name="P19"><text:span text:style-name="ch2_5f_visualstudio.Text.Whitespace"><text:span text:style-name="T34"><text:s text:c="12"/></text:span></text:span><text:span text:style-name="ch2_5f_visualstudio.Name"><text:span text:style-name="T34">score</text:span></text:span><text:span text:style-name="ch2_5f_visualstudio.Text.Whitespace"><text:span text:style-name="T34"> </text:span></text:span><text:span text:style-name="ch2_5f_visualstudio.Operator"><text:span text:style-name="T34">+=</text:span></text:span><text:span text:style-name="ch2_5f_visualstudio.Text.Whitespace"><text:span text:style-name="T34"> </text:span></text:span><text:span text:style-name="ch2_5f_visualstudio.Name"><text:span text:style-name="T34">m</text:span></text:span><text:span text:style-name="ch2_5f_visualstudio.Punctuation"><text:span text:style-name="T34">;</text:span></text:span></text:p><text:p text:style-name="P19"><text:span text:style-name="ch2_5f_visualstudio.Text.Whitespace"><text:span text:style-name="T34"><text:s text:c="8"/></text:span></text:span><text:span text:style-name="ch2_5f_visualstudio.Punctuation"><text:span text:style-name="T34">}</text:span></text:span></text:p><text:p text:style-name="P19"><text:span text:style-name="ch2_5f_visualstudio.Text.Whitespace"><text:span text:style-name="T34"><text:s text:c="8"/></text:span></text:span><text:span text:style-name="ch2_5f_visualstudio.Keyword"><text:span text:style-name="T34">return</text:span></text:span><text:span text:style-name="ch2_5f_visualstudio.Text.Whitespace"><text:span text:style-name="T34"> </text:span></text:span><text:span text:style-name="ch2_5f_visualstudio.Name"><text:span text:style-name="T34">score</text:span></text:span><text:span text:style-name="ch2_5f_visualstudio.Text.Whitespace"><text:span text:style-name="T34"> </text:span></text:span><text:span text:style-name="ch2_5f_visualstudio.Operator"><text:span text:style-name="T34">/</text:span></text:span><text:span text:style-name="ch2_5f_visualstudio.Text.Whitespace"><text:span text:style-name="T34"> </text:span></text:span><text:span text:style-name="ch2_5f_visualstudio.Keyword"><text:span text:style-name="T34">static_cast</text:span></text:span><text:span text:style-name="ch2_5f_visualstudio.Operator"><text:span text:style-name="T34">&lt;</text:span></text:span><text:span text:style-name="ch2_5f_visualstudio.Keyword.Type"><text:span text:style-name="T34">int32_t</text:span></text:span><text:span text:style-name="ch2_5f_visualstudio.Operator"><text:span text:style-name="T34">&gt;</text:span></text:span><text:span text:style-name="ch2_5f_visualstudio.Punctuation"><text:span text:style-name="T34">(</text:span></text:span><text:span text:style-name="ch2_5f_visualstudio.Name"><text:span text:style-name="T34">marks</text:span></text:span><text:span text:style-name="ch2_5f_visualstudio.Punctuation"><text:span text:style-name="T34">.</text:span></text:span><text:span text:style-name="ch2_5f_visualstudio.Name"><text:span text:style-name="T34">size</text:span></text:span><text:span text:style-name="ch2_5f_visualstudio.Punctuation"><text:span text:style-name="T34">());</text:span></text:span></text:p><text:p text:style-name="P19"><text:span text:style-name="ch2_5f_visualstudio.Text.Whitespace"><text:span text:style-name="T34"><text:s text:c="4"/></text:span></text:span><text:span text:style-name="ch2_5f_visualstudio.Punctuation"><text:span text:style-name="T34">}</text:span></text:span></text:p><text:p text:style-name="P19"><text:span text:style-name="ch2_5f_visualstudio.Punctuation"><text:span text:style-name="T34">};</text:span></text:span></text:p><text:p text:style-name="P19"><text:span text:style-name="ch2_5f_visualstudio.Text.Whitespace"><text:span text:style-name="T34"/></text:span></text:p><text:p text:style-name="P19"><text:span text:style-name="ch2_5f_visualstudio.Keyword.Type"><text:span text:style-name="T34">void</text:span></text:span><text:span text:style-name="ch2_5f_visualstudio.Text.Whitespace"><text:span text:style-name="T34"> </text:span></text:span><text:span text:style-name="ch2_5f_visualstudio.Name.Function"><text:span text:style-name="T34">F10</text:span></text:span><text:span text:style-name="ch2_5f_visualstudio.Punctuation"><text:span text:style-name="T34">(){</text:span></text:span></text:p><text:p text:style-name="P19"><text:span text:style-name="ch2_5f_visualstudio.Text.Whitespace"><text:span text:style-name="T34"><text:s text:c="4"/>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vector</text:span></text:span><text:span text:style-name="ch2_5f_visualstudio.Operator"><text:span text:style-name="T34">&lt;</text:span></text:span><text:span text:style-name="ch2_5f_visualstudio.Name"><text:span text:style-name="T34">StudentMarks</text:span></text:span><text:span text:style-name="ch2_5f_visualstudio.Operator"><text:span text:style-name="T34">&gt;</text:span></text:span><text:span text:style-name="ch2_5f_visualstudio.Text.Whitespace"><text:span text:style-name="T34"> </text:span></text:span><text:span text:style-name="ch2_5f_visualstudio.Name"><text:span text:style-name="T34">Students_</text:span></text:span><text:span text:style-name="ch2_5f_visualstudio.Punctuation"><text:span text:style-name="T34">{{</text:span></text:span><text:span text:style-name="ch2_5f_visualstudio.Literal.String"><text:span text:style-name="T34">"Иван"</text:span></text:span><text:span text:style-name="ch2_5f_visualstudio.Punctuation"><text:span text:style-name="T34">,{</text:span></text:span><text:span text:style-name="ch2_5f_visualstudio.Literal.Number.Integer"><text:span text:style-name="T34">4</text:span></text:span><text:span text:style-name="ch2_5f_visualstudio.Punctuation"><text:span text:style-name="T34">,</text:span></text:span><text:span text:style-name="ch2_5f_visualstudio.Literal.Number.Integer"><text:span text:style-name="T34">5</text:span></text:span><text:span text:style-name="ch2_5f_visualstudio.Punctuation"><text:span text:style-name="T34">,</text:span></text:span><text:span text:style-name="ch2_5f_visualstudio.Literal.Number.Integer"><text:span text:style-name="T34">4</text:span></text:span><text:span text:style-name="ch2_5f_visualstudio.Punctuation"><text:span text:style-name="T34">}},{</text:span></text:span><text:span text:style-name="ch2_5f_visualstudio.Literal.String"><text:span text:style-name="T34">"Саша"</text:span></text:span><text:span text:style-name="ch2_5f_visualstudio.Punctuation"><text:span text:style-name="T34">,{</text:span></text:span><text:span text:style-name="ch2_5f_visualstudio.Literal.Number.Integer"><text:span text:style-name="T34">4</text:span></text:span><text:span text:style-name="ch2_5f_visualstudio.Punctuation"><text:span text:style-name="T34">,</text:span></text:span><text:span text:style-name="ch2_5f_visualstudio.Literal.Number.Integer"><text:span text:style-name="T34">5</text:span></text:span><text:span text:style-name="ch2_5f_visualstudio.Punctuation"><text:span text:style-name="T34">,</text:span></text:span><text:span text:style-name="ch2_5f_visualstudio.Literal.Number.Integer"><text:span text:style-name="T34">4</text:span></text:span><text:span text:style-name="ch2_5f_visualstudio.Punctuation"><text:span text:style-name="T34">}},{</text:span></text:span><text:span text:style-name="ch2_5f_visualstudio.Literal.String"><text:span text:style-name="T34">"Настя"</text:span></text:span><text:span text:style-name="ch2_5f_visualstudio.Punctuation"><text:span text:style-name="T34">,{</text:span></text:span><text:span text:style-name="ch2_5f_visualstudio.Literal.Number.Integer"><text:span text:style-name="T34">4</text:span></text:span><text:span text:style-name="ch2_5f_visualstudio.Punctuation"><text:span text:style-name="T34">,</text:span></text:span><text:span text:style-name="ch2_5f_visualstudio.Literal.Number.Integer"><text:span text:style-name="T34">5</text:span></text:span><text:span text:style-name="ch2_5f_visualstudio.Punctuation"><text:span text:style-name="T34">,</text:span></text:span><text:span text:style-name="ch2_5f_visualstudio.Literal.Number.Integer"><text:span text:style-name="T34">4</text:span></text:span><text:span text:style-name="ch2_5f_visualstudio.Punctuation"><text:span text:style-name="T34">}}};</text:span></text:span></text:p><text:p text:style-name="P19"><text:span text:style-name="ch2_5f_visualstudio.Text.Whitespace"><text:span text:style-name="T34"><text:s text:c="4"/></text:span></text:span><text:span text:style-name="ch2_5f_visualstudio.Keyword"><text:span text:style-name="T34">auto</text:span></text:span><text:span text:style-name="ch2_5f_visualstudio.Text.Whitespace"><text:span text:style-name="T34"> </text:span></text:span><text:span text:style-name="ch2_5f_visualstudio.Name"><text:span text:style-name="T34">good_studen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Name"><text:span text:style-name="T34">Students_</text:span></text:span><text:span text:style-name="ch2_5f_visualstudio.Punctuation"><text:span text:style-name="T34">.</text:span></text:span><text:span text:style-name="ch2_5f_visualstudio.Name"><text:span text:style-name="T34">begin</text:span></text:span><text:span text:style-name="ch2_5f_visualstudio.Punctuation"><text:span text:style-name="T34">();</text:span></text:span></text:p><text:p text:style-name="P19"><text:span text:style-name="ch2_5f_visualstudio.Text.Whitespace"><text:span text:style-name="T34"><text:s text:c="4"/></text:span></text:span><text:span text:style-name="ch2_5f_visualstudio.Keyword"><text:span text:style-name="T34">for</text:span></text:span><text:span text:style-name="ch2_5f_visualstudio.Punctuation"><text:span text:style-name="T34">(</text:span></text:span><text:span text:style-name="ch2_5f_visualstudio.Keyword"><text:span text:style-name="T34">auto</text:span></text:span><text:span text:style-name="ch2_5f_visualstudio.Text.Whitespace"><text:span text:style-name="T34"> </text:span></text:span><text:span text:style-name="ch2_5f_visualstudio.Name"><text:span text:style-name="T34">i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next</text:span></text:span><text:span text:style-name="ch2_5f_visualstudio.Punctuation"><text:span text:style-name="T34">(</text:span></text:span><text:span text:style-name="ch2_5f_visualstudio.Name"><text:span text:style-name="T34">good_student</text:span></text:span><text:span text:style-name="ch2_5f_visualstudio.Punctuation"><text:span text:style-name="T34">);</text:span></text:span><text:span text:style-name="ch2_5f_visualstudio.Text.Whitespace"><text:span text:style-name="T34"> </text:span></text:span><text:span text:style-name="ch2_5f_visualstudio.Name"><text:span text:style-name="T34">it</text:span></text:span><text:span text:style-name="ch2_5f_visualstudio.Text.Whitespace"><text:span text:style-name="T34"> </text:span></text:span><text:span text:style-name="ch2_5f_visualstudio.Operator"><text:span text:style-name="T34">!=</text:span></text:span><text:span text:style-name="ch2_5f_visualstudio.Text.Whitespace"><text:span text:style-name="T34"> </text:span></text:span><text:span text:style-name="ch2_5f_visualstudio.Name"><text:span text:style-name="T34">Students_</text:span></text:span><text:span text:style-name="ch2_5f_visualstudio.Punctuation"><text:span text:style-name="T34">.</text:span></text:span><text:span text:style-name="ch2_5f_visualstudio.Name"><text:span text:style-name="T34">end</text:span></text:span><text:span text:style-name="ch2_5f_visualstudio.Punctuation"><text:span text:style-name="T34">();</text:span></text:span><text:span text:style-name="ch2_5f_visualstudio.Operator"><text:span text:style-name="T34">++</text:span></text:span><text:span text:style-name="ch2_5f_visualstudio.Name"><text:span text:style-name="T34">it</text:span></text:span><text:span text:style-name="ch2_5f_visualstudio.Punctuation"><text:span text:style-name="T34">){</text:span></text:span></text:p><text:p text:style-name="P19"><text:span text:style-name="ch2_5f_visualstudio.Text.Whitespace"><text:span text:style-name="T34"><text:s text:c="8"/></text:span>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good_student</text:span></text:span><text:span text:style-name="ch2_5f_visualstudio.Operator"><text:span text:style-name="T34">-&gt;</text:span></text:span><text:span text:style-name="ch2_5f_visualstudio.Name"><text:span text:style-name="T34">AvarageScore</text:span></text:span><text:span text:style-name="ch2_5f_visualstudio.Punctuation"><text:span text:style-name="T34">()</text:span></text:span><text:span text:style-name="ch2_5f_visualstudio.Operator"><text:span text:style-name="T34">&lt;</text:span></text:span><text:span text:style-name="ch2_5f_visualstudio.Text.Whitespace"><text:span text:style-name="T34"> </text:span></text:span><text:span text:style-name="ch2_5f_visualstudio.Name"><text:span text:style-name="T34">it</text:span></text:span><text:span text:style-name="ch2_5f_visualstudio.Operator"><text:span text:style-name="T34">-&gt;</text:span></text:span><text:span text:style-name="ch2_5f_visualstudio.Name"><text:span text:style-name="T34">AvarageScore</text:span></text:span><text:span text:style-name="ch2_5f_visualstudio.Punctuation"><text:span text:style-name="T34">()){</text:span></text:span></text:p><text:p text:style-name="P19"><text:span text:style-name="ch2_5f_visualstudio.Text.Whitespace"><text:span text:style-name="T34"><text:s text:c="12"/></text:span></text:span><text:span text:style-name="ch2_5f_visualstudio.Name"><text:span text:style-name="T34">good_studen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Name"><text:span text:style-name="T34">it</text:span></text:span><text:span text:style-name="ch2_5f_visualstudio.Punctuation"><text:span text:style-name="T34">;</text:span></text:span></text:p><text:p text:style-name="P19"><text:span text:style-name="ch2_5f_visualstudio.Text.Whitespace"><text:span text:style-name="T34"><text:s text:c="8"/></text:span></text:span><text:span text:style-name="ch2_5f_visualstudio.Punctuation"><text:span text:style-name="T34">}</text:span></text:span></text:p><text:p text:style-name="P19"><text:span text:style-name="ch2_5f_visualstudio.Text.Whitespace"><text:span text:style-name="T34"><text:s text:c="4"/></text:span></text:span><text:span text:style-name="ch2_5f_visualstudio.Punctuation"><text:span text:style-name="T34">}</text:span></text:span></text:p><text:p text:style-name="P19"><text:span text:style-name="ch2_5f_visualstudio.Text.Whitespace"><text:span text:style-name="T34"><text:s text:c="4"/>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good_student</text:span></text:span><text:span text:style-name="ch2_5f_visualstudio.Operator"><text:span text:style-name="T34">-&gt;</text:span></text:span><text:span text:style-name="ch2_5f_visualstudio.Name"><text:span text:style-name="T34">name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получила наивысший средний бал: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good_student</text:span></text:span><text:span text:style-name="ch2_5f_visualstudio.Operator"><text:span text:style-name="T34">-&gt;</text:span></text:span><text:span text:style-name="ch2_5f_visualstudio.Name"><text:span text:style-name="T34">AvarageScore</text:span></text:span><text:span text:style-name="ch2_5f_visualstudio.Punctuation"><text:span text:style-name="T34">();</text:span></text:span></text:p><text:p text:style-name="P19"><text:span text:style-name="ch2_5f_visualstudio.Punctuation"><text:span text:style-name="T34">}</text:span></text:span></text:p><text:p text:style-name="Caption">Рисунок 1<text:span text:style-name="T3">1</text:span> — код для задания 10</text:p></draw:text-box></draw:frame></text:p>
      <text:p text:style-name="P45">Для выполнения задания создадим структуру StudentMarks, которая будет содержать имя, оценки и функцию для вывода среднего бала AvarageScore. Затем создаем вектор StudentMarks с именами и оценками студентов, сохраняем итератор на первый элемент вектора и проходимся циклом по следующим и сравниваем их, наибольший по среднему балу оставляем в переменной good_student. В конце выводим имя и средний бал лучшего студент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Cyr" svg:font-family="'Arial Cyr'" style:font-family-generic="swiss"/>
    <style:font-face style:name="Arial Cyr1" svg:font-family="'Arial Cyr'" style:font-adornments="Обычный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Cyr" fo:font-family="'Arial Cyr'" style:font-family-generic="swiss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основной_20_текст" style:display-name="основной текст" style:family="paragraph" style:master-page-name="">
      <style:paragraph-properties fo:margin-top="0cm" fo:margin-bottom="0.42cm" style:contextual-spacing="false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заглавие" style:family="paragraph" style:master-page-name="">
      <style:paragraph-properties fo:margin-top="0cm" fo:margin-bottom="0.42cm" style:contextual-spacing="false" fo:line-height="100%" fo:text-align="center" style:justify-single-word="false" style:page-number="auto"/>
      <style:text-properties style:font-name="Arial Cyr1" fo:font-family="'Arial Cyr'" style:font-style-name="Обычный" style:font-family-generic="swiss" fo:font-size="15pt"/>
    </style:style>
    <style:style style:name="титульный_20_лист" style:display-name="титульный лист" style:family="paragraph">
      <style:paragraph-properties fo:margin-top="0cm" fo:margin-bottom="0.42cm" style:contextual-spacing="false" fo:text-align="center" style:justify-single-word="false">
        <style:tab-stops>
          <style:tab-stop style:position="17cm" style:type="right" style:leader-style="solid" style:leader-text="_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заголовок" style:family="paragraph" style:default-outline-level="1" style:list-style-name="Основная_20_часть">
      <style:paragraph-properties fo:margin-top="0cm" fo:margin-bottom="0.42cm" style:contextual-spacing="false">
        <style:tab-stops/>
      </style:paragraph-properties>
      <style:text-properties style:font-name="Arial Cyr1" fo:font-family="'Arial Cyr'" style:font-style-name="Обычный" style:font-family-generic="swiss" fo:font-size="15pt"/>
    </style:style>
    <style:style style:name="Table" style:family="paragraph" style:parent-style-name="Caption" style:class="extra">
      <style:text-properties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normal" style:font-weight-asian="bold" style:font-weight-complex="bold"/>
    </style:style>
    <style:style style:name="подзаголовок" style:family="paragraph" style:default-outline-level="2" style:list-style-name="Основная_20_часть">
      <style:paragraph-properties fo:margin-top="0cm" fo:margin-bottom="0.21cm" style:contextual-spacing="false"/>
      <style:text-properties style:font-name="Arial Cyr1" fo:font-family="'Arial Cyr'" style:font-style-name="Обычный" style:font-family-generic="swiss"/>
    </style:style>
    <style:style style:name="содержание" style:family="paragraph" style:list-style-name="Содержание">
      <style:paragraph-properties fo:margin-left="0cm" fo:line-height="150%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Для_20_рисунков" style:display-name="Для рисунков" style:family="paragraph">
      <style:paragraph-properties fo:margin-top="0cm" fo:margin-bottom="0.63cm" style:contextual-spacing="false" fo:text-align="center" style:justify-single-word="false"/>
    </style:style>
    <style:style style:name="текст_20_для_20_заданий" style:display-name="текст для заданий" style:family="paragraph">
      <style:paragraph-properties fo:margin-top="0cm" fo:margin-bottom="0.21cm" style:contextual-spacing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ch2_5f_visualstudio" style:display-name="ch2_visualstudio" style:family="text" style:parent-style-name="_23_"/>
    <style:style style:name="_23_" style:display-name="#" style:family="text"/>
    <style:style style:name="ch2_5f_visualstudio.Keyword" style:display-name="ch2_visualstudio.Keyword" style:family="text" style:parent-style-name="ch2_5f_visualstudio">
      <style:text-properties fo:color="#0000ff" loext:opacity="100%"/>
    </style:style>
    <style:style style:name="ch2_5f_visualstudio.Keyword.Type" style:display-name="ch2_visualstudio.Keyword.Type" style:family="text" style:parent-style-name="ch2_5f_visualstudio.Keyword">
      <style:text-properties fo:color="#2b91af" loext:opacity="100%"/>
    </style:style>
    <style:style style:name="ch2_5f_visualstudio.Literal" style:display-name="ch2_visualstudio.Literal" style:family="text" style:parent-style-name="ch2_5f_visualstudio"/>
    <style:style style:name="ch2_5f_visualstudio.Literal.Number" style:display-name="ch2_visualstudio.Literal.Number" style:family="text" style:parent-style-name="ch2_5f_visualstudio.Literal"/>
    <style:style style:name="ch2_5f_visualstudio.Literal.Number.Integer" style:display-name="ch2_visualstudio.Literal.Number.Integer" style:family="text" style:parent-style-name="ch2_5f_visualstudio.Literal.Number"/>
    <style:style style:name="ch2_5f_visualstudio.Literal.String" style:display-name="ch2_visualstudio.Literal.String" style:family="text" style:parent-style-name="ch2_5f_visualstudio.Literal">
      <style:text-properties fo:color="#a31515" loext:opacity="100%"/>
    </style:style>
    <style:style style:name="ch2_5f_visualstudio.Name" style:display-name="ch2_visualstudio.Name" style:family="text" style:parent-style-name="ch2_5f_visualstudio"/>
    <style:style style:name="ch2_5f_visualstudio.Operator" style:display-name="ch2_visualstudio.Operator" style:family="text" style:parent-style-name="ch2_5f_visualstudio"/>
    <style:style style:name="ch2_5f_visualstudio.Punctuation" style:display-name="ch2_visualstudio.Punctuation" style:family="text" style:parent-style-name="ch2_5f_visualstudio"/>
    <style:style style:name="ch2_5f_visualstudio.Text" style:display-name="ch2_visualstudio.Text" style:family="text" style:parent-style-name="ch2_5f_visualstudio"/>
    <style:style style:name="ch2_5f_visualstudio.Text.Whitespace" style:display-name="ch2_visualstudio.Text.Whitespace" style:family="text" style:parent-style-name="ch2_5f_visualstudio.Text"/>
    <style:style style:name="ch2_5f_visualstudio.Name.Class" style:display-name="ch2_visualstudio.Name.Class" style:family="text" style:parent-style-name="ch2_5f_visualstudio.Name">
      <style:text-properties fo:color="#2b91af" loext:opacity="100%"/>
    </style:style>
    <style:style style:name="ch2_5f_visualstudio.Name.Function" style:display-name="ch2_visualstudio.Name.Function" style:family="text" style:parent-style-name="ch2_5f_visualstudio.Name"/>
    <style:style style:name="ch2_5f_visualstudio.Literal.String.Double" style:display-name="ch2_visualstudio.Literal.String.Double" style:family="text" style:parent-style-name="ch2_5f_visualstudio.Literal.String">
      <style:text-properties fo:color="#a31515" loext:opacity="100%"/>
    </style:style>
    <style:style style:name="ch2_5f_visualstudio.Name.Builtin" style:display-name="ch2_visualstudio.Name.Builtin" style:family="text" style:parent-style-name="ch2_5f_visualstudio.Name"/>
    <style:style style:name="ch2_5f_visualstudio.Literal.Number.Float" style:display-name="ch2_visualstudio.Literal.Number.Float" style:family="text" style:parent-style-name="ch2_5f_visualstudio.Literal.Number"/>
    <style:style style:name="ch2_5f_visualstudio.Literal.String.Char" style:display-name="ch2_visualstudio.Literal.String.Char" style:family="text" style:parent-style-name="ch2_5f_visualstudio.Literal.String">
      <style:text-properties fo:color="#a31515" loext:opacity="100%"/>
    </style:style>
    <style:style style:name="ch2_5f_visualstudio.Literal.String.Escape" style:display-name="ch2_visualstudio.Literal.String.Escape" style:family="text" style:parent-style-name="ch2_5f_visualstudio.Literal.String">
      <style:text-properties fo:color="#a31515" loext:opacity="100%"/>
    </style:style>
    <style:style style:name="Frame" style:family="graphic">
      <style:graphic-properties svg:width="0.041cm" fo:min-height="0.041cm" text:anchor-type="paragraph" svg:x="0cm" svg:y="0cm" fo:margin-left="0cm" fo:margin-right="0cm" fo:margin-top="0cm" fo:margin-bottom="0cm" style:wrap="none" style:vertical-pos="middle" style:vertical-rel="paragraph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для_20_картинок" style:display-name="для картинок" style:family="graphic" style:parent-style-name="Graphics">
      <style:graphic-properties svg:width="13.6cm" fo:min-width="80%" svg:height="5.383cm" fo:min-height="21%" text:anchor-type="as-char" svg:x="0cm" svg:y="0.21cm" fo:margin-top="0cm" fo:margin-bottom="0cm" style:protect="none" style:wrap="none" style:vertical-pos="bottom" style:vertical-rel="baseline" style:horizontal-pos="center" style:horizontal-rel="paragraph" fo:padding="0.049cm" fo:border="none" style:flow-with-text="false" draw:wrap-influence-on-position="once-concurrent" loext:allow-overlap="false" loext:rel-width-rel="paragraph" loext:rel-height-rel="paragraph" draw:textarea-vertical-align="top">
        <style:columns fo:column-count="1" fo:column-gap="0cm"/>
      </style:graphic-properties>
    </style:style>
    <style:style style:name="Контур" style:family="graphic" style:parent-style-name="для_20_картинок">
      <style:graphic-properties svg:width="13.6cm" fo:min-width="80%" svg:height="5.383cm" fo:min-height="21%" text:anchor-type="char" style:wrap="run-through" style:number-wrapped-paragraphs="no-limit" draw:opacity="0%" fo:padding="0.049cm" fo:border="0.06pt solid #000000" draw:wrap-influence-on-position="once-concurrent" loext:allow-overlap="true" loext:rel-width-rel="paragraph" loext:rel-height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</text:list-style>
    <text:list-style style:name="Содержание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Основная_20_часть" style:display-name="Основная часть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499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без_20_номера" style:display-name="без номера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с_20_номером" style:display-name="с номером" style:page-layout-name="Mpm9" draw:style-name="Mdp1">
      <style:header>
        <text:p text:style-name="MP1"><text:bookmark-start text:name="PageNumWizard_HEADER_с номером1"/><text:page-number text:select-page="current">12</text:page-number><text:bookmark-end text:name="PageNumWizard_HEADER_с номером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8T20:36:28.342000000</meta:creation-date>
    <dc:date>2025-12-17T10:53:33.768000000</dc:date>
    <meta:editing-duration>PT1H52M19S</meta:editing-duration>
    <meta:editing-cycles>15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341" meta:word-count="1620" meta:character-count="13693" meta:non-whitespace-character-count="11023"/>
  </office:meta>
</office:document-meta>
</file>